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account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bankId</text:p>
          </table:table-cell>
          <table:table-cell office:value-type="string">
            <text:p>name</text:p>
          </table:table-cell>
          <table:table-cell office:value-type="string">
            <text:p>color</text:p>
          </table:table-cell>
          <table:table-cell office:value-type="string">
            <text:p>type</text:p>
          </table:table-cell>
          <table:table-cell office:value-type="string">
            <text:p>number</text:p>
          </table:table-cell>
          <table:table-cell office:value-type="string">
            <text:p>visible</text:p>
          </table:table-cell>
          <table:table-cell office:value-type="string">
            <text:p>routing</text:p>
          </table:table-cell>
          <table:table-cell office:value-type="string">
            <text:p>key</text:p>
          </table:table-cell>
          <table:table-cell office:value-type="string">
            <text:p>icon</text:p>
          </table:table-cell>
          <table:table-cell office:value-type="string">
            <text:p>sortOrder</text:p>
          </table:table-cell>
          <table:table-cell office:value-type="string">
            <text:p>currencyCode</text:p>
          </table:table-cell>
        </table:table-row>
        <table:table-row>
          <table:table-cell office:value-type="string">
            <text:p>a625a7247b0fa36f856531307909a050c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0,<text:line-break/><text:tab/><text:tab/>q: {<text:line-break/><text:tab/><text:tab/><text:tab/>$set: {<text:line-break/><text:tab/><text:tab/><text:tab/><text:tab/>name: 'Citi Checking',<text:line-break/><text:tab/><text:tab/><text:tab/><text:tab/>type: 'CHECKING',<text:line-break/><text:tab/><text:tab/><text:tab/><text:tab/>color: '#bf4313',<text:line-break/><text:tab/><text:tab/><text:tab/><text:tab/>number: '',<text:line-break/><text:tab/><text:tab/><text:tab/><text:tab/>visible: true,<text:line-break/><text:tab/><text:tab/><text:tab/><text:tab/>routing: '',<text:line-break/><text:tab/><text:tab/><text:tab/><text:tab/>key: '',<text:line-break/><text:tab/><text:tab/><text:tab/><text:tab/>sortOrder: -1<text:line-break/><text:tab/><text:tab/><text:tab/>}<text:line-break/><text:tab/><text:tab/>}<text:line-break/><text:tab/>},<text:line-break/><text:tab/>{<text:line-break/><text:tab/><text:tab/>t: 1557846845517,<text:line-break/><text:tab/><text:tab/>q: {<text:line-break/><text:tab/><text:tab/><text:tab/>sortOrder: {<text:line-break/><text:tab/><text:tab/><text:tab/><text:tab/>$set: 0<text:line-break/><text:tab/><text:tab/><text:tab/>}<text:line-break/><text:tab/><text:tab/>}<text:line-break/><text:tab/>},<text:line-break/><text:tab/>{<text:line-break/><text:tab/><text:tab/>t: 1559679856927,<text:line-break/><text:tab/><text:tab/>q: {<text:line-break/><text:tab/><text:tab/><text:tab/>sortOrder: {<text:line-break/><text:tab/><text:tab/><text:tab/><text:tab/>$set: 1<text:line-break/><text:tab/><text:tab/><text:tab/>}<text:line-break/><text:tab/><text:tab/>}<text:line-break/><text:tab/>},<text:line-break/><text:tab/>{<text:line-break/><text:tab/><text:tab/>t: 1559680338637,<text:line-break/><text:tab/><text:tab/>q: {<text:line-break/><text:tab/><text:tab/><text:tab/>sortOrder: {<text:line-break/><text:tab/><text:tab/><text:tab/><text:tab/>$set: 2<text:line-break/><text:tab/><text:tab/><text:tab/>}<text:line-break/><text:tab/><text:tab/>}<text:line-break/><text:tab/>},<text:line-break/><text:tab/>{<text:line-break/><text:tab/><text:tab/>t: 1559680391486,<text:line-break/><text:tab/><text:tab/>q: {<text:line-break/><text:tab/><text:tab/><text:tab/>sortOrder: {<text:line-break/><text:tab/><text:tab/><text:tab/><text:tab/>$set: 2<text:line-break/><text:tab/><text:tab/><text:tab/>}<text:line-break/><text:tab/><text:tab/>}<text:line-break/><text:tab/>},<text:line-break/><text:tab/>{<text:line-break/><text:tab/><text:tab/>t: 1562818059048,<text:line-break/><text:tab/><text:tab/>q: {<text:line-break/><text:tab/><text:tab/><text:tab/>sortOrder: {<text:line-break/><text:tab/><text:tab/><text:tab/><text:tab/>$set: 2<text:line-break/><text:tab/><text:tab/><text:tab/>}<text:line-break/><text:tab/><text:tab/>}<text:line-break/><text:tab/>},<text:line-break/><text:tab/>{<text:line-break/><text:tab/><text:tab/>t: 1562818062988,<text:line-break/><text:tab/><text:tab/>q: {<text:line-break/><text:tab/><text:tab/><text:tab/>sortOrder: {<text:line-break/><text:tab/><text:tab/><text:tab/><text:tab/>$set: 1<text:line-break/><text:tab/><text:tab/><text:tab/>}<text:line-break/><text:tab/><text:tab/>}<text:line-break/><text:tab/>}<text:line-break/>]</text:p>
          </table:table-cell>
          <table:table-cell office:value-type="string">
            <text:p>a372cda0d53a2f9b0f4c46d0cd3136748</text:p>
          </table:table-cell>
          <table:table-cell office:value-type="string">
            <text:p>Citi Checking</text:p>
          </table:table-cell>
          <table:table-cell office:value-type="string">
            <text:p>#bf4313</text:p>
          </table:table-cell>
          <table:table-cell office:value-type="string">
            <text:p>CHECKING</text:p>
          </table:table-cell>
          <table:table-cell office:value-type="string">
            <text:p/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21e12447f9ea729b04757b372d282afb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0,<text:line-break/><text:tab/><text:tab/>q: {<text:line-break/><text:tab/><text:tab/><text:tab/>$set: {<text:line-break/><text:tab/><text:tab/><text:tab/><text:tab/>name: 'Citi Savings',<text:line-break/><text:tab/><text:tab/><text:tab/><text:tab/>type: 'SAVINGS',<text:line-break/><text:tab/><text:tab/><text:tab/><text:tab/>color: '#cce24f',<text:line-break/><text:tab/><text:tab/><text:tab/><text:tab/>number: '2345',<text:line-break/><text:tab/><text:tab/><text:tab/><text:tab/>visible: true,<text:line-break/><text:tab/><text:tab/><text:tab/><text:tab/>routing: '',<text:line-break/><text:tab/><text:tab/><text:tab/><text:tab/>key: '',<text:line-break/><text:tab/><text:tab/><text:tab/><text:tab/>sortOrder: -1<text:line-break/><text:tab/><text:tab/><text:tab/>}<text:line-break/><text:tab/><text:tab/>}<text:line-break/><text:tab/>},<text:line-break/><text:tab/>{<text:line-break/><text:tab/><text:tab/>t: 1557846845517,<text:line-break/><text:tab/><text:tab/>q: {<text:line-break/><text:tab/><text:tab/><text:tab/>sortOrder: {<text:line-break/><text:tab/><text:tab/><text:tab/><text:tab/>$set: 1<text:line-break/><text:tab/><text:tab/><text:tab/>}<text:line-break/><text:tab/><text:tab/>}<text:line-break/><text:tab/>},<text:line-break/><text:tab/>{<text:line-break/><text:tab/><text:tab/>t: 1559679856927,<text:line-break/><text:tab/><text:tab/>q: {<text:line-break/><text:tab/><text:tab/><text:tab/>sortOrder: {<text:line-break/><text:tab/><text:tab/><text:tab/><text:tab/>$set: 0<text:line-break/><text:tab/><text:tab/><text:tab/>}<text:line-break/><text:tab/><text:tab/>}<text:line-break/><text:tab/>},<text:line-break/><text:tab/>{<text:line-break/><text:tab/><text:tab/>t: 1559680338637,<text:line-break/><text:tab/><text:tab/>q: {<text:line-break/><text:tab/><text:tab/><text:tab/>sortOrder: {<text:line-break/><text:tab/><text:tab/><text:tab/><text:tab/>$set: 0<text:line-break/><text:tab/><text:tab/><text:tab/>}<text:line-break/><text:tab/><text:tab/>}<text:line-break/><text:tab/>},<text:line-break/><text:tab/>{<text:line-break/><text:tab/><text:tab/>t: 1559680391486,<text:line-break/><text:tab/><text:tab/>q: {<text:line-break/><text:tab/><text:tab/><text:tab/>sortOrder: {<text:line-break/><text:tab/><text:tab/><text:tab/><text:tab/>$set: 1<text:line-break/><text:tab/><text:tab/><text:tab/>}<text:line-break/><text:tab/><text:tab/>}<text:line-break/><text:tab/>},<text:line-break/><text:tab/>{<text:line-break/><text:tab/><text:tab/>t: 1562818059048,<text:line-break/><text:tab/><text:tab/>q: {<text:line-break/><text:tab/><text:tab/><text:tab/>sortOrder: {<text:line-break/><text:tab/><text:tab/><text:tab/><text:tab/>$set: 0<text:line-break/><text:tab/><text:tab/><text:tab/>}<text:line-break/><text:tab/><text:tab/>}<text:line-break/><text:tab/>},<text:line-break/><text:tab/>{<text:line-break/><text:tab/><text:tab/>t: 1562818062988,<text:line-break/><text:tab/><text:tab/>q: {<text:line-break/><text:tab/><text:tab/><text:tab/>sortOrder: {<text:line-break/><text:tab/><text:tab/><text:tab/><text:tab/>$set: 0<text:line-break/><text:tab/><text:tab/><text:tab/>}<text:line-break/><text:tab/><text:tab/>}<text:line-break/><text:tab/>}<text:line-break/>]</text:p>
          </table:table-cell>
          <table:table-cell office:value-type="string">
            <text:p>a372cda0d53a2f9b0f4c46d0cd3136748</text:p>
          </table:table-cell>
          <table:table-cell office:value-type="string">
            <text:p>Citi Savings</text:p>
          </table:table-cell>
          <table:table-cell office:value-type="string">
            <text:p>#cce24f</text:p>
          </table:table-cell>
          <table:table-cell office:value-type="string">
            <text:p>SAVINGS</text:p>
          </table:table-cell>
          <table:table-cell office:value-type="string">
            <text:p>2345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30cdcfe7d083e8e4470e63f61c782928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0,<text:line-break/><text:tab/><text:tab/>q: {<text:line-break/><text:tab/><text:tab/><text:tab/>$set: {<text:line-break/><text:tab/><text:tab/><text:tab/><text:tab/>name: 'Citi Credit',<text:line-break/><text:tab/><text:tab/><text:tab/><text:tab/>type: 'CREDITCARD',<text:line-break/><text:tab/><text:tab/><text:tab/><text:tab/>color: '#f7c327',<text:line-break/><text:tab/><text:tab/><text:tab/><text:tab/>number: '654',<text:line-break/><text:tab/><text:tab/><text:tab/><text:tab/>visible: true,<text:line-break/><text:tab/><text:tab/><text:tab/><text:tab/>routing: '',<text:line-break/><text:tab/><text:tab/><text:tab/><text:tab/>key: '',<text:line-break/><text:tab/><text:tab/><text:tab/><text:tab/>sortOrder: -1<text:line-break/><text:tab/><text:tab/><text:tab/>}<text:line-break/><text:tab/><text:tab/>}<text:line-break/><text:tab/>},<text:line-break/><text:tab/>{<text:line-break/><text:tab/><text:tab/>t: 1557846845517,<text:line-break/><text:tab/><text:tab/>q: {<text:line-break/><text:tab/><text:tab/><text:tab/>sortOrder: {<text:line-break/><text:tab/><text:tab/><text:tab/><text:tab/>$set: 2<text:line-break/><text:tab/><text:tab/><text:tab/>}<text:line-break/><text:tab/><text:tab/>}<text:line-break/><text:tab/>},<text:line-break/><text:tab/>{<text:line-break/><text:tab/><text:tab/>t: 1559679856927,<text:line-break/><text:tab/><text:tab/>q: {<text:line-break/><text:tab/><text:tab/><text:tab/>sortOrder: {<text:line-break/><text:tab/><text:tab/><text:tab/><text:tab/>$set: 2<text:line-break/><text:tab/><text:tab/><text:tab/>}<text:line-break/><text:tab/><text:tab/>}<text:line-break/><text:tab/>},<text:line-break/><text:tab/>{<text:line-break/><text:tab/><text:tab/>t: 1559680338637,<text:line-break/><text:tab/><text:tab/>q: {<text:line-break/><text:tab/><text:tab/><text:tab/>sortOrder: {<text:line-break/><text:tab/><text:tab/><text:tab/><text:tab/>$set: 1<text:line-break/><text:tab/><text:tab/><text:tab/>}<text:line-break/><text:tab/><text:tab/>}<text:line-break/><text:tab/>},<text:line-break/><text:tab/>{<text:line-break/><text:tab/><text:tab/>t: 1559680391486,<text:line-break/><text:tab/><text:tab/>q: {<text:line-break/><text:tab/><text:tab/><text:tab/>sortOrder: {<text:line-break/><text:tab/><text:tab/><text:tab/><text:tab/>$set: 0<text:line-break/><text:tab/><text:tab/><text:tab/>}<text:line-break/><text:tab/><text:tab/>}<text:line-break/><text:tab/>},<text:line-break/><text:tab/>{<text:line-break/><text:tab/><text:tab/>t: 1562818059048,<text:line-break/><text:tab/><text:tab/>q: {<text:line-break/><text:tab/><text:tab/><text:tab/>sortOrder: {<text:line-break/><text:tab/><text:tab/><text:tab/><text:tab/>$set: 1<text:line-break/><text:tab/><text:tab/><text:tab/>}<text:line-break/><text:tab/><text:tab/>}<text:line-break/><text:tab/>},<text:line-break/><text:tab/>{<text:line-break/><text:tab/><text:tab/>t: 1562818062988,<text:line-break/><text:tab/><text:tab/>q: {<text:line-break/><text:tab/><text:tab/><text:tab/>sortOrder: {<text:line-break/><text:tab/><text:tab/><text:tab/><text:tab/>$set: 2<text:line-break/><text:tab/><text:tab/><text:tab/>}<text:line-break/><text:tab/><text:tab/>}<text:line-break/><text:tab/>}<text:line-break/>]</text:p>
          </table:table-cell>
          <table:table-cell office:value-type="string">
            <text:p>a372cda0d53a2f9b0f4c46d0cd3136748</text:p>
          </table:table-cell>
          <table:table-cell office:value-type="string">
            <text:p>Citi Credit</text:p>
          </table:table-cell>
          <table:table-cell office:value-type="string">
            <text:p>#f7c327</text:p>
          </table:table-cell>
          <table:table-cell office:value-type="string">
            <text:p>CREDITCARD</text:p>
          </table:table-cell>
          <table:table-cell office:value-type="string">
            <text:p>654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c847f98eacb81553facf199013ce4446</text:p>
          </table:table-cell>
          <table:table-cell office:value-type="float" office:value="0">
            <text:p>0</text:p>
          </table:table-cell>
          <table:table-cell office:value-type="string">
            <text:p>NJvXjqzQlmV/pXS637gtIPC3VA/4wHvbTwTee1uqfy9O3e6UMgOBMHvvteYcM5P8v//5Z/vzT+gff+Y///zPP/97zbe/n0PS53/++YetkjX/N3bJs3r7NzZZsj//+LPd0/8c+vKsIuniuycdu3F5d/2vjIQyDH33DHv/y//uerePeq1/3XvKtuz5P/4s477VQ/mvY21+/2tjHZfNWLK/5/wf+B9/6nQc/nUg3ZclH9KbHbO/d/Uc7s9//dd//eN/HhrG8A+FERj5QRHq/w3gX2f+/4H8yZIt+WfdJ2UOTkP572edbdV/wBD071Vel9X2Hzjy7793iDj6j9pnDPuEFLEc6fdLd7yK98p3q7DeHzzJ0tL7yWIcZfHvRknzHW/5NjoYNxX8tG0P225bUPPWH67PMUvCt+ir2cxXmttZEX7JEnr9svjqBVUALjaEn4JABoEniLrcWHBNiX0/jBDMrP8jSTvwbqt7Wt1v3cDyf8V+BEVifSIWASWu1J4UAC4Kv55A/UnEOZcKwj1R75Ut31VRoJPfST4TGZWUVo1tmjp5pnXoMpNh32r8WBrwr1CyMyiD7FWVf4fJsayocbjhw7KlLm3Cfh3CrYhh/Yb08zMwElAB/xQxgIoqWuKklu+VuNBXPqloRhEFljkrui8wkZab2Xbb6rKMKVQlJTUPttSllusym0rxO8/U2zV8DfN5uySX8xa9kzCj2Txxo08X7P6CWVPmHdjNlzUx7xxb1XQjyxTaVT7QosVYW0saBgUqnXV/Mwa5CVFTHo1vMQw8ekB27K88GpbqGZ2bXbU5Q4Ijxlc+WraVCunJ0/L5dfqjyBkrJib8rpOQxD1Z+U0Rtgu8bZehQ6brryoIiIiXwvuARLmj2EFND7gQKxITUJGn4LqAO/vd5ygsgPUAyaIosgzE9JMghiMXljsP1tJuTzpYSpor2VBzZOv0ytGUzoApQt/UnR7nlXFgb6kMRp4JxKeiPW/lG2NwWAdgvjgYcvBG/fAtK4zimB0cBBOzO38B8tsaQaRPMerjgeEy785YaM7SYsEqVJNbxqYvB43L86FRN3WGtN5JsICgo3V6SqpsC5VlmmUY2uadsZJKabTpXkjEMYhWVAec9xwze55a5Ganhh+YXFxM0WjNGif7ygWJs7x2UuSe0aikrQVxBIFvBYO+YQwPN9hoGLFaUUoMo2J2X+Dv1cDLsRlOnEDjrRui/k0Cn0tld1TnJlvXIANNmken9TnjlJ+k47qbzWZbSUJ0r5Lm0Ox2CwXBLybGcDcz0tJh7u8i0Khjv9lIMw5LUeOy316kxazscQ7DijzCQHRXSZEjm5CPqjdYXfTCM7j6zauVc80xZbFh1G3yEEaPB5pq9qGqcIeTKwHwghsZGeGiOGL7IxT7dozhbAy4flSGVDF7bE59DuVE4JlKD8IIiJlbmsIF99RHk44HhZ+GMgLZDJXfFZ9lFDUQpECoMi/yfcZawDBNpLgv+ka+4kIzLr0eP9d1fsj+SPuCWDevS1cZQCsv7QyLXXvMSGSRdRVeGPsG+xQJOFsBHMnCUXmJdMN0yJsGT3QkQa3N24L6hLK3xzulwEVwbMkJ5NbsCwyuqVDCATTDKzXpAp3YrBQ0N9sjiecQSJZlV63JpLg8FUaJyuMsMBwrJRpJsynEop7qoLLRQW+5PsQk4o0llyh7g4UCcRR9vP1nOhMrfSvnR3MItNBzZtPuvF8zWEvGSkO9IktlAT4Szxgqz2+HUPW3TmJyKlMgE3ufTHEqLq5nqgR9+E6Fb3JaGHqNcklDJYIpquhBVjEWI5i4YUeuPgd2LV8oCouiWBr9GJGt2eLVVBmm/VnrSzmpTJalew3wfOOsNqDBPw3X0k7iSJMqMuVE17lXOXy/GmIQGeUq6NIgndAA8ifjm4AsWtS6oMrWpHJ652xX0WV6We4kbiaBGo3AIXK7d9lK3RnhDq4WolzMV83TIcZEIDKaHJBxmqEJPK6irVqzWfFbClS8/4aPDyrhTfBDIbcaGFYMe7GDXuMdz9kw68EtsbnMAJAkSOFDASSBWRQWb5P0RXg0LjF1ytto7jk25CBeD5Uy69OQoY7s9/zmAWDqx3GEQwgiSQKk4Rov7vcXb4c1zS3SjocP+xBhCgphpMc4OunVPmXpchEWXXE5Amhx+MHi6Pl+mxZOuaFokqPEasaZ6gTyFGYxGXy7I14yy8KvbbxP2/H4ORQ8MGKURd8fWpEhpRO2JkM1iWaMuLIG/RVi3a8sxkveKuQR0QEU0vH5utWxH9CK49rY4/5cqnNyyjzDQofP5RavZT4ltm0zgvDJcl6RPSOq4kf03AkVOAXrqy7qxLyfxl8R9kd09NFdJVK7Z0lMq65W+MGpXK+BD4loLrgLAtXzXceSbjsu38S6Y0hKm3Sz5eEy7nUtHlmxfbxBAuqo1Cm7BCn6FRwSassWpRya9aeY6WuPTkQvSkOdGFPeexqGDKro+yloaJD83TQLMq7iRuspL+ZpoWDA5HddQvoazEppeEFJbmgQwcEDOMJOmC5kK9lmu8QxAZc62ejMWafQEU095qdHFYLIVJ4qSSjqKMxPaJ33Ez/wEv5ke1VIDY7D/P0ods4CAcIsQAUxQaQSPuDE21zQUeYkf109/N51368lJE8dKzdpOMu4nDPqAuogQK7v+QdEtmmFmpyESI4qzPcCxKLgLxUzkqc2yYl9b/ilhHTL+qR+bx/2w2AX4oe+IkFEA2WMJBHWjMKNhVhFqwptNEmTfWCyL/il8+rn6cNj2L7b1k+W+FJ4pDZsrYfxMSKzLFGZRTf59QPvNuUhlQM+vEW+9NSrTbNMv54cRhFW3UlsBw8x8PD5vblc0SQeumWjEkZxqIg9R8uw742CjQMBUlJEYZMe/AWlN38EkZWmmLO0Quh4R5gc3MtZS15ePERAOl5MBnWStF4f/XQqKvq40GTi2jCPzc8LpZW2+5HnVvlLmik+fK9G5Ik9spj2dzGnIOlSJ3mgOTnFxGaP77ufMn5Gky5/sbRogoeM/S55AMI6T+y9UHFVRCy5ChDDys0RYrIzBiM12XdNKBcvIiQE3Vt9FTnr/HmCkV3CrVUeLmJ/LQEFzZLqCbaMYOIUBJnXeUa+a3JX6SsfZCLSueBxXuihOA/c3rXVwwJMH5eCRKzkEvI0r3kKztAzhU7cY1XiwpoDSWiBQMCUkYPYzxwekaOVMwsz/Hme07VDYLEDC/kX5cVxfZaHIAMDR8XWprXku9fn52ruPojitOG1jibUn9ueZeUT05edJ2q2VaszFc+yNptpWvZp2mpLmz1IVtspzyYqUa/YYWElbdtiKMsBU8d1FckaFuEwGpheBIap3z64En0HLZwe6KYREo1RXriun5WSwIVcEHF7GUAU6v3e6R3m5OMjNz9FfpxNqUQwOtu1qOo1rx69pad44/gtbaMWKK/vJKk8QHZD6kR5X5s1v2xu/G2oknb5zwr3vcMOUsKs1uxRcufFQXhKnEgCs2XL6eQE5i1WHeZprY87nJo5GPz9VhuOeSl9McJol2WspnBrs/Wpa7U8zV/jkq6wk+Z1/pB1UXV0FAhgQpExccZoFhKDy4zV63e9vnXDrNvZI6QM+mAqMaHlh/4kATmdZtfxv7VJKcB0hlVYH5yOMqq2ftU5WsZl+dmLR4zooyUvSPX8jcev4nZ3OmQUgZwOCICDCe5bcZiajTLlh4lDKGE9HIEQmB9KDJUAgDJ+IICHR1GEOgn+TjY9TS3+0HzG03aWwfOJ1R4/uN/Ra5HXXy4URkEpcX0LDpNBHzBn9LEyoDhVaqqpcqbE9ZYmiaxOS8XMuMprHzC4ZD+hECYvtEa43cfqMoQsyX9wNuHRsk8itOq9pM9Y6nXo/fEnzTLNpPfcOmIlp4Vky/PQBjLo3VpdZnFk6XIiT/LYQNWw11ZH4ZKwHIRJR8UgIP+OsxSJ1Xl55Wl9dYVqpGk6DcpI+XGsWfdh8Xqkx+7xG7xH+563KrqYxvvDs/yVNQvNabZUqgq6fByK6cd2Eq1BaUaVjb3n0GJZSKN6LCvuVJzSvWGnpHsxzraWiLnGX5VjlcpvOFoupoll7r92O6geN9wM1J9EpXUEpMzLh9/bKsReEBXorlxVGadrWbZHm1UFXmnmtDWEKzzwQyxU3WHOzWoUwRmdYBnkycoIG/jAj1ghCWITlGFkYFxsaIqWwXIpZTMX/ZMqqP6iTptpNWbPB0Mtw3dqvm8IognCXqpNdKCv/5CvbmC8qyiu3xpa6bKDMQdFBks/wUStRs61+ZlztaYCBGmaJgvrAwRgCiHfRMysAQrg3Bi91QuiNwDsIEkehWF2AImsvUVCdMwbYVqbl1t3IzIF/ku+7GRSyHjXdinvMaHZc6ZcGN3BheSC7CnY8mUpDDcbEoSULk2j8+FOg93TvbpdrpbSUZncj1uxAmsjOX3QTQKxvNZeuulHfGBx8uSdVTS1K27Ts93lYxs0BsPbxiHQ6PLiyuuzbzxkYd4xRMkT25dmeo7pIwMvhS/jlSRtniSDfno3vhyssis0pBnobelB712Xc1/HELsKTBuCrc1tEMjfysSOpRAD0/ISKlv21LMifRnh1xsBrFhjXvOiytGOD/dxLYZ2WsdWa+73mdURZdn3rlLeR3Vt1R6rCc9atou4zdbAaD95TPJrG6pt0zBXfoTPHE90H8lftjUs8c6FPCqQ7/wkvp7Vhj47Hyas3ziKzI/Ss6VDYTrDB+nJ0rnGC05TwSVe8tFlbZrwtXHGIV+GRT/yav3MxnAEBuvovm7qqtwUH/5pzompPSioTYfS3XbV6m1nC6WicEJrR5KIUER3LqIVCRWdFISuF/QEKCeZeWZlc3gwIExpI7E+WrqiwtIVX2vl/U9oGnlKt3ElYGvHGfK8vLQajI8FLDUHUL8pPb7+BlMvnsEgNSAmmzhzFWy50TwnYGgFOoA4hVAflUTRnYBHJ6EYNRjzB/tM+hOOnzojMKJOvp0QO0kObK0RpMLGFeZVLffR/urPbT7Aj2znRvM21mmUeO7YyZo3vj7jzYl9o19e8ORdBik9IarQS/r01ZtS9RgDEUZz1z4hlUIArsrO1JCcW1i44JS/EUgVoJP6YtFNB3T1cIU17RxkMHUVEkTCTR1m206h8tNr4iJXwmxQpk/B4cN5nlD8Hd6xoJqpj7/j4xXiDj1owbnwoInOME3yLHvBRV6gssS0QHW0NjFVmyrYoHbVK8Wab8a1C/y+DREwLRmV36E34Q/7ZiZPnySBXeAgdeImdkn6UKgMbbedePTfVmOYPmIHquMrHALDuqS36Vs3+uae6NsjR/NlAUpwvHHlXc76GsKYrJ3s3h4+90ZyEJukJUuGt3hhHscOgtwBrtBxIBxBm+wK0VWugU8lECBsgeYGZbDAIhUqBxw78cFoWYhBboqtesgJRfDUnyuplPF7sVKuCAxE21l21nK8W1mrA1fl71kTNFhXgaDtrXqkOqx7tM23GdbdWz7ypTUf4jJ1rYyf6l/QofXBRlNjuoxGlQVlpkO+l2aqPy4yjuTAA8SoS4JMCD7c6PYnWnLxA5NSwJxYtEe7wpdKWr9Oa/tYVyd8nQql1TV3PH1bwdegjB61qiOWW9ByN56DxPmhjh6Fc6Xw8UB/pR9dA7d7IwQ1xloyv0x7XUcEqLZ1AgTSwhh9eJ4ViCdF67EyxYtcHExtqVbaTdmVOXTpaUW/xRglyRFsneWlyF/zow4CZx88WvkZUIQuyZ/NUZrqIXdVLg8hdeaXSNrszpHfw/W6mxB5l5XoSPYc2R0lJH3ogefXueat05iqSQIDzABfYgQbWP4Q1HqS6YmTPlcwQ/g+/I8ACSQzZyfZ5oQqzi6hfXHy7TeUW0pbCp5OSyfYXO2+/ciukZDvr5VIQRNm7A02sSWYcoQp05sJTmmH4YWCiO+7iGDjapsHk33oUR4dvSr6Krb7m49p74G+YY8ZUo97UoOzY3Rda8/EPUekCeQDXaV1MCrltQfEjs+EmOy2o+k2t520Cgso3gl+hM3rxptfJVQXy4mm8HqIo9ABb/EcL5VcwYtlJqU3UdaCIiMkdCkHI0tIQ8TDNGSsrmk8qawOpkvN7PeuQJse7E0/po+BYK7hy2ptDCENMbKg9eSxlpXNID2yzqKN/bdWHqTOCsMyl46P2Xk68YhqT9trmOF4yu9UVKMMvmVRBk6K/upbciYs8L8OikiE1Dq38ik0umZT7xUd5Yt1EpTEY3h70nCQc5HhJXXzu/s3ms43pzJIm/GBSmHDQFxirdu5GjYr+ash+PwhFG61zDxf0p5aHNCWauKodd0wchyYqRwlmkhbVsBSc49RaLiC+T6pJlhTIQIyw6mB9dFQB0j87NBbnpKM6eX6ynaslZG6crskv46Z0canYN9Lf9ND06ahac/ZhkeiX4Y6E+nw1RLDBvyPji8dFXdK9C3Ssi9F9/pLHFLZRk72hBCG3LSTx4xF+xxPV3vFK2zMC4zZ9rOVpBPkRvXjeCrVOj4rDqZj1N3VAH47QeJpCpY0axrbdW8YYca0dviDzaBEKhmef5/3y0dNF0HpCD3npcCiZPtvP70UH8ksfnjLt9eT8c1yi6S0bETNoOQNkZPEJnzHXBLKlTPqwTaX7FXoiuO8ZyZlRr+8e8j6LiRtUzqhOTicTZ80LBx5vmj4cEHDfFA8T7cf2pVqujquul1abMvFlly2HJtSUiKPIKpmF0AE3JO+lqoEw1ep2bAlQ3kTexsw8lLfR7f4kUVyvDiAflSNGf1Cg0tQwcmQk/XSneGGsZLxF365SHRdEsz0pUcvpKZjcRcTw9pdETDdORApsDNq31xt6WoSYD/ElfFZY+Of0JXYkVfS8zOGkz88VQgWYniAIVaAMxueQpHn4eZDQFiYEWaM6Wc85BI2HI49C/sQnYJ3aUdQCy5ZJIwvAUdsE52c4IaH5/pywU86vg90wPuCshQLsQoKI29SQ57vyfGPFmSeHiLmWLKNaqOT3mOsbFuk13EuxhxteXVBnhgPjX7wMHFKhR2Qxjb5q4xIUBnXhmKSppCNB72sl7t7iJ9VlFKq+dfWPhjoAm/R1uweaKYGHT1XVa+2Hx/rsxZWZO+LzLVlGml0vw1w5TYIYXIozIDvWngYMpNT34uhPoyDs5VcrSj62z0aN5Bv22z63MA8H+lWn9xko/i144y0Y88IW+t8F3Ix58XpAzRqXnvBgIxvbSvUr52uIPj+tp9P920aK7yV0LKatCRwmbI2Jt03iPE7ihxYH9YZOs8u+vITzlAM31NysvgO+402KutRcJRfrFGwg3H19ddn1xFz2hUBih9NDwkhaxp2p9h++u+FgKLxFT10/sEkppM6J+gW2/AOX2k0KzHHm8sLGxPL24J8RhhsMh9+z/WpN/C9jgSTA0gWINoTFAV9YWLJEJL9lfKoK6t8np6u4Gw+lhzt7b8ov5MMEaBV8x/Mid55rPTU1fv0nae4w0IzL/3flA1gyE0nM+EdwohywGjiizn8q4V7Jh2BN/9sRnRYp6OcFjSUG50ka4C0NT2K8ZJGKGQSutFLFKUYSstTLvBXH7T7niZCv476KsIRYQVuiPX3atJ0Xhe9wqiOfKyL5LY6BafXC/kEaKCHWecMiZM6Snw3eA7L0tIPK2/QPKzxX+uNbuaJ8E1pNsk1je/65Csm2pvnnLgS+QAzvEUkOU/YSNg2V7UCgxq+Ja/Qzh+qtK14HfONSadsoosLtU+6lWodnUK1+mRtuFyJOANaPTmzmNFv8PK3j6ghZwnhwscfqSaVDCB68dzEicHlngkjnsc3vxWyDmuWNnkgpsiSE+aZUT8NvKrS5FzafavWySb4s3EKy0yTqD2iBEuYGYTZ4B8dcepZ/k7FEJa1Krgzkz44pA4OrEnTp92LKlLu1fNnV0M+X/iZPAKFkgplrB1rGTD4YTRUpZdoNd1y52m9Zrs5Su1Q2etWwABAX6kH+JyUGmfrUGyKGKj3MmvrIBJOWzGEq03wbYeuDOQ8zOJh1BGbl2v3lUCvSyJn8uOZnmxH8CRKJNwq4WIZLTDWqkb+cuigwtJp/HKiBvIv/7KXUGU99X2EfRsZ58iowqZz4ml3DYLlQdUG7Q7apVrgxROqOdp/xkwrKFLLEj32YbiNcCdYOnkihuiqbhxiIeAqu2LSySHyW8+vg1sFEkDTkeZGy0upoQZQYudXPBLvkbALXS8yPfx6+tclM/6TvBzWRgIYVn1fdVRYfjzEnHUJ4kw1CGlEhfZ82d0fOUILAbCK5aud+82ZQWvUveV4gpKJUl2p0CzedfkWr9Lj54f+/j58OnzQY/s+YgeFUaCMnDgrG5vzyuRbVjOOkfeNcutjq138/WX6ByLbH0eCZAbH6JJ9hRIIKzL/qBJdMtJrchzDdJ/O25ZfwtASGpQvmLnUNOrVpSYuPo24HaLOvZF6NMZOfsF0P+7FR6ICHY0G9qVBz/1+nzvGcmYlmpbmFZleZmhZKQeH5TkdrZFhRcz9ezuMKqOKdqtxlsaRFW2t0QQxnhnlfRrW0EamzuhX/oN7XCcDOiRG4l+wc17NNk9eq0cSDJza6q7A6z7l2ecRXzM8FndH3WjfWjN9CfVqkjkntvQeU5HhD/AlytLO26CEDnMo2eQOPsWdk/1pzW1GCHJ5JVbDlq0atTldu1zcUN0nuKfD5bcMN0mmTCmZgXiZbYnESRwX1dqqxwWQntqHG787G1hXc7+XsG5kE6SexTTCMx+nzvoet3tmgx9URoFEtkg490dzI7iX0VsEO9fYv++3frdjts6V6IHLYMe1rORscwGydz7YXOJMRPGlA81gjOnp+NWb4c7ONxG94B9XcCWSFoKG5FLt/XbpWd+13C85n/B1n7hQcp649ELeU1dIh57a5QIe4x+ijLZVX/FB01/VrSWIj4N53GuqPjMkRguAIgD9iuGhnNeaC5AlfjT6DA9VEhpJCF+waVhG+VnIxPMSw9cjTkwbfJ6MNLPSaifovMznqNux8hkTnxkPyPNGSKpmzNN0+j7CwNpX74VGlhHtcPpIyaeDSkUvdCx0WRSy+BAoYWlep/hXiiMAB6T2DehVRZb7Gz4hv/FvKHozxde5p9mZR197yE8taGLsJrVIpZ8F+Sk7Sca6uKN+OIvxWlruZ1v8/c2e4Qxl3knmiSAsUMTFmqIJe3rOrSwleJ2Pozr2tNfrNGZfU+MrgE8C+/5zvPwpiShopFMrhQXp92cRV4efEn1pe1N1Jy3ZY6oHKL9lb7RDwlAW4Bt1yIufLY3FRgdtq0lRe/DOyzkSWZiJE2btgRNrui+6nzFbKHuLDfbdcX3MIL33gu2oqDNfRU+P97YudVVr7fFXTP+GfVLy2M8UJOKvooVoEDOX3fuKNeevJ2pbhansB44J/eDw2a+SMJjwN92xHleuq7w/fCh5Sm2rb8Sm+XplXjepAtdXt/Lt9f4XVorLc4rCSvmm0OJo0FX9iHpMvqnJBPyYckttJLH91p2fi26HfvSiOalrR0k3SAkEGeAvNKLQ/dPm4Kfmmkd0dEJmr0Ex0H0FGyBr2yJjEeM2csNTriQqNuO2YMK6gssgO+9AykoLiyWMn7PR3U8SxgdBsPCtZLgqc1nOcR4sWHicJT/JpCsLdrrOGwpSgJ60/3AXWeudJ8NaEs30vK9NZ/TcW7rKaxyWQi4lfTb98EytqaVRNNq8Y4kMXmk48ayOtYSj8obkSXVFKYVdKxpvrxmfzRYjTzmJlmn4+txuaGh8T+93KfKncJ5RVdx4sbEkqcScz4tD3tcGvze5fdaoqt36Vae8n+x6qqtXeqEacnDMfqtegG6KZWgPLZlxt1qV6NrwWRXOma3SMrSfABORElutNRsvtbwyuMatVabuWr24hpCKWMgVP+IPXUNHrnMFp5j7jd1EdaddwjND0OkSwsv60OQnzj0kGKmfwHtzJquu4FryV1VXCzemT3OKgqX8CsmXG2oBIVmq1rXY76ll9h5jIqBv42jAWJLNjEQC1qoS3UOSwb3zfl906EZtdtp9H6dnqdl1nixgVnzhXc72Bj0+g/JnEJS2VuXMcbDMnz5NCpnPfkXtbH1we7jgAfl20VrowBPiIhn8dreZmSbo3lXVFIqRTNVB+UI8LEiC0fvwUPrayXGn1RXqmdf6r/cxykMc67A9dB1h+dFVF6yfytu5mEACKd5EiEiarrmZw4lOst9z6krKVp4t5p/NSlm+m63QcM97jk65UO9Jh9/7ApazKT4un9Wce1qgpSz+2wR4KObZmBo0mKZejGN14Q408eliSPYykxixMlDS1qzgafXZUpj8JX9iV6X+rOi6EWjh8HluC7ZExzrxR9Ev662Bm6Woz5kom72uKbP+fLnjREuQ2dRci+qzXgkxe/1UWgg1bpvRpaqzOrSzVBzUz6uANbk/JzisozImqcUHFrCS8hD6C7e9SO15E74YMLOSNu8KLHJrmlXXAgZFEO8YVAXT1HCWMlfgh2JEgk2ns31SgBKFpiYhMh2R8VFwd97B3a5pUmsq2td8LeYucicotLwOP+iH3o0bLUlFNfR5KHpjdGjV7jwUeCoAm+ydNmTF9T5rEmL9ScXQ5/eb7gWFPRHDEAkif0Ow0pU7i5/Djcrxc2016WcA9kh914NO1bY+f901a6fD2H53iHnSVHjB6MhJk6QeEzLdHI3Cbs+OJV91LwFADC5SZJYvM5JOtfw+GNnLyBl1dkG5agdunMuEf6dCL8cq8kMrreQyO4UXRDPL0Hu6L2+/i8ldjmnyIWq3/IZIliUMTn4CevOwzpxv5pl3sv787I1Rn++liLMkyVJOp/RjL0G/uTa9PK3s0NeLmbY3mtPvO5/EFo/PTv/6ZF78JLyfmWLtk1+tipa1YQAM31JGFSLrRzC4Ehs6n4L59JOwjemN8mIbmy6xnooaSewf4sWWvLPx7r7NjmBEgSUFvoTYsGdzcCnpvLn5do3TvC7orulZoBbpoFar4t0qmlPuS8fm9E1gqVJJaWR3wMPoxhetmQJhniEf14fi4F06kLAIh+VNy/EXJdOPggDHSVUqsH1SJTzOqL1r6vmEdCUIGHp+HmkhuKn9TDn1KF+95wQjNuMexLGFnF0OyQzjh+yiiD1Arum2SQ1hMnK1aRwAxYbH3j+/4y7DB0fC5QiyRJ2QYWOn00nHpcYzt1iG6BX6kpNHJBcUxfo+uSDicNpdKJTNS950P9Xi0JHHeJ1vVl6SLCGrIGky5n7zs8xy8T2Bz9zpLinz+fnuswyX3uRKM0y5ycKRaxqSwJYNJxcaiJKkjl3IeHQZHzaj4RVSnag4dYmBId/og6hREhtAWbdr7GQnC08eLRD+1LfAwN+fKbtCcxA8QnOvw7MsvUbxy+35JHS/abDX1YV44nCRPTqrFk2zNO14NuPLBhcQwoJ/UFu9cbLuWysBzcR7sb+KKxxBPH2sisNoEybnUniNsIt9clsgtzZyuwUTB7P8WYyUTkYLPF0C0VAd85Gr0DR0dKd0bx3YFg/C+N0+F9qH+4q48uFsNCff3vOrafkwsc5wap+sKB57Totd6z3Ktx3f9hSt6JNCugZl61NMGTd9l0AVoy9dVTD8yF918wydi1NTThfS9L8weMirnYO6uGpPUEgfBEcLzRHtLldIPJn9RZuRwP0NCsQl/J7OKXK+yfEJ0R9UyCI2Wgd6HaaNVDmMxQa/bMO+FiTIHcNkhG6bAc1z6NCRPdpdBm+4NOfCLhNLUC94dDLv5jOmgu0z/a54ekXrcxB4qrgwB+F3bnKjNb/xRFUmW2qlBdY5+d5nI1BzY3T7GBfg5UMe6icdriQoc0i7zOkZ5VgqeS7Fl74J1LmDQDtBftnWfWbGQZqqiHNK5XDBEZSRxtk4G/hnJeB1O9OQvA3yxyDFrn6EVoXSRto0uMzfUp3X5bvsaAAhFcArZ0BE9U4mPO5vjafOL+K22+K5Djv82MRl6xva6PUB1A5d+9jETvRnF2xiWjbPCL47PV5FL2Hq+NkUXxD/QwGPbk0fX885udZeLgTsXrectMntaihuEtpHKwi7YTSujK+422u8GAh/WeP6AakBhH3H5YsXLtN6rE0zNIQnVVNGuveHFL8iwv+2Is93T+M+vwZ+1u3bNA33sH3mUh0NGudkv1acm+azMSdWFKGwjuLP4c/iE4La/YIv6K7Z5wFPQOJg8KTCE6nnej+socjwVIcRirRAm2ZQPwBEtVP96ZII0o60kyLSyYLu7SMzqfTIS5qXFZ11xnTEQLat7gQUpKsVx6E/X2QAIoACybVtdKWwWJplboF4dIH71VzzxU8EQCswB/YEOcD+kjECGzwQAA2oOdQvjyAISP0oFCs8RF1RLoZlHe8HPd+it6l83swR7iLMojDB5yHR4SaYnUNBEL4psnVn0GMFr0loRYoq4wO3WQEGDQECm0uAJ6hfJjePB0IaIEgZxwG6n3kQ4cTi6I0FsJaun8BGiuKAP7t5+9wDPg4G4ief58brS3yWSsk74XasZ9yrJ9rj1u4MUx6PgLjhhwdI9J9sNQmISkElfMfHxjJE9Gj4iLOyzJIyOW9+ok5QIOORf8zHiJl5gGkz3ckoPAaTsHUYnOWGiHUWYsbaGfCPXb1z0Lz4zlwf+yWfjnds9sPm78E3p/JfslQz99XPsfaWE6gWvirXBlD9rP1rKSW+osgGRIH7jnCK809fVw/r3mrlCcgQz9TdagCl0VasVgrXv1Fq3pMUuNzM/60ja4PMKFs8hEIG8q6Np26BB8GmZ7Zd9Qk23wfWXQQbvCeZayJ95RNoE2+26zRCKB+bOPCCZeh8sVu6NEFSdDhsRCJ8KwuvM/rcIbEtEIu8SkB6UTPVNdPbQSrQcgBD5iOOwQxNkgRA1rckFiQQ/cM+uXPeJvgbyB4B9U7GY2+KPggVBViIdSbd0Z6RkZ86R27KbDlwe4sjs4/DbLTBmj+7Tj/7vT6e5+CS+NWf9eaFvQ0XH+TffvzVTw4CRPgBR+CtUS6L4YcuAe9ZUZPL9u8P9l3qkNHv4pD1DntfHdGc1b9QFIaI3Bl3AgZytb8uhRqdtORpThlZP66GTQtjnjDPPciN8LlzX8kOIOTuNRtWjSQpsph+yAed5mT7km9yiTJkXn4pULAsSGGDCU6HaYKDJ+gwJpJEGG2EIDoa18Hw+kG59psYdQL49RY2zZMVudmtPLBs7uGEyycN3/TQZhpXhXVorEyKxemhESb2IYCq+dr6gdEf7gNGaYiAS9+hLadR5ksY1BQ2rH8IBFivLPXzTYEVv4SPqUCde9zpeK6Y50/nmdeUiztFf5xd+6ZGctNEehQgIdhzfYuouBjBB15BzRs3B1qPGv1+ESmaXdGMjPBVZioqKKsLsJ/f1vWPXUEaQY9KNgB2wFeKVtEw9xlIIlRr4axUnIGZLgABOpKMKpKR1HXiEaEFNhIId4HDotXz9wY+PgcJAlIEyEjgOm+WIq/P3ibstW59unX0aokxsG/wEPw8LvgE0wcs8GXC1ksqfFz45RnI2I+kGGMZy3z95jFz+rgDgClbURgD+eQasRL6CeVDnWjjJ2Sw4JxRDl8POOgjN72IGpKCIN2d5VPj5s/1D+N43XzPkMIMZyxbdBkX7oQ3hyf1zhMZe/zKC+MYUggpeo4iySTLtVAvAP0BAVimQDQHQlS0bhYhnMW7x2OUOR0psgollgKEH/fBGPzbETGMF97x9uxrYJY9lHSdVsn+BigcHXNx+egI+BkI4qJW/Uw596LSkMuBz2w2LUaNuyC1WL9dyyltssltqY/aXp+hmCk0ozoUdfM2/0DEIPkK9X75QfTt+BbPCVmK4b5u3cSSKpo8lmbTmFE3oJldPp6OGdn6BltY4u9pjKIzEnQId9ZR5zcXa7SKMbfvFyzlduOKFxDoB9jsO6DbOr13G1bPBcKhIlVUyzThQYyVywnH9JrF2OQSfbDjaAcnZGspUFsZ3OskTBbpSZXhO6Y2XhVt5QyfdEc7BLglMZySNG6xIa1Os26KoovttIdc17B8ShXbGsZRZ6fKVHhXwmoVY6tldSCnXzqVF9QkyXfOV1A6JweJjGSoXr8KNmEGbbd1tjpjtycVQeR6BPfTL1+kCG7eRwnnzNC3DoCelwryS4gYUWGIci58B1CwXEyDkO1zGBJnYeUFAHLbO7nzvVg4YP5UlaBuAnzDEbNnouTXfMZHIctuRofEYoGoGHCoSSdjCNpGnygUXab78ZHwCN0tabFCj/FiiyWj8DhKBX2qn4/ycYPwqcuHkehkWHnidwN5D5puhlJH4M9HBwWuEyxns4am/0MQfATBqr8BavN+ENdMYW7k6bLFz440FxCBOemW9Zz5yCskZxcXObh+JzupsgmOgIxrma+jJ5Cbg/DwNGcqGUNLw00AQ9icWgIJ/ZqveqRHQG0kuNcAmIfNbx6pxduhMYBW3+dBt4S7NjyQHjflfC5vh7KjOhKqp+uSbTpBk7yCBSpZP5GUqoQYXBmsIFVAM+JUmYhLjkviDSCGbZfiPUu/WvrRTqWBngl6CuOTGuUFLprxaUYfqwFCyvXGOhAknD1zSYiuFnX0zsJSMeqxATYMALr7BBIOWTO5Foh0m0V6Ex21oF7nXb5MjiKykiJi5/C70SI+Q13ogyC7MAA6WHz2vK0XjEpfJLEMIvJ1Ot9uCs2ZlqnKnYu/xXKWv7ctiJLLlhpsaCDAX3p5eQZofun+3atrJN6s7igQO2gXuyA4ja3FQfH5bThnS/2t8UD5CJx9+pNYT/XfN02d5U2pY7BxrCIqS+oaWlSKtr3KJ3PQQotXsrzi4fchX9V6fSdrD5+wEWUbOsSDzXi5lbe6wTf4Fubuv563wx/+bmDpp8xfTKRxFNivFwVzgnmX5KC+IAAdBQDox6s5efnLyApuhFopjS6hHakeEwyL8VjWf4FcfwgHyY3JwfRdhW/doeCcPUIE2dSQgtB4MnhWWmqXh45WonFSfxkolw0E/XBBwMr8gKrtuPTfrMfZzHJC33g4m8KHjdvkb5t8+BjivTuyH1WzGDxzXBeYcMZ7Em2GCxJRKFRHUTNQn2QqGmzSO27i3/hwzD61GsLXyK3fMAkIcx+eBkLb0KgNZwXihS8CfIlH4/6QRo47iByUmAUNmPNELFIZ8uzKn6vkns7pt0+ELt5NajCW89eMPwW5qPp6WDAXRFiSHTpfHDfpQZ/kRnjNmwcTO3LY/XBJiYSHbqsbDWbU+B3cIzg+eXqsRw7kTRZ+qmnV3Gr9qf75fLAjkUU0ZZoLnEiqbpgUmRD4TXiJF0nsYKTRvJTkzO68P/AXQGq/2KRQc6GODSvsHccTQxn//rtXTWoww1HqFyZyu/UXPTMRp+dx+jawK+Qfr+ihKXhaxYLo6jX5ArM1pfp0l84Hyt1Hy+KzWqklU8hDhuT7zevbD48k5oARKPaLjAUE5fe7YdP79ZQdHuaqynfjDQak7CLgESgofDqZFF3iaFdcfaD0O+PfC94Wugjtush1ajI5w1aa6ZsmJTMp4NfrIM9+uUFgdF5zDam+vw6QhOUS+ki2n0dszLMFa/IYfWbfD+Ba3Ce4epM2H8ON8gV1+dTAHzYyo2rHVTu+GeDYlcCUfGXfTJVKhWfXOSXuFqGsHp0GySzwuw0api3X/Iw5eDDd19CXD8D4mhye7p/mkxPRJIsuO1U7WRSXLfLvPX4q6N4dxfxsslj8KIGm2ZLun+ekV1e5yjhIuuK0PqQ5Sm3e6gFtyGBAxQg84E2i4LX+uC9+nwEAHAZsp5kWDOY0MTeN2Ur8iS06EuPZrS1KxRnX/9JAfWAlJXjYPnh54m+Ep1k1C0lt4poXtDc/us56hUjV3ybh6r2+5ox1H4Eoksk19DYRny2uRjMX5QSOhnRIJGZHUmV+ZZ2b4WSTP414LUtW1Ku/ZNuONRuKAdTaugtLcLH5m69iNg8QLC3k+1k9isoqiRB+D3rnBYgabxb6CkICMGmtfz0PRGLbNo/vuiRcP5G4gbsZ8k30EUmYn//wLDB/xtrimyXBnPEDlowbcUmYiMWynkVAmszHFEjMhoFr3jL3+GBvS2tsDKFjGVQ1TEqF3n9WbE0rew66H1JA6o4rFMOb+/Iwp1rqsut11KcTSCuajA+v/w7xB/6I4bKb601HoRorH0mnahx8C6t9E01aBiAs08BODk0IE9Dx+S6yhLdFLm8ykcYFTI2Ew7HTcaXhDa4Hazzqa6w4MQ3PZ2M8iJhBF+ekBtpjp93jdzJ9hASDZfz8xnvB1q0EVpSB/VXxVOxXOO73cB8Ojw8Vchj8qF2Ek0gbQZs3oAEDLFqmbVO/py1aCL5B9KnI3H1QNN/45fkS0CYq1/X3VSuCh9iNhmi9My7FYeoq2pDLciF7HdcMFBXK6AF8IyWFfHr+fDmtYed4E5wMkFDG4zT09Nzqk6LQaCC5iQQvBEyfXibPrY6rJ0p6/105+dHAHYDRG/JCMdEsdZUEK+bKSwj6YzxMeHsV+HlelOvWNOzxYlepAsy3L3F6OJod4Q8jj+M5l2yJgd08djCw45dPC6TJP5k7O56hkuIeH4dQCiEpsmNqDCBBt3/fu/HhWXDLh4hqslutaPG3T0NTf3+3LbzhjUhehSJ8IY4VWyRwlQNWvAV255HRY8rYzj25gRO+1t0lM1CLp+kuxAfoNvXqfY9tjbuRsA8H3YlzP+Qz9uVP0xwnD+kX2I4sufpUviUkVDFus/tu7BAUbHzy4ZPf70dK59Ed3Ehych6GaBqfIKMqRWzm/LcGJCL0fjkyfqmFH1j/U4SkGf+o31oMneGk6fXrbJaxtImZ3tEbAfhMpYmNMQhuIUUs5P7IIDYGdUOk/lcHMfDGELsDo/U7cEH1qfTvfF2qF7WQ9ATslrdKNbSs50fntTDp9+mu9EFsQBsFTsN3w+9qDm/PVGZ21efvVHToHF0Rr/bNS0uTd5Rf8Y7Nr01oRD5wLFEpN7GdyeouZYt8Y3GKr7c45L1b4dA/vxDFiZHsIdWH1TlQ/KCO6aIQCQLB3z9b/BqGPIQCeWBkNePX/aMCbBQTxJHjFenpoyLd62EY6ZvI90A7vzCFfkW45K5TPL+AXVpMcNabBwE1NHeN9RWUEMTBPgXdlQlYKRGC0di3qN6hwpttFceShbp/YPBdbizfu9qG8E7DYJWwN3b3i2ZFE6QADPZB8svCziJ/basLf0aeKDCw7RxZDKGFcAeFHT0OpfOstKBEZ/mC1BIEFZePeeLkOod7fRai698Ew5u1C8d8cDLyf3N0FkuuAgEU/SAWuC0huBOcHQ7BXb7+MW+XSk2oobuvnAQaJq/3sLdaLa10TtfQm+NFkaTuHfgOnozRohKQoRTAl+KzsWfuRB6CkvuxlVsI+/Lnoz6ikr1IDxNu4bdOjhUqIifaTcz1RawHhvw0myHAxu/bsjgaTJ/fIJ2CjNSK2zTEU5REgEjhRgn4zje3JauJ1aQ9mF806RhDuXFkSZUPwCS03Ba0IVpyWeoVEk2xisqnLzBfoWJ/QitFlMCWwk510ObPk6fotp1guwBhbIKwizxWF4lRc83YI/Z9PP2Uv5wRQZwDIQ1pKpduxTFHTEegdxbLFMXo9vr6NSMB876jbwwZNkuYjA9Rs4h+A7/dUaQhtAUSYwo+xFDfGVhYx0rbRfhmFWKWi6uB5K8IMhlNvjFIjwMKluxJGdy2RMQPFWppEBBKCd94YjTtoSjfeSph3/qgypCb6Gq+k4RnzO0ajYodMZGcQPHLkNqBfA6yoSgacN0uZaeozitmn/jkymMPwDJpBf0n4olcsSJp5fqfXPKk38HF+QaIfyL8k00maM7VV2jwaKXYeow86qxHE0xH9PdDA6K/KFUDELbH6BPRFgm4aT61iID7ZXbt32Ic7hiWKv6QQkdmKYZANEO6A7QwtlmKrQn4m32hKB14pJQ2KX7q5h63dg+v3GII/1WSlIStxCwsemVvVImLICc/CjR8MMrs6+DJOuTNH4Yf4lINh2AotDBdVILg4gKSCoVaCdJbG3JIMNF8syKgKLC3NLQ2CsgL8tUx7n3ZSq7vdU7h4xf9h1P5Nlo6+6sAFb1r1ndIHSKWwtvb6kYtkRUWsX/NG0NWgJTBz+y11MzN/fOWN7ojfTmY6AGQyDD8SNDzwW+UmSDPoqYYJImvs0BnG9agrnRXaRCbZqQUstxFGO8/DOinqrhKfSAAMrTAos4skljyXbLQBgP+bseIcs4i6WgjeO0i32IC0SAIIBZIyVqWBsmDpCAxvVjj5yWYWROqIGJD4UYT1jsEgh0IDiSFFSAlrsewPjD/gYii49c3at6KFuNlyCIv5SM9HCN6cFgTUCwhCJ4TST53BYSpe2Kmj9dS5Fy5/9KiTMYBsqMLQ5nTUEZXdpi/6dbGKCg3PwIJg8klLUVhoH+E+I21u2vkKsIcFztG5iqDThPtfRWFhmmioaPnwOl98EkhRFEmGRwmFzbv6mXb9BV+nYpXbuPNDX1jH1kUwSxjVfrYuRJaTNDIL7YqWq9oQuooktHcQBN09Weo5rTpHrVyRenGKc31YI7E07F5tH1ovaeM2ppEVX1QOhlYd15udBvKvVpbSi2rTs1HdUitdk91Ddgyi1lCyHXRi13rxwwRzMbZZMnCd8VvWZG3RQiqvxNKhYTYmpl0Fyv4IJya/m7am+wl928kl3TOlBe0bgsWqaMXyW5M9M3gZdiv1Z3u8SVWGhWJpMuprTjXBbnKn4T3wTsmPB0tWTkDQbe8fEwqlg+I4krLV+dWegZ79J49BZPjKyQAYpZ1P6u0jUr87MXXY6uPUr2C2buW/jhCFv5ilMNeHCRYJcyL60MzDBxXADnNIBWY9uejp8Tu8qZbTO/K0PyCZVVUSy4HBDAVBQlgK3eMjmE0gL81EDL55G136dOyu9AQ8imtn4n6S6XCOc6clMnVP9g2XoMtQUV56AyJTDfw79xCqn0nt4+7PbmTQVG8os35XQ8/D8np+vKWRGkD+DAeCkJPQZvD8kvV1WiOmHixNBFAsD+Ow33NHx7IC49MyyrkCxc97wnCtNjn1LJL65lOin5lMgwTKAVfYz8Li67pYumKoQcoLe+fLQfMboPRMAdok7Xeg6oEJUnA2nxgxZm+X/+H5/gblh2WNa1bojf120RKOH+3glFxe+5Zo2/nTeO10gpZMMAuPmS/NJzXKnoSxlq+UXHk4da7sb6XR8RSTj68oK5+SzuyUWoC1yuEIex3w/lbzE6sZ74Rx4Aaus1ExMSVMJhIds8UmT+X9RZQj7bEG45sTSSxa3xOlOrLGKy8VC0M6uqKjvaQwEu9Mhujp4l/SMW/MtsQ617WoJuh7oXe0zTIHAhX4BjDA5UtsgBDuvwuKJd2E9BdjbTGop4qKNknFPF2daksjWJYW0S5es7pyGejQgqLqzKw7mMpCvT9m5IwUdudb2FTr5/XIjbjNpb6RCF/U62PbgqVVNqqBCswn1f+jczviVGO/CGShq/VEQg+V7LlFfRzh+mrLhMpqfB5iE9HhsVEI26E9zgQPE1qdN8HsjY5gbZ40fa4pRMp9k6foBk6UxA5Q2MItXBYLopzH7S8gOfUpSH9QN6Odk7Sj+y4k2Qz7djJ9VEydp7vXWv2dJUO0NMkcHA2EKyZISsWNUgtEgrWwHx7P1j0MF6mmdVNOUQMUqLB6/WRAg6SPGCk6WLIcRrDVoLqxl7MBwENW/RnLs5iRkDuJPrGEZtIsyRMm9w+uYCZzey5Zf6LCv2G5iM8uHMMG2EdhSaemb37jRNMs8V2i4m5dyJH5w9Ifxeo630KJFxwpJ+swxeQthnyXun1FsG4ktV/bjliNZA0ZpoXaUbbOz14wMFX0JqixEqVJEnLSEuiF/HmAJVLanEzzbElI+Dm2ZgepA0FTJOoqc34SQLaUBTSYUKlH+5jGPVzOGn/jU+5PxOSju/rKyLkSYNuWnBstba3rKSiZmVQSBrwN+uBr3SCGPpzwSMPCO50UcQ6i+EO6aG0YjMOiGwlrKFEyA8ANnXZpqJr/+038bVbodbZme/yno97iBsV0nymWIOLBYmKgNBJ8N7KWt61OjBrkTVURTt1dleXUPjtDYHwE/zT+zUofjhUx0GeBxfg78bOer5SQ1/i1sN9nBAxk5Ol6jcD2TGW19xBQfml+wtb8WehRpUQedaD3RzNTWmmS9ozVrp0m24phRYP0fkFvAy7HXEAQRtz6JfwDJAq53vpk5zREcJKxgvPWne7SevpBkuYUx8VjtWTu6pZvDM/slBADrVv5OtaOOTDzikD0HlncGIDBI01YXhIlZHv+8LO46xcsacf2sQAYcTlLCJeyk7i0makGRYvM7ERQrN7nvaWOpyS3s3DUDg9tZO3PrKKpB75S50LxeD+3MN6lD3+Z8lUCKWI5VidwavUT3K1E+6LM7H3UhchgY6lZ0+cwC52ulMLTBqTuS1S8mdykxuiRODEbnFFgYGK/gd4F3h8QDbBSYJj7cYwPpsKFK24bIm1RlHRAS8mIDT5us3JTOTnFwSxla9+KAM4en/tiGX8jxG4re8kYvWZprU4DrRXG38v+tJCxqQ8yiPBA5rGKPCKuNvMvN5KQMFOrsuvXioXHwTIDRqmrJVvWHnQtJZcgNRJfBL77kUjb46fn62el6w/Es3cwVoYYB9hC/y2S2gwttMSuy2pXSmwoLJdGC4MeEs3XWijnscNPHwvK56JZEHySPuAXBJuZLjAryQi4kCfGzBtNASfFiVByMdLdUv0QoLdrSK65S14YCYdsTtv6VPKNzIpvvD2F7eOKH5BlieH/+5aMmqkhRNyIuExxE+7S83DepD8Ii0fh3NyEXIrtBEvXCZChZe8QLkKIPB0xhumfE64hc3ExCvc0q6v1nhLlh5o3U+oadu9pKO7UZ3LDI2ck/erP3/LJbJJYC+9r62/eJrcvVJOoPyVGLfEShgnStgQQwHkUvf35RQJ1Jfwx/+6ZfEjgesP2Vo9IIEi3MijDSASklV0Oc8lx1woqQNaS45Bd2lIJBBInLmhnhHd69fTCc4RXhpZzuTfvfDrrgPK3V9PEsKALuh6WkL6unNmHHnSmjeh3WrKNbUy0PtKxEjw4If1GktOGVgzGofWsaBbfun6pmF4ubZ6odpf3HzJuMXQm8Wx/DK5nmpvRu9Gw9DNRmw1Zn4tPoFh8PBD8gZkhMzMhyITHAHfKhyAgBkc5Q7A22vyX/6WzU42vn/fORAR0n9RMDMk6gkLkARhlnRnC5JD5OS6D7LEuXZlyJAOU+thQ8RvLMGoK5OPiMZba38kjfDGzW789Oj3zMICnk1M0/ugwJtZmeXAEtTb6wF94YTJ5KQb2nuk80948q/l83ffMAQluVXuVFiCqe36D4M/JIUzG+q2uNU9uAjTHZsBAFoCf79Kc8Ua75P0luA+jTYY4htzfd2Aj8jIsvRDUPdFwcQ+xmA5qQ81kgrA7941J623ZT8uTYpUKTk+DPuvxpUlKaUVszogWzKDv83wR5CgXIYocBOEAbUqJyXPUhwJbyXWuYibGpftnuvopj+YA97kT4qVdNJxLc84q9ice/HEoq6L/slQhONFvAh/muDjg3M6JFmi61VZWhndi3lw9pOVuJWkeNwOVgtIMxqirTCDgmhKG402OzUmv2A/c1AStklHq/1LPhkjTuvRVi1+BFj6wmUbleGPRjEbVNsL2+DafQa09Cz4qp5XLcJwRFBKocGH7yNUULj11fxIQklRjE4JkDgpZh5hqCwrFZ/GZeTZeOlnJd86fZiLhNOe11LGC/cALpaHJA6hqgUdRzPmGbDN4EsBlMLU1jXZUaYqQoBWDGhbpo495LFuzUx11ZJ2/XmDWrVjkHcbr0MHxXDgBbER6knge8ywXyniL6VZFmi+h1vRISaFk6Rf5vHAMvRhfC9cgo216Uo9Rre+9OcDZO+CWR4UA7j3Y+sikYvG8VSJdTEIotbLkyLomX57gIA3lHsCAldRHpovxnbNvCvhlc8FRRHsF9Sav4L3EQLz4baG1dgMyY4GQPJUVsJ8RF6nk9wrnwofoInUY4imiOWTPJDZcZkCBe0OzfEW5UCJNUVpDdK7Hr3XAUkcIUHHS9I9Opi84ruRxRV8t9tOrdv406aZz0ChGrWMEMTVUSx6W5myXVGwgenTvrbdIYbzNy6JoqxRpNHpUip4ZgHawYEwOMjlktovHKi4KynNzOIjfUjmdflCp9l1A1okxjYm74fky0CSX/SANS/ojC+SBy2uKjI2YEcq8Wt/q316d9+DT47d4U2oJRM8q7d1IHC2QhVtZalisQrQaPZQKLdsn67Phg/vOC0Ll2k908+71F542FHGEH/vDLzNKCTnzF5+hoZIu/nTADwb4RMj4W7ZRWO9y8xVIpazqLIAwEDjt3uIcjpBfD8HgL9Ldc2QYWy5IXhblm2V0arry8Lj3Sh/17Z470hBuOyve2PHvuI4DCEJIX4hmsZpJ0lCBQh8QuKWdvdkLhoK0OepGYaRGVb58oInZ+ods3Ij2wzfcOupA6W+FwT9FuoZBgqpi3s/f1GkDy2T4czo4gWLBO71Ue91UbzlAJ8gqOW6bm3Gm6sP9/qLT6G/ozzLAxQPt4tAGmhLKNdpdwKyN0/J2QAP5mrHAgczeNyEiOSicj85DUVn/gJJcgGxDokRpPVTlJ5zkkwdeoVF5IrmMC2P4lyIrfNHw1zfIe4tHW7RwLAa0EU+Ut9SZUaTYdfmA/CYMn4Y0TMAqJYVZE+8MhfhjfUT2282/7Wyh0yTVCT+GPTsX9NHZtMCCTFM5fyHiTmAvwYA5AMMpIikIc9nAN+sJ0H0w2W++3dV2XVsRGbIa2GebZcSof9IQweDuWn1I4mRHLCTevkgxnsYAKMtPCPJvKLK3MslDjv7mbZyukp/84bYqcyOoD+mbEDlb/JCKEd8M3P7SZQbSihavQMBk0XcHgnoQa2ICXirCV5bF/JZifKStve35q8TJM3j+co3Y4+ToHdCTbke4LY3lOL8N+loCDRGSM32yuwQbIsphQaf1JGJEJgEskB92lka3Y5L3QFDNOj2FwcpjJTdm1g/6DsQi+tLCkUx2O7q6va9etMwHIWV7paDjb5ideJ4nsuDzKlYVRooDfU3ROQn3Kwe5l7ephPALzcQW6YPC5Jbxu+mDH4EBZKw1rbZSa60L0Mw6IDQKA68DThEj41+U7pMZSDsaXLQy5M1eW+GMmdoa/JFzK54BQUGMKaY6I6r/mEB/euLZV3QIIh9aQL3jDSg0eWs87IEH18BBVZCXvyuqoaP1D5J0MMJj27yM+R7FylygwduNYBUgntOUevCkVf00DdGxwoMNC5kPX1HkhfulqY0cPkWrDNvs1BbHrY6urQzBL8Q/DUpCI7KQ8D7a0lVg1XGD4TohAYoDATewAGAXfpB5sfQckzGyoBZMQggdd015jwast14sa/Ainpf0PJb7sRbSsALyEEQhHGaEr9v4DA2sifdUyQ0iQ5TZ2375mLWRZQ1oDn0i+q09UMI2mWy1M9QciftJSAKYo+BTqrWXQsA9AnL0jS+HOpxslat/CV8x4e3zJtv1HlsbC2Ou/JUsrCch5YeItdaMEaWICZwhmQl7ufD7vXAUUEXDj+7u1BBhWbrhN44+iBOntcpfCjQpR/6bTOx7zjJOpXfqGrUGP4JP/6b//Tq70tI1Hu2q+bl5ai/yh0WNSuJMBwEZHI5p8Y5CRd69xI1i2W3oG4DXh9G5I+7ZVxLEiXxdJBJgET5Koo65WqCtdFPv7A6zDOHHRegWYVaEYPhh/fezjFJZ1HQjYCY1ffaQaNo6JzDJoKH+P3m1uJOOteilHQ7mC8JFLmE4IUSklzsms/58BUjSjwVBVf6Lzu/5dLHmm/k7m3DPCtjMzp/s9PIs0uePgXJkvkFztpOzs/qqJCfbwKj57ycVwvDzMLaDyz0HCH3lMKCACgNUeWxh6+mCj01ucP3yyNfaRgFQH/PE+Pof+QeFcVyquQiqtCF9svHuY+M014qrIHUALTrsEvUOrQCjsUMKVOFejk+RBE9fSjERHEceV5h8Egz1gaj2onx1a0c32/YBVEZABdyOQseLlIBfo3LzNH7cjc0/F07FKMIWpjyUgHnzMPgZDhjmTA5aQc0GUjpKWL5sR0bCrDz9rTXJ69hC/oCmOoY+5MnNAOnfBLsovpdWI5FTKAnBDiWJu4dqG1PNwpIKN0PUZJJSRqdPy2z2ryjjuIgXxCk8rHYrvx6p4ZCzU3b2M1PxxM66L+13n74BtzQnMHsFphhr2qXKu6lTfhq/ukXTqf5kDRg+SDRCtoRcqMbH9H7qipv+Gs3UpYAvLV1Nk0yaQGt8TWovd/uYYhy7jknfjbbzzfNGCp+WmsP/dZ8u48YYYNkJrM/Zdn3007weiLXHAJJP9iBkeCbTsqQoq/jAlnDTmndh//+HLlTQUPmYo9Y7ifToPoxyiSWgrNwLI87vCmtH/fCadSqgBbfIQPrh2+OJdiuVV/y+3U+Y83XrL05G6vC5nmQ68WhixcZM0RYTRpfEvhhx+qGInky3aXMlw4R+qe0P0NJjqSxIajX7DcGIXS4pQPcjj0Txhpl/jhRVVUm+aaTCdx4pFxaMuJZMTwYtW/CtqElipa90d/gSkOFgf7UneEZwunLxi69D/Kpw6vHn0fEyRIs2zNB4aL2QyaAx99zNIO1mmHwi4yq0de+OG1DoKFranl6F5lc4chSQni3YAkIDRerTEbTNCiyUYsTykVdFAXeGr+JxpyS90MOX2qq5EYL1K6HD4S+rixOWxF0qVyIYiIjR9k06ip+52GOqyDI2pVgpDdYsMaIunUlR5EPRTacIgNns/4ntKGNtiHNjS6VnY88Z6dwLF0DR7Bwi+ZjcBZyJvFmBtOSfb9haG2MylRBG2Ac3sXPGlPxyqyEpF+qYx2An+RBEbs1IVJxIrwvkNlIzBFQlrBSp4MxlLn1Ietn7cEMwYvLfNnBntDWlAc9Ms7XDEBxbgYhUo5fWnuhDHLAAfWoNCjZ0dOuUfKoBQnK5Rg8w38NOYjPVq4m1lLx2Y0l9oj0MPUQFWAZzeTzTaaqzdwwCv3+8pQotwPl5YYHg/nZQ9EF01dBmUDY5+fDLlpKRvrpNXJif43gQgSBnpD4ZZJjF5bNIDZahSVSIZe9Cf3oPglWGO++7ORhatCoXjDWiOK+wREAh7AB+oGFg5S09P/VyCdYCBHvkKIE4Ds77tENz5COuXbs3NaenSW5+VlffxtlZ9/pIMlrp9Mh58xsZsGHUu9EFkSGwpDrs/yGPx6jokj51eyRUgWWj29f3ppoFSb9VoNUZeKRleySs1FfsViq6V9Zzzz44MRFq2WeiPg7RJeQrfDb0T3zXkqOtnHtJe3MEnJhLZ74U4FYZmjXTPWHj4xE9QmOl1fk+zs4krHA3ps8uCZYl04Y07kAUnfQI6Uzn1kRCAC2Hqq/K7hVt7kIN5WOU9VZ6WF/J8FoNCqHyOAVQT2/fqbWusoLo7b+XM5eFMv2vqIy/CpFlx3zHQ2el/VPPFIFumw0Bkfp/nZNAdYfnTR3qyB/z8+2GWe2R0ZbIvouNgTmgqrgqnpuPFFo39bdEmYPxLADfVGo5LXOrb3pxwmf6hczhUowQk9+LDuzEM5ojlQyIPqovjGrJ2k8i0lXufZgf83HpV8xjHVpFFwmXs7PHEJHr+qeLFlb2apPQ+zm9robw3C3zRNzxEzqiKSpLm3L306jfEUOm1JFOmb2yfTcmEBxBaV/OJoPnMj3GuHLMJAUMLRNpvACQl/zUNdMBTt80kwLl2KCkrFG4PWjXoVerr246xXts/3o1nfv2Znnkb23oPOzeXbL3WmfYTyJanQ/ikEaMZHzivDZxgHnK24ePUpQjanZW7REooc6tBXRzt6WwEd47sYZBMTnSxqKlmX85to93kdUlo7AdU53aVOLLL3Roj8KzqU8hKVZcqbgGhTHVrHJVcElGopYKw2E36XyeBB6GphBdpFRqgOZl8XZxI44rf+eBBF7PaOq8ejDlQmz/GN2bCB4NmPXkYYm9IWS6GtDuaYTKI4e4z2Qxwg688/78KhD0w7L7c/oBMYOQTw0JLUoQwHn2MYi/oyTTWXeV40PA+naa6FVINrjCDGfj9/8vnSNvpBs/7K6MNMzvrdnfWfENm37I2wMvxCINCLZ90Yr7+swH3ZqA7SGq2VfKRK4Xt8IvRivpVBcLFFhWetZgfFdY27KAihyIRDje10rSTPeRWdj0pM4Xh/FXaVtv9DzdJtXmib65R9O0NQOAr3zpSNl672pZQLRUhZi/0ZKQguAzw1VjxdN6X85V2s7A9T85CH8Pa4G10p4+Sq3cp6/fki3Fg40Fnxn2S9QUaU39Dxk4jMJCkJ7hZK84u8XNtkPoeznVEpU4BM7qzJ4RgAneDMZAXAPO+0DB7nFqE6DFKksSf3pBKdhvtz3b8P1D8Gc50ddOxjrZlXkdN6e3aSy3Vx7rhWllza3dIyHh+T5bt22nZ3AVcwgcQ9zfpQFBsruF6WMWOsM3x2PPm5AIwAPpIovu6FTBBMTHABVsY60yIvK5s0FA6Yzl+aC9BVhC3tIETBrBTVfxqjQZ1S9M/6aEOpaK70lIkZVBTP/WE0+crbnubc4gi+N1U3AlTyPQGF0C63Hcej6kX/9k2xdcX1nYZkMpnMdsyZu3XWcyFpbcCmZbzhJl/M6E2PTMm0ENi05Ru1mu9QHKYc5dvgWw+Ajfi/7PLHigyT8e0hWjkc5e4H31QqW0iG1oaR7C+vVr6seV6IeQ6MCG7D+yy6NPeDuuYT6gaR5gBglFcQaJyx0naDviii/YKUjprwTEKZBdfNLwj+mZHG4MlNrkk+xUPhB6DyDiuBYVJpxhM3Zg14bkIWzxEbUe/em4VICh9uDBV12QGZWuh9YOh1MHuuJjoXwMWcbn4mRyB07iUgYzXGPQGjzz/o8xr1O/XJ5LfhBEJO2650RDaFGIZ4nLj9I8LqWwJI8+haFwgnhHbHygo8givyXOFNRGW1kMdhYuhEoWQQroN+yX81GIzBc3nKh1AMYAS4PhAaPHsDtSk9ogLR1JQV0G7FjIoauzshOxWKe/pn+LnxhitG2/X7/2UM2879l2WE4MkKUFTsnn9WEn7OU5vr7TBr+IxPa9gZzWR+LPK0kAcKdV1jUJkFE38Y52/B8jddiwqnyKg0+C01vGy74NyKhMN0uwvcpqAZlnAcUIY8B7/ZIfprBS14p+ls+Mj3ukm7N2vSekT+bYbTjoZMGp9uzxORzVgkFAaQHOMNID8BPnK4HdVM5dwyi+UhAN/t4LSPx62/wz9Sj8TKhieKGDkOkCD0Hcd8ln9K7Ca463bfzQ9NkySB4pykg379ZYPq4v4Q0lAWG/ZztIAhs77C17CTtg/yAVlUAXqe/+ue8Ppe1e1o0tBos2HKeq2mvDp1U22U5ai2RbhY0op3bLguQLO3IhzUyPdItiB/cQQ000RfPxGldEDce4qofE/YrQwPAp/fhNvNF6fs29YyKGiXySiHl60FMSh7yHYS/lU+kwMklTXrna5PNlMbWsX7wE0pNYMwxVBpMmzsmLnDvi3uHHuMtxQ1c2wG7Vg7wEvk8cHUKMWti/Tu1ZIeBc0omDXf1z2O31w31b77JDPCRlsBCHIzyVmwWbqF+AQL3vOt4HsJzLHRunC86KG9vnVw2vbtQzh4QhtD2yDnKrZnUci8hKWVUC3fDDQAsqwnnna3s9n7Gi62caHw8mbv69LemZ5/85jjKYcrJT4jhkGqeDx+8iYZy0SoL1xWajleLElTVJS1U4gadPNVFNOi39HMrvoLReiIf8I9e82E6tJBawY93+Jtd3Vj4YVok1AE+Eb/4SkR8iIkTQyNxXBIPjOq9MSw/1HrZfRM++ew05wEMgZPMQaKQVw6bYpiqLdddjPjhvL4ejuaZjKrWP0rO3G7Ye4oRtsvnzRaCziLi7YEZkU4IpqpH8iOjO8EEMIRwPxXf5CA3qTQMycN0Gvvb9wvzmEiEqE+gurh/iVX0+42td/PvaYVUwqb90QHxNW5C/W0+uVAq6yh/ZAU9w+bSBkrY6y3Q/C/msIRfdRa9FxM5ufaCSvgJBYPfK+jvocUzBMehogCbF6nW1usLk+MW+bsRXcFMWTS+4MsDMdQkLclCjFN/vzkCDsNQw7yaQpydSWCImEux6QCbVgel2Zef1bKFDNaewto9BHyfS+vcPzLEiNENOHT5k39sEVGdtbymdgeT9eipajWmK3ukkIjTnRYGNKiXj7Vt/fVtxJG3e0bRKbiLXtNoxXARqk1AfYeJfaMQXz1n3ynguQKlTqZQ6O/6AZJwYPlJ91+JiokEK3lEfWfa4hg/U7gq63sp/g0xJImXxKHj0xJcF+DFSvk7q8dfIOsKDKwzmcE/xpU0DBhGNVPDnrQs5lfH1FjjFqWbVzlL1gofL5RLOac3v0/4I3Z2IwfuBDO0u4kewu3bKBV3iQ59zR9RqEyuBnMK0aG55Mcp3z96lef0edIKUOwDlZyYr4OPX6iHloOFXajnnhLhuuTovhNLcLvHVx/Lgfs+TChgxRvAuST6yyRDP99CGtKwhc9HA5Oc7JvbjEJDKLdJdRAM4oeis/bj8Y+LfD7Kj+cKn+sIwrEBrhva6WlHZY5IdkdsQLRcEJCVoXNYzUwC0Ry/EDbnIemRUH6fgEBTnc8lY/J1HPaJBF71G7Bxt7LT2EZRoh/6vNiWzRnAewaVH2ofZjCSbBWWQ6PXACj8IbQiBPjfrk6yAugi4H/VkfIQmRD/Hiz2aDRkvRNvponHE7sHYvj0pVesxLhuwucJVa9AAeBs7z7yaIbzGCBKx95JWAZVaHuBrCQMc07NYi9HZrCnyl4/MGu6+LPleqxbpUufDsOrKIwjbKBrvz6yMC1cYTwmgMEfZi5DBY6T113QkalP9qrJgUybE5Iijne8dxQMszhsYju3T6Y536ySPvo8NIYEO/hEk4FpwePN+BeNtzRib2UAXKUawpxC56CU4xxUZuTEQgQWPoefvVnSW2sDAMEnN3/nQf1yLLe/Oiq4YXB6etpUDe+9Khrvm3ucNswq8jt/FAl6Dzb6+MRgV6gwA2Q5QAu1VKrmcae/k9fOd2Tbb2/w3hiWk0/afD1bZ5sIvOqB08CJNOvPQZ+QsED0r9VQRsC0quEuV3Jli4FSCVKMxWhLnAgIt4wET3a78YzP3V/1XUF9wg5piSwpmktbVrCyyKbmUz0aGUhFLn6ZC0mKYKqfT9T743eZ0RJ6nFL0krrfkrybq+eQv5bkslU8taE55UF50g6dwxbIIS5d9N8WMb5OptJREPoVzi1/D5yJ7QDRx3gJ0h6/B14xwdf3fUv9wM/pieEFSayRzsLlUPaauUlYNVNWinCDnNnDPVp7GuS0pZlC7+bl4qWKDTLz5jWf9l74U6QImJ8nOqgDAxGD4s7QOMuM0pZQsoe2M02kcJ0B7L6JT8T3rq/AsM+Ah1AYRWeadFu6lS8oVZEOeyIk/E2rzIwARlpJnDv97CxNiceAzYf8Z4VW4aJKLUKSXsnOtwDVnY1VrvlZ2O0TcqeKqS7Wq49CjM2LL7zhYqxCxCf5GTHmNm1fH/bwYQ6l0Z7Rh0Jpx1C5m8CiJI45B/m2cY1RXjUVeFM0s3V1AlkZ7WQ99DCqGPPOVVmovow+HNmk7pxlcrbeZmd8Hr+Xh9c4WQ3jrbOymOOsi2P4B98idQ91Q1qmTA71pzeoAbCBNL1WQ5Gnp0Hv71ibceh4n+Tj6AV1NtJ31+pf07I25fz6RIt6r+TDyXc+wBt/Smgzjz8Gs75l7V6DH0IBc2EXk3uLHn7mrAh7O0YfapI2HwSy2F9PJIIfbLXI7GcYmUwgihGfYGIipcsfe8cX3RaZj7qXeIHDWayySZvboDI6hnCL3wRzAgJIbu0GoI+tBoi7aY2/Mm/iiIdIojvxlDJhHlJKzuPDVp2PCzggfGLS/jgRPqybnj1vzPdvcWqUHt+ffaKl7gkelmQFu/x5i3CG6XAdX/XzwD0gFY8FwYI8QN3MGwBFYioaPSOEj2tzimOeChpgW4hUyFCofXGYuIw1ZxQWtpCYvqF8+SS+dksaHdzNh3cFvkhmoUlcVNIY4pGvhGw4sMMx7aM0z9xIDV95HLiwTCwNp6peyDFCRNHanDaCDKsLL899TcGddgOdCnk8gXs5PRq4Z0eesGrj8IjpqCCPOmO6Atwzh3EfBktbSHUhPo7D4xoHaFP/aRq3lMrsADdAGD46tTvg1I18Fm8xzzbMMoIfjSLulRRy1b1Nhlt7Ym9y39zrL04uRjkCHqxbW9nTCCP5BA1x8DjYbFxotn0hOKNtd78fU4PA/ug61/Ri931ZZlJRD0XhwjA+6Kmp62DBiQ4HooOqJxtna/Fl+18fzgwdKOSPSu5S2mDRC/zSU7IODk2ztDQ1mgj0QbyO/CrZXkd1V/WxkB5WEIM/vINf90Hd55N0IYO4IUTRU/uxfTjTs+Hu6yUvQghV3Rabho12MwZGdxJtSPmSTDaOcfyXUwPxbYtIIOhy2e0NJaqxc3M2hNLI9XHyTSiYEePZs4HkMuxXKh+FyWiGt8TN2UquUuXKFpjPhM5lskCEfgf22zi+4IW+rij5O/PWVKEevKFdxHNuhWpJPC8u0jYXDFWH70J9fkxCcRB/RJFueRAlQhnj7ccRu7xjqtxhwMJPQ03CueEHjNVJAQsV7xqEtb2MhTkvdSlzLhEQx3TH/BjFHJ+zsA6/9OoLB8+ylNLS+adbkxfWAHGaolr4L3HH+V7lRbrKLzLfR2AKAPpyJt5m9vEuZP3nlCrRnH0pAtJBoM70AyK1/mCL86Y60babzlspNHjVvV+X803VyTRvR8rysIx/M0ngmvNanlUWoFmJgf39hCY+jfCYncUqjT5Vonq4FXsaJS0+3MmeTkHZl6b/tfRmz/Xy2+1m9rVy23LwIu1ZiYIIQohttcVHVWay7ivW0b77CrFMv7fyXAuK0B9Qm1RcMxxzBhx0kT6gy4mlz/glSuR7Uue/bi15exDXinU5l79G56BDZ4K2IJZMnu8bpnVRyOUTj437N9X2newIhXNfTI2OsZNZxVMsj4osz+cNaxtC7NsIO0FXXULpNz89f/ePKgpOU968ZbXBrOTZq1jQLRNwhc4YGVo54xfeqT4X9j81a07cm8IjSW/gMMuzxYL2vq0nNidSA+IfHCvxj6kdMQXx0aXlEZV8gCrrvZx0aDBnUDqgsKNDVQP8htYtaQVp4DHemd+dErpup6pR+N68Yr5fM05Qfs1uSu0exSMungMICpI/DdYGWqGap10oMve2SXkGrE8xu5QYLIq8o6syZivAFziS03cg4XvmPD9jIVBVzqvv7aJI9WDDnMEcgCQRcYvz5YvsbcXwDdU18REia8PD/bwzUVHgxqIAU5u9r0sMiVvO1mlqrmZ+A7Xncabtaf/0bQCTBcHPTblSL1L6TZ+JPjvSmWsG6G2nxnVLj/dXX9tus6O5Jw0FP6bP+n0fuDVaOvFtEj0Hfut2vE2KSdo9pMwkW28fIKH1THGTYUW5LIarvTHadv1TXVroK89tqdZEmUxpztpcTnZmswqe5h1FqzUmW1S++YsqfxZIqX2+fHbAG5+L7ef629ZYa9m6LHrZBP3D31/KzbxyL+AJPZkKoLkDmdaxmH1hn6iqqXke5jrYIyT2ozh05QSZ6BNqFXBqJTjiWP1w/gZgwqw8iRBxL6eV25mmapoewORTuUvsIt25912rwI+Q2uaOsKxv7cR25dVE7/3El64X6cFcSZfIcwyGR18juN4IJ51aPorjmYy1plpt9cOKdVB51hXjeWKMvBgVCMu0LNlUNsx8o2+Utffcdj3F1j/e/1Ry3EuX4BLYO+2UsdshkClWFYs5ZNhQz3yXxnhnjBmhOog1iK22numqhI1wAcuYAzOBXCG4e2Mq8ibLKKZNfV5DsHTxhU3lPsH/WDDcrZHxBgFXp6Q3ogYPGeo1etD50O4XUe2jsWuvZjFLFRQ+4Lc6PoBv76hxcOgfvTAI4f5pQn5lCbi4My63A+CHVtyfyUnuip4Y3KojhB8CxE89QW6ihvuY6vsyNQjjWkWrO96cuAp9zehWHKryoNPg6jAo6wJztXwFzLR2LyxzZAE/zg7O165AoywwLvcj469ftjs960oF9TtFzzAvznJjM+3X5tFoZFu16n7R4g+AWvO9WdJaEx1koyDSyXDzR+ClkdIQ9TkL5dBxE5thPUUPHSyXDxUvnYZzwScqgPb3puYc52uRSZgyfzAbm9xRlTpV9bu3Unwir/l8y+B9j98ZsYOWW5/Jqon2KFodIGY/rFIxU1YRpN493JoyaaRY+0i56h4EBVZwcs/in+CQrqAfjiSQWIBMb5GBzPVr52Vl/dzoF8cMn2I7CcZ0Sezlb9m5Hx1gywuJH1zRW624gQAegbReRP9OUpSkSkSxVEjfB1cEfjVhcF8GzaP5+b7ewpd0+f6T9ov1k4uIeDx0ekZS6+kbfGR7tEQsxBx5LQQ+JH5R5ojDeAgwiyrK9VxPHFIDax/EDTMzTDu1usyJeILaAVqfRdPQ2Q17A/xiYQLWgYUXYKVk312IZpbSAP3xlyqAo5XoEtxaMxCWmqJqHbnYQjlEPzzSCfPXfRm4NYD2Cpoj2Yki+bjWRAlqrJnmctQIMWBSGtb8xVI+9PBVPHisR3rYLIWaMw+fKiveZvqY4XSrJod39iO36O2Z7eo+LOWo3wYOhIZ4e6glnKU3UCHKHixKJDFMQQz18lwZr3o6ulEZs7XorGM0Ry1Hg5bkMwbjKRwsM3TMSH2elD5GXOgE274PMsR</text:p>
          </table:table-cell>
          <table:table-cell office:value-type="string">
            <text:p>a66d5887b696ceeb594d493f509ef1e25</text:p>
          </table:table-cell>
          <table:table-cell office:value-type="string">
            <text:p>Chase Credit Card</text:p>
          </table:table-cell>
          <table:table-cell office:value-type="string">
            <text:p>#d80d54</text:p>
          </table:table-cell>
          <table:table-cell office:value-type="string">
            <text:p>CHECKING</text:p>
          </table:table-cell>
          <table:table-cell office:value-type="string">
            <text:p/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ta:image/png;width=100;height=63;base64,iVBORw0KGgoAAAANSUhEUgAAAfQAAAE8CAIAAAC5D9QEAAAgAElEQVR4nOy9WbMtuXkltr4PyNzDme5QI6tYHMRBHIqkqKFbarXUmrrVLx0h+6Gj7Vc/+d0/w/4TDofDjg5H2BFWqCVb88RWUyQlzkNVkTWQVbfuvWfaQ2YC3/IDgMzc++x96xzWLbI7wqgK3DzYmUgkElhYWN8HpJwaJ4IKkLZRA9wEBkSAgdJ1VQjVZIn6HFgCq/J/CxhggAAADCCGMD6OV1JQLrkaCHS7Th7nsHXAzbO58+L+VwG5+9YhAIDIkEmKZfNsEahABKGFCBwhAmf5GAJjqRTkhxQOpXLIKcPvCgNIkDldR9c6yedLyTOVM5VERg8rwyGUw7PYqPw6Omcr5yH/djgel/lqxQpBQVRQhpy3rpXRhenAGQBQtk8OO9/KlQyHdB3y7GMKzMEk55/vm+JSRHJoOQLUOlTdxiPq0FSGZxeoQRQcFcwEAJwHSmvfeBQZ7p6yiaX86UJKbpY5uFERRgXS8csbhf707ZrfU2/7gu45v9pz/r7s3Z70fec/sr/uCHuqYXf+sv/8fffdd/5Nw77nveFryeWsgRkwAWrgADgCXMSJQwUgoPIwWBfXVPNSm6EKonCyIgWoEBWGzhAUUsEjOnSCS+BH6/XD1t9b6tdfOfvqS6//aPlwbW3btjFGAwGYmZnBDdUydC0qdcfr5h4MJkBRAxS4ZgwzA4TcSnciu8/f00vkSm9IhRQ4JJACBBARESohIgIoRAmFaGoWYs4N+STcSPdzziGDqSi1z18rT5KMAMQopRxeFIDQUkpKJmBM9akiFGo/+Hh1/VOOnzDnR4XYCMfgIBBL5Rmf6cSP/xSRBDGp/ONsE7ibpFEeIglvhwtJQxnJ+jceYwQ2wZcEpIvxyjtRCkII3NUhIqXPluQ4//H5GZ1lqBIrl5Tbx74YlCHdoABSC99oruyUYMZCJUDSBCGE3B0AlhIYSJP0V4Ly/hxArEB6LHehsDTPocC5noNR8vFoUE+jhqV0hfTnwDg+/x1jJ3o1ffvZR2FfutvoXqOn6NvhOIhBuZPpme0e7WUPKm/13/5Ptcc1fDzivjcov96wOKo+dq0gHs6qJ44O33f39gefeuq5k+OPP3fyxAy3HGrABTAsvbTTSb3uzIur3QyENIxgW0sEIuBC5xuZBI8fdlh6fOut1V98+Stf+varD9eg3lnpvJtM1pAYI0kRERFLzXJUuZu9K1fWvtaw+eQqVFB6ML0aD+ABEKi8T+lGjs90qjtzIGwnWIQQRhkPBc6JpfOg4JoqFBDCIaM8ACc0C4ULS4JOl0Gzhz7pG6jQJg4Cy/fK0D9AvHJoPSpCIHhSbAD30rAqdRATquxq/iIOsA0mKJIgf/zIEBOLEEtvFhmyN85JcJ9/BZU2dKShDZiq9g/V1ycFHawQ54xoJgA0g35KLGU0Qfofo/aTXl8sVD/lkEfKKC445cYbBGCiCf5H2J1AVqMmgJahPCCAmM+UVOwht+j62jDkASaSIpLGBgpAieUhSEmsOGWYOgsFNInIw0n/EwBVP+JGQ9sr4KtjcJcyeClhAgcxQTpGtP74OjFD3Jkulds9yd7TnTMX4DZEhjzl3Op73J4av0OwPXP+zTKMsMjtQZ39g9Zubn2V/KXy7EnfJkM/XhBCxCnNi6lEDR1CU1k7tTBn+88/96nf+aWPffQER8Ax7UA6IBicER4eUSR0S3Um0gJCVA0OLoCHwHeW+PNvvvXnX/3aa+cXsZrTHbZtvQpqk3kovV1V07PFK7OcvooScxkzggTDY5YxZgo+4fvVWrSNeuyPQ69TXGP8oICMOwcN73zfPfpOEku3UaqJFbkjU2klE6wnfE+o59QAy2AKJ0KlFtjd4MIABOZhQnNwEANVhQBUaBEKE3GS+K8SVEikN5b+kGosjRouzxLSwDKqq1Fl6qgtZsgepaRRRBFF2deEKJUOYhZzGUTp4FDK5mhlYlGempobfXmvYvmYyhaIkudaZALTMfVWwKxAgAnaGPr6T/+hzHsogAklDetGilB89MpNPkE1gZmNMZoCGkzUnI+iYgN9Rg/9AlCH80kgk49SACVpZBmiUAaGUYcXN7ocEUzjB8WhYH2fA0nIVuPPf8ZhZjMm9UZEAFfB/abxxFc707s9M6f9ITXO7WvE+63Cp5NFds8kduIDBWDcSdoSqdlKAYA9zP2m4K77dLE9g80Yl95VaANEVaVWUaEwCmLFcODD5VuvfuDQ/+7Pf/K3P/3hF2/pERDWl9PpJHTNXHyimmsg0JplCJjcXqJ6JeBLr/N/+8svfuv08kch4PDI3ISLFqyr+ZGFVrhBo8wMpJaRyt6xKXAkCV8Nyt2C2B5x3VXVKI07j0dBII7Qq41jQ3QfkLFkYpIpRv5JVFVgSZPpwV1oXkVgSQbJIEgFzIkXkQzBV57dQQGKqGTabmnETjgvIgn6nUSRrm9PBcqJAu45XYY5hyaZRWz7nE1wHyDeKMIE0yJOhFoGnh7ue4gXmmOfCZWF0Kc3KCam/bWgUq2FGCIpZDQMfFlESFpS6UeCQJreig3/AZrPB4SaciszNwSh9Y2T0pP6MnqojbUXIsARmoEDsJH8Pc6nHxjGE7uYQBkbxBwFINIlIU/PpSfpCdzVVT2gZzoPAgbZIrMFU3omuIU+3CSzZUZ70xh7ZITK+Z1KyD7GauBOBIjdHsa9T6fY3X/TyLpfOdlVqp13uI6QsJnx7ufdl4/Pg9m7CgY17wFFJENEBJyi8uLAxenJ7YNDWzSvfe9DU/tvfuNXf/czT90G5gDa8wPxqpWwXUPFlGuZLIDXiD/80r0/+PJ3v7uwe1o3vkJdQ5OVqqqcsl31Gl/fJbYefvx2rz78WO64GkRAMaHuiw2xjymWYZcjEMlA7LbTkwghV7pHCqp9qRLQlPKUQQtRBjkCzjkhtcjuWasRSgwjYg4Ufu1Fs8RRQB9QS/cSTTKIQnrFvOj1ArFBBiE9gxaNu/Q6AnAjjFaMBKVc/izs9I/r8r3GtB0AGFiuyuAu1DJv2JjbKJzStKhG/YwksfhisehzNkApZtDEtckYk+gxHpILE+8lncSYemiPiErtTZHj9gATE2s1mmSCnIaBsQqU9JlUZWXwIDG8+qQRJcpSWPyGhl5UMkV6SDLdS51HHht65UcAxBFoRggZLc1kRCiwNMiJpqHOxIxXlIqsq28ifhlAYWF/a98Z7wZ4dX7nTBohXl8mNtlnqNRdzFcB4z5L7p4g2A2aW8pwPllEbsjc9+PSnsFsz6AYd9iQbhwoQOxQVdCJUBGV4gEFIiqHZoHKTlycnd973wS/+/nP/utfvPMR4Bg2BZX0aCU63031Eng54I++9Ob/+6XvffXN8/bwCcwPMZ2AEdEARdd1qw5iUEnTHoUk3V1Vx414/IaTVQ1XanNn5SoV5gW9DLIjhphSpaTUrjaYQlMcGdOxgxun51gC2XFXa00vY6RmZLrnXC8E26CaE4gmaY4hmUamdC9wBVuzVpMQPPamUTiYCISk0JQUU4j0OAuQsTBrSJIxSYUIUCWLM5CU1oFxI5e/18SL50+eHoqIYGhwxUgwQHNK9jIppwO9OcEooiCTzC6ioAolzVj6m4mmEQhAfpoy2ECExdjrADMRIgLK4r2S9BmokpGQnKjoLCZUzvMZJFcYioghDwKSgTy1SgAmGZdtk7ZDjVsKvsIgHXoQT5MGgeVeuynLUDnyB0mw7hMl70Kqr2EukhX5oXqFAlgsLJ6AiJJRoRCLFEKjqckOFxXv6vGfLNSBwtQjKFSoSWrnJpQd7R+21zGh3a3R79OOd/Zft4c4gWrxKgjqfmzcK4NQ9skdMi5RqvB9rnHpjH2/7A77RrhtGS0HVz8G5g5ETKKTVkOMgTCnOqWfd1IbFP4QjJeMqzqeLi9W33jjjdXiv/+1938IqkBsW4+6DoYFcB/4y++u/88vfOPl+83smQ80AZEOXciPxTilo3pWVZBICpP93oyiRgJuZ7MRqdKx5Al1fIT/CwFRJxQKBDqOI03gTAA4qvTpnRmAmLtxTMcAYgayzThCFCR3eAvAja0CEMkxNPVYEWQDJpUwhYpks6RAqRleokWjOBEROvFA4rwEAANEFERC1ESOGIUGkd4MmDBmYO6gFHBUg8APw8B42mTZxS5hRh4XAB0xIxnNmTTDTXIsGlh/cj7CiPtnF8bsBZSQK7nBkEI4JQRpmCGAxOXHUo+5fsZEMUYhSMv2D2TQBASkSRLiDb2qLo4CCgFHIemYiiQiUCMFzsgkrGtqQnBMbJoaextnhttM5TJzF2qZpAmYJHCkOQGyeFeYf3HqzaVNdiONqS2BXiSm63qzKmCgS95NBEWcwCAeMEFSjh1g6gEYxQtMFHR6BS8MsM42JsQbPjOSFB5lAmijihgtKV1bMSw5Lm/FLjl4AltxiLyRdr9L41aAMvaaG0YAlT3Mfa9Yw904sx0zW4DIPedQdqXvB/19Mo7szMcs4FrlfHQsEV2XPOecAkZhF5slDOJqrScxWozQ+riD+9bpcvHVt1980k1/9n3PCaSqhWteOjzw+OMf4n/69392L844u71oSa9BLWoez52pNzXo2id757iaHlFZSae+tkOWcFtDfPxhryvkbi2yPz+b8kqjMUtCSjKZqlCpQqtEiwZtSZVOmrXmvETB3gUFYh4xI2mh4YlNZ5/3BMTsma8KfF+xhRdLX8qk1Fx1cEy30LF0w9H5YyAWAhzDfQpuD0OBihX77aDpl5RRSfLEpfe9GDg1CWgczfD6nwww0ZHnSa94MPNobv2UfGu0z4fDT1nMGSnppJqJUWx8x/KrZAF9lAMpBhkcK5nLlhV5gMVPZiT+bHj7WBk8YgHnmP12CCCAUNpIFCr1WcSZjZT8AvK9d4ktu7zNbti55No5v4N6s1X+nsrcyPVQy4zl3YHm3vjHC+9FSUosETDQHOFoaslJTyU6qmOav7tIMard6k6fPvvu//Dv/s0vv3D7APCs0AheM/zhF7/1Q/Pt0d1FC3h4JWDCpEWoQQ3O8tKRLU3w0Y1pmws8KgZ6fPgJh75/4kqJSsgoykJMiWTLEyqMFM1NL+WkmQio9l5lzMtVRBCTukEYVIsenZgcTQdEpibWl4ivCYpjPTBM9gf9PcneugPcNzT3oo8nE+7oNIFJ7FV1jNR2YreG218IWBw5YuYuKEgKci4gERV5liaEicFgQljyZpHkFVM0dAoMhl7ryFMeTZqWaSb4SNYXqhKEZnAHIbAi+yTy379oZMaqhFoxxvY+LRQw+73k15AvUUQWGw9ANZKpZrJfvBiQLQclpdxdSAgUMfmtZ59IJY1QwgxKJHP2LnFDRvE4hVd+fXT8EwjvgPLvJlheJnX9wexG8RCuD8HvTUly7GETCIAYJUSJToI3czAnEEsqiEQwOphpI/W5O/iD//j1J279sw8cw68VDfBnX379b7/73dPqSatqa9fwlaAVGpVRhPCQKkgFUNAIw/jxkutb8ljI3HbkI8FMFq5VWUZQFPJY5KpdQQwIu11r907HNL+/jTMtU18mXU9UAYkEIjOBTbqvpum+mjCvq0LvypLWwlBNNMkwaTwo3jWJv4sIsnOhKmAm3RZwa7pRklAAkeRSchXf0Zu7Eo1Pxy6jbhFhxCDGPFcAYSKAWEQEDEIgDfEGgdIcy7giFKJ380xKvBJI3j7ZnpndCNMME8KsS5NIjqVmTFAPU1UpbBmZ+Wqi1xQkR538OGYQ0swE5kCJPWcvdlQAOubshU0LqKBCBxN6odwwSZo4MzkmM5OSUKbwKLOgWHgfgWSc4biyISp5WVHS43I7IkSyK2fMAiCcUBMTKH5lI0aZoXyUInv8qfd6g9yEuTPf8ZqyDLB3kdEWL95nn7xGiNReLXjs8bi01wb396QkBqqxIucQD+kgLaSLiijBJZWPcJYaMGAQQWC9qm594Xs/eupLP/i9X3/BnwM/ivj9v/7bRXUrzg8ZArxHJRZMgYLsDuIJTZxdAO2fCkgLHcvMMpnjkwqR1o7mrnidGAXm3vOR+V2N6rl9ZlKYHfcgmgGTxbFP4IgkYSdzX053yASeZBQAVDEAhuhEKCZEFBPkmqQacp0TYizSUL9kSVCGnPSOilxj+Vkp0GwPFQIqMMCllzjkBociSEvCd0aIgBEEJRZHEYjlY0co0zwxK1GIRVxKJZLcYJC6vUrHmNaoZUZrIKkCY9q/IUnYSaZP1yZDaXJhSoNWtqgCxfNKSSJZLagdAdOxvJNuFakjgSXPnSDRAwA1FveerM6nx0nqv9EEAk2ATIiAhvxikrk5teGk8rte5pc8I8vWYhqT+3F6UIHQLKWnHKiCXk8XJtGmR+OegNuoTfb8favF2q42LMBoVfM1g/K68XDJNgTq1jBQaobXHDYGTT8/dNrm4x3iAZGuGaOQuTG+PTqWG9/lOiVPsRIxja+uvGsBVCOtEzXTICoEKcw2oXpVnzhX/fGXv/X5f/qCXwFfeeXtV0+XfPY5Ooc2ovJg1OSDCwfRvGSfETASFLfDarI5Eg+SGkaN8p1jE1qixT/2cox3iv1ur4C9C0CK413pIL3zHwDEzMWdUNX3PogCjLR4pNm5CJRQ8UlDT5BvkgxlWeaOzA426XaSgKCn3jRPExgY8/Kosj9BajfJOz4xQ0mwm0EqL49KhqbkiV/WNFEQAQqTv4dLWlAqhhmLk2V5mdk1KJUH3qiQPOcYyeupxeR/05JXFq+VTQ6XXBpSiyrOLzBS6ChJhs44buUA6O3HkjtNqj1EEYNQmay8jKViSSoASRq3CiNElXDZDUZcz+jLeiUWn3oAhuK9bkpxWWHbtbVAmkcZKEQaAJLak8+xPJMoalHWZ6yYYS1Nnsq0wwlYHEp6B9BEm9JarVSCHYt9dm4/oJb8kK5vBTNsbmdxvZDMxY+KVYpz803scXlwGk2mHx3/GOHGU4qb185N8NDFNQCjESEhMACIBvFBBfR5GgyQ0VBFnR8enbzx2it/803I18n/8f/4m7990H17rd38CbgJoNKsJwwUNK6CeogDAUubYeyad3F0sMVz5SYVTQhNcTNmcYNQZl5XPegVbpdn/XDpwBp6l3BGJWBMGKrZEVHSudIvWUqbRBGSCSl9Sk/OKy4pIQn0MscvfoxIo0XBaAjNg449B9MecDWVsV/RmmA7XViYmhY63Fs+y0CVuhpMNENGUfOhveoifayQlK6Asx32W4WNXdlSnaScSKZyj6e1JIrmnsEOAE1MEHQkhXPw3EjgPjaxpoMoaes5GRtUSw6KYV+BnKJUISzXjI5tqhiK1/M6taijBq29gRQZsoetBcpdpAfx4RwAkIiN4pXLh2dkXrxaGq+MipSqGdA9W3Vt2GM3wg06F2Vo9jcIO+YKV1P67nTDzp57zzVPHh3snsdcjeWGc3re7Pwd9bM/xhgPDTATpSiSdp12tDKCBppGMzGI1I5PWXdnVvl7wNdeeoinXgiLFTqBcz60LnS1MIp2kufhYKysUVqTM32H1zpU740ah4BQu5kB/Wb5A0hcxGQjlryecisduPoIknhRstf1++AxcU+VDIcOwkS9Cc3O4UnLlkS3I6AQZ06LjWHknlgWJeXdZnoN3REJiTQLKUlaYSpVZqApRSFUI9G7ThaDZJ4f5CQhoExSAWh5cpoHDGM/EiT+CxFhdm9HzFutoBSvd9fRAe7zkuM01JnLMnMyWkrhr1rUFhqYubOqAK43iJIAomXXto1lFQN8w3OGTLTZX5X+TKuKPAavGEtmEsnThWI+AAYMTYrPgJXM+9GlVhE3ZuYFuFlmGBm1gWSHT8dE2axG8kYF/Xhmmhl9Xg2U3PqNI0DPLWXA3L0ueruTb8o0r7+CKQVLlTHeBnMjLukDE79J7gLs9XPfcz6Hf68X6w2AHb2Ecn24vtHzGl0XYWKoDGqKtCeEKpVQQjooYUHYeQ2RLlZHbdN208kbD8/8d1Z4rdHFg+Xh8e2LIAgBISaZDBBl2lUtrbaBAI4WgU18T9poNhxLaT6po6RX4Syt8NYoZSex1Amouf2I9WN4YnCpVRUTHHzyZ5eBs7jkAEKJArq0rs9S61JqcoQoBCG5TgBIS59gYhAThoqIooCGRMjMFGZqBKIAgCOMoBidAR4pWyospO0vIBIESchSWlAPwEMio8/WSiQlxWUl2gwmeYEiBE5ZlvijMHiMPVI4Ui8BwpCgUzPKJ12+H7ggRekWg0vPngCayW2fye8mwQqkd7FJgxaQjCgkLYkeAiTDZj9l2WypvTEtd6P8Bgc9JB0EJCk7aSaST4Mkhm6F/ApkzDoHuCWQxjyjCgQy3tFImC5M7UPzSidmm6RmBt1z4J4+aJQ81eVoPt7D8RCk35wsZVyyEiTtvqQws7m+xOCosghJdtT+8mS25qg6BY9EgS0q/Z5NcoHNjnydwLEyvgPZh1hG8Q34X8rhumtxNdmlkDbawzXiNEZfKeE7xNfJucTFcnm9uJf1oZb3KoRQixZvAAHLTiI0EZWqoui9iwd3Z4f+97+NxZ1ngqsiDW3rZzMAwXvLIFjIFX0nqjCBKbQ3pEEIBEio67pt1wwBIqCIsRa4qrqwoNRZK2oaVBov0UUo0Ihq5UMNAyvXWQusUCkgCBGRXp2Ia2l0gKNfN5XTC40QEX+g1IqspZbgGo+1W8MHWAsL3ryHXzXEtEY1QQwIHSypqSqoVMz82iFMGZTaiG9c2r3bKu88ZNGu4VXqGZsgQT2trVuoQQXq0dUw8eaFFr0YDZMKMFucwqkJIa6ieooLomAUmNA5RxpjVK+V8+uubSUezg7YWjIwMgFr3muzrGsSEpaNrkmPLTpMauZ9m+9VkCy4l3XXJF1y4S8xEqQMC5oS4khpKLm/yegqYGC1BZaBsm+w5jlH4uwZCfKuk5nRylDmZB3mUFQIoKLqEhYzm6mRNIlhkQuZHGck8Yg8IUC2pWaGbhAFYnGdTCumhCPqHUGMth5LC21Z7NvD6qVhaXWp6cw6CUDgssJuzEXIUKiRLJMiAEisBsnshWTVLtgt8NmbXhKTEDKKCIetKAGoOAhizGNZ8iFKP+VZ9TgMo85uyNSbT4tvNvmGPpLsl9Iy/9F78W6Ffe40ybMqWbLeMU7lAa8d/xhB0yxWt+JMtrJ5YBTjJjE9TIGKRBTk/aCTFTB3uES0KsAFrQFo2wjNT2aXZv77C1yKd6LJDdeDDU1FQ6ZdabIPAhQ1SllUnf8F0zcm2Dx8iNlUJ1MaYqAqusjlOmDqjCKoHDQK8rgAwjmnzpkPMcYYoRESQGB6hM67zsSQrXoKwOppLTGIc1TQYoyUjoztRGYUKw7kBjEiwty0njVUNmuIYVpXqq4LGtEGjQIIg5S2ogDUHR/Hy8t2sYhiTiUi8empRipihaZD0i0S65R5XTF0y9CBAU4gBouQkL7lkXzsKDSqQgQOMbF17YKZQkQqOAsx8/WsZkQgcTshgyQ38KGfJhEo6zAi0veNDfDKPuy5y7hyclaEBnWlNI3EJNnjew6Dz8/YL2WUAiCCLs/sgExhihrDoczjwGFQKbfIVJj9r/0JIhssfuypkBum5BY+mkZYn5C8CdOaI+shhGTvIJ/ulUbH4nloMqSkuuopzriCsqpQ+qKVFB3uky/UEd0eznFKkiLJdSS5dVp2jc0PzuxYkqQ26Rnx1n3HlYsfN+zX6G8WbuTjqBjWlF0zMK9BIPLS4EfGvQ0I14yvU4Axu8ouALs0mBvd9xH4ngvGoiXkvNN3CEoTLr5mpgySxBWI/9EP37YIpxqjqXpAadbzwNKcChURGe2tQcCElqQXOTwyqYwJfLypN19BI+QStKV6JwhqeUMWMcC6btF1nfqqOpj4WppmGZZLrDv4aVAfnaugdIBGhO48RMQWzkNqQKBepxW7uLImwhAijFAFvVEDtWtaN5lGb9AIO+sWTdc4VDP4CdTgBJCVqxTopAI0PjiDk4NqNhFZCxbLAFXMDtq4rhidiXRdcGnL2aiGi8uzw/nsoKoacQEWQ+s8JnXVrDtRBGUUp6rO1Bs8RETFC3yMMQiiF50Y0ESO9h1A9nwgJDf6vKOYFRAcqRw9+KYXPMI3JAY8ZvfDyel1luMMIkPKMHPucTyfeSWfMeiX242AuOy4g8KLONqnfmOoSALRlU4+zh+5pRuAOJKTU2saX5mw9Z02bbpyr41UG553I08bnWsAhTqG2vTYgo2xti8Vd+5zImlm/ShkkVExyiCRcnokHu0BzccF4vtve8P89zP0PTe4YXludvresNUa+/51fc3qJxPYIwLgHz58mJ3wYlRf9TLl/tDTBXMMQiNgohYVXQchJgdwFZqAdQONmAmgyVlZ8uJZA8z7iTgHX3ddaB682WAtU5lPqyBzqu8i2bRtBLzHxKGqIIJIeAcAzRrWmtTRArzkJSAxLTZRUoPpbHqw7tZozuAbmaqrVaXyzq9CRwEsQhAJMnn+OVQKoL08izFODg5nlV91Ec2aCjPUoJrROtNICUL4OaZVvGxCgEStETutqSFOYWQIWVI3R1URD1gINEPtVRi6AENFNTPUQ/MYN/MiLGykKMSgurlCeAy75cKhIcYRl+zBNOH4iBf3Bzneosz9D1uIv3XfXnreR/ZH48c2K3+vw9hL+t2cKXvwYkyi9z2XAhFF54w2zIr7Dpk2pe9zKHNmDFOZPZm/65r8qTD3dOOb3uGG5z+eMNRP9nXaoDiPOv+9CXvumzbvygXz63XrvWdaLp3ntCpwScori6dTfrnYaYqgDJo3eFKKQHzeFG61clx40dqrejlbLQD4oE5ENEjsEIIQFdh0IpOqmtVddQT6ua1weSlxIdVEqymdd6IQhNABBgtJFveMM3a1QR1ax4WGIILolXBUAgZvRBM6h3hw4GplaO53HY23LYaZO+giksZSdwC1pUAF7Vpmk+nEy2pdxXPnFU7MTxvUQQNi46xTmEaXTHcWuihx3UGnx8m4qLQAACAASURBVJODW7Fr624RLy68imkQa/PaUooYhZh633UNohfvOkaBeDc1sY5xCzeRF8tkYTlr5GnPgbQBIcpOk+zla0A0iZEYTKAA0vlwIytl/kfz3BVluqfM2DHG6K2DR4e8d+5Vhpr2BZNBDLmas46ZUSk5xsyoJyRZyRpYs4zc0NM0dszfpdDpHrWLGYHAhh11zJHLtUONDZcPJcr8PVH1/vJsRe/NGsMzWfI2364fMSGRleK86aqVrMq3WTbnK0DaEucqc3w06LzX4b0fJG5oQv4xvPR3he15ZOErtnusf8/DvnpOXTkd+jzvN0vdzMygWiTQPqfRgaQFLx1oSdUyEdBh1RwcHs6cxYszv76cKT1D06yePDoQqjMFLKpRIkIr1NDJyuqOWLeOoTmZ6F1r28vL2cnxaWge0MxPpzoJZIgEDc6rmjWLql0/Ra3bdtl2qBS3jhfZe9LD6FSFKoA6CZdnEzs71stwcX8yO8bB3fuL2FkL0cjItM1gejsEqsrHru4W03h+EKwW7Yiu8aE6VtjULqu4VktrUTSCnbCaTCiy0tAsz+Ll4smZP5w4bRfCaPQREBFVTpzUhArXcSVdpZx0Eb4+UAkPV6swqaxsmJfF5yste8R8txj9DpFkzMf7RjBMDgZxZlui6fn7VrsZiz/9n/1VSTEfp6ccioiPPXOFzcLcBIyuz8GHG3EbtfeeuUMD2bj1zstHjjjDzCmdT9lA/OwpRqjqePPztBw5ffXFsoGbSEwf2X/Mym6m/Tsd2z/w+ID1/w9Xw3iqiuvQnfd6cN1398Q/RAB4VW+GLlLVpxI78RYMw97cpQ0yt2JBcIzJrceghAdlOpvZ+dtsTp+f8TMfvvNzH3n+Y+9/8skjNKfQCACByF7zNFDbiDjH6w3+4h/e+ua3v/mxJ575nU/+/O0jvLHE333/9b945fU3Ls4DZ1JN6mnNetYtl/VEPe3Dx7PffP/zz84ny7BuD4//1y98kTq/UCFUjaAKIYhO21kdf/Wj7/+tT7/w/NxPDqov38O//9Ovv/T2qnG1aQDAtC+5kAizWR3ffv12uPyVDz/zS5/6wEeeO5lPEdcIazCmRZNdDLQAMzTiTq19UE3/6OVXv/7m2dsP709c/KX3v/CZJ07m4XzGqKrqIKpSQT29w/F8ZoEzPzOZBqn1APcu8YXvnP7RN1/qJj7ZNC0BoiSn62RhZ1JjQFoBx2RKBelESRC2CeiSndmlEH8gLdTUAgoiUrw+hrEhgsj+LVdk/ZH4g6s43t+YWTtC+pZe2mihzCTyLhUF3nZq9ykM+9MAQZLhKDmBZaquac+xTdVbsoCR/BoJQE040O3E33ULtWU01PUPklh2WtVV+suG/j6m8Bxp8VK2WMpEPkspo04EZP6+vU4XSH5yIxMFIKN1XjG7XVpx6idAwu0Gkf3Q8xg+IvGocNMPUu/9WMe+53qvZZ/d4aaa+3s9b9r3WGVvRwDwqtp1HWJU70mSdE5jCBv7L4+C0CSpNSMzoBJzie3y9PkD/t4//dRvvPjMnQq2uNAzuyszUUS6IGHNzsyEFukXrV/E6fnbize/+7X2/o+e+uDdZ1zAg+Uzs4PDduHb1VT9vJ4HrS8iu1UHN3MSsVx44107eSou71+eLmxxK9oScgEADKoCVZhntMXZE7PwuWeOXzyeVKdv+XDysdnsM8898fpb324pqatH8QkLYd3qrbc+fCC/95nP/pvPP/nUFN15G87XYt7FGSMDl11s24DkHaOia+VitXjjzdfePlsE+rtTvSXr2cXqKVkdMDhXiXOsBc5ZcvM7P527+hjHRNv5A2D2/YcX3/rml4kDM9Pe9z9pXjCVvF7/isC9bVPFCGH7V5L+ieUDwSUTGeezlUPxpeGu9A2SuMHcOayA7cvf/7FRqiyG4GrOW21s/MUotS0svi4HH3IYqTGPYOXjsE9Yf9QlW5bVkiibCs/A34vhJO+Cn6s9AL4XeVB0I7LQrDQcGq+qAf+F0vad9fao8NN7zG0r1Oa06T+vQALwbQgQEe/770KF0Oa1iejrfeiwmR7RsikVAkSNhrZ5/mj6X/2zT/zWp2/f6rp5sxIfV6Fbed/BRzIKOogZJEikuuPp2Tn+5KtffOn8zeM7s7Nw0eniaMo2XB5Wwq4D6sv1WmYTcx7i0IWWcuSr2i6PbTVvOvHrWud3fPXq5drNJ6FyaEPnzcUww3om6xefOvnc03fmD988adeMXNf+Nz/+1J9/4e+X4GQyC37SrUyovoJDN3fdh47rf/1zTz5B6Hl7Z16fUv3E3z+LQRngAichauMQW64oeGr2N3/2n77x9sNwcDTx9cXDe+2qPjk59ouFIk5mtxrwItJPDtcV4RUmd45PFjoLnfij2Wtn7Z/845fuxVWYHlEk6e7JIZ1mikTaQIhA8vrjtMBoNO0qCr2UN5OdsMqS1IEypoYYwYFN06SsoNEtT5jMhBPtHH/gJktDfWLeAz+tRyWAkicyuR1Lwr060fcKLQPP1nGZKxSXocxqGZPDaNnRZYu/p3tk9/MsB6UlI5JGApLJ1yZ9tELGRKwXzcu4l3+yIGXpacZk5nchwPijfflZRcm0TTOQV9LGki164Su9gcF3fmQkKOtiJLn8pbcpgx0jaaHqes/IwpS3YOanhfU3WtFq/RTkStidCtzcG/3xzFT2mrH3fWyEV47Swd4PbT+mEIf8H7G57h53KwrEl+91JfpnFduqXX7wfQef+/DtuxVqyrQ6+PbLL79y7/yBzBudGIViEdEYXCCtOl3ZGf3L5+vLalJ534kY2YXGTBlbEYFzFlyIMZKAoZrRGgBKE649WmcNwzK2TWXzigzBIAansE7by+em/PTd49vWVqvl0WTSWrwjsXPVb336o//hmy+9tUb0DjpXeOecrtZzu3jx+Y/e8TgiqdV3X3/wlZfe/sHpRahdp1Y+dDkBHSNa0Te/1nzjwcIOnkA1jW105qcQF80bjHLvcvW9t8/ui+/eXjbqo9rUu0oW0sVVE/Tg1lkXv3m6PJeqgyS9RYiYFhzllatpw/P8xWr0gCVaIKhg0B6KnQWcK/PYDLJ7ZgDDaZt+7ntuIZudcHMc2MwKj0zp0zfO2cOgx/rMO2joV5i+7IeNjQv33XqUPra7liGN4ydXgKOioj+t5++lyw+aD3sdJiF7ctqGAtGSLf96s4rHBe43JKc3GlSEuOk3VB9x4z33uFn+N/f2uekir59c8O/QO7YVNAety94eBkBhguDZHfrwgbtHH7gDdri/jA+W6//9T7/+jbcuHuhxo7P89SK0CnMxCr36A5sfv9EeyOSwk9Zk5nWK2FDRwVpGipijaYQSrkKMoWtDCKGKrcTOMYgGRRsJwBvAFk6hJJs6XHz86PbPP/dkvV7R3Ktnl3U1PZryKcG//NTPfPuV71+u12Eyj1IbKqH5GA64+uxH3ne7Btpwv9H/+0vf++Nvn77egbd8h1jFiKgOlaASIioa55Z6ZJNbWJi27S3eOpS5NuL1yNS91eCvX33tLX904ZpOECIriTE0vkIA68NlEHeJO342DWWCJEn4LkormHdm6CdQSXVOzDR96ntDtJHka2EZ0EUyYRzLMQB6dSTT+p6BUzaMq1f83K94N44PWLzapfj5pNlDpEgejvqV9sOFHOeQbnpF3ByvUM/0tnjLjDQWGx6rF1xGvjTb3jJZl08nKZC/O1DUG5YLB8wlgbTKeUNDNyV7XT6lpLWogqHPZ2f8rLNsvQ1DWY5advNEfvy8U02ay3EMUqnP5ve1T2Dag3XvNRLtA/d9oHnTvWv2ecvsve+ejdX2hpsMThsbLVwz25vaJG4cBjx/p89ijBc3p31OEraUYICnOcYqrg8qCuEVnEx+8MbZP94Pr9vt5fRu66aOKohOIhi8M1BD9LH17eRkVrNdP3SmE6AyO5xXEzUfm0pWzkKQ0AhUotf5RMKh2lxNEWKymYrrVCMgMapXE0OIVVjd9fzE3aPn5745bYOr//Jr//jCcy/84u1nqhheuOU/+8JT3/vWK41wSdIYxGoRhDiv4AGx6Hx1trAfXRifeN9pPDORKjpHcagBpK/HUl0URVB0FBNEMTOIiyHS+aXgrXV3duwvZOqqQ1MJoY2qVVW1iGup1hGYHEZ1jKH/NJwM/b5oBoLRZhkoO5lvuKWPIVKutPL9cFzuNDKZlrFghzNA/8dWVlt0npteMVdBvE/cusXVJv+OHPD6cu2j2e7YpJGTCphu8ffxRGEM/bbL/Tyl9BbR8frVYa0pqQIybUScxlhTKonINKSkV0MSKiPyLv0t3nO0fo+z/y84/xsbDH6ywW++vO1RcdMWnPppByA5RKZ2ZQAYGZqTiQ9L6BTVHA+iv5g9FU5unUeaVt7UMQiC0IkaTPx0ujbAidmK7cLbtI6Lys5jM5l2F7fapTONkaGztZhoPeGJa1YncnaIBu3cKq/1nDq1atJ2jGxrrdfisVrdtu5jt45+9skTrC7DZPbqxfqPv//gQ3H2sU99dhI7Fbz4yef/4OXvnHFFa+BciNHUU/3ZRRPvHsraDmp86O6Td3HaNo3aBbVzEC+q2oiQEjra5So2/gBTYDaXaGfrswfW8PB2PF85R1+xqtdTv25pEgMCZ04ogWhi18IfNm2s5schRqWlb3f0Lu6K9BEPurzBwLgNJTUl92lF8QYpO2ENbvGb/b7nxRjx040XLZK2IN9i6/uwvk8xgcgW/1JA+u8njX170v2HrJI6kfeJtJ7cZf19o7SDCpvxcXy/svCOzLy+967pnz2tBU07q/T6DIj0uZSkuZdfiV38/Wro2boyr5stg+s4B1VsKUL5bfSTHvTzD6ZvL0SB6viT3DI8R34jG/j+n1GQPRR9bzkfk01y/4zh8eTz44etErzH70tGKxxv9EE7E0CtA0ANlOxKSBihYt3xQT0Rsosd/GK9Om+6t8IK8zmEwWLejCqZtFSd+I4BUDM4wUTh2c40oO3eP3Wfe/p2mJ8wtiZhzYamVaNoJzM/u+14y0UXGaMQLsIFQZDgxFWmvovP1tWLzzz9/MlscXm6fuL9f/etH7wU64dvXb58vvzwrdrZ+uPvu/WRZ45Pf3je2dTqSUOL8GuZvvFgFX8GCocOn/7Ak7990V1qFTgz7Yi8lsQYrVt2jA9a+/5FeLm7aIVV7VFZZKRG76LD+s6k+uSzJ4vpdClTwDnDFHQylaq+iGwPTr72+ltLxmVUCkOyjI52D0yaSyz8zomgbMMSSeXAiEdvdaxmcJyI3XL5DtRmlol34/jV8zEabbb8IwvlvDo8DJeXX4cZw/BLKfZPeEHi+I7XUbe3oH9rEnCV2fX8PZb9bsfnlOSccxblRCBQMpBpOL8OW/zpgP5oZ//tX97r8uzJ/5oWij7cVHN/5/y53Rl/YsHnDWh2hNHqxxLUYk0IzWCtekKhnkCUVYwxrBcHzlxcz3R+MoFDM6uOVliD6kwcJBuLVEycGSAe4s3UiVPxMcaJyIHGyZPHR7M7enDC7hKy7twasTrgk3HZGpZxfe/Juls1XVwH09DGYJU3h2CND/G24SPT408/+Wxti8bjB8vFf3z13sPZE0vYf/jKP/63v/b5p2L3lEx+58VP3Hv4lVfPFms3Dayic6ex+uIrP/qNjz3/M4eTOsRPvX/6/mc/TsBWCIaFWoOutYiu0fUqRL65ar9yb/WHry5euliR06lM51L7RtCuVfjs4a3f+OCz3exQ5wfeu1nlXbOeaK1+tuD8fnXQ3Dv95vm60cqqKk/IAder3iI00fxV5UGpTSvTx2r7lmaNnEPiT1ZEWwBJAdhuXmPkLbgMDML3yDEGG78yu+RnUI49GJW7XHW1xJVBZUOu6dX/HTCQJyFXmfjV3V2K7mG9np5P5yM7og3G2w3lpAxR2Pz10Vbcq0+Q5yyPPD9/bzjnHwFI2hJTii6zef6W2HXt8F5uEiyPIKaPibm/dx97SNnftD7f8fz+Aa9Ike9NGPIffMg2YpZK3IwVFARFgBjFkHY8FBfFu8l0tVqpUJMQQa4uF04Ba2BrIogx748qhAQo4RzUMwIRDNY0DS02i7OJxMPZZD6pvWMlPBAeeoTmMsROYF4URoVNnc4qH4I5nYirGVi17S3G903k+aNpWC6nhyc/ePvs9QeXa1Y2OfrTL/7jeWcI3aRZ/9on3/fBw8NDtrY6j3FhHnF28JXv//ALLz88VSzgFutmWgc2y6lhElHFzodQh3Yeu2O2d635xNHkn7zv7i889+TTlbBpYhdgAupEaxdZU+4cHs/VzYE6dJPYHsDmjIfE7Vl1ew40XVw2EzcpO/OqgRFi5Ys8BhoYU8whoO/bo3jj3W6mx8KL+2Bm49w2LrH+y9EbP6WDjcQhVyGZXu44bJVnb0vcPJNF6inbu+9Fokcb4sa/jqVFefS1o8JkaejKtTvyLynD/GZ05jgHHaXkHArB3xckfeGrFIaj8/NV/YcQxvE7hXEOj45vGrgnvFNJ9Fpx8a25Gr/7J83Pa2mPt2vH16iRceW88/mPL3hNe0UWdsSNyurtfDmmMDJEZSsonwJRiLbqVsF0emTOhyX8vG4b1tXRioLaIJB2QjiSBiPW2fWjOmLbOdOuCZOq9l7VIWp9n+H7XXCH0zC5y3Ap0UP8pZ/76RSr0wkXh/MJlxfN6tLNb82ryeXZuj4+mpgexfMn6+7XP/ehcP76rduHP3i4+vu//YdDP79Yt6ELx7ef/09//+2P/8ILcbWaz2b/6pf++Vdf/cPp3J2Gi85NiXhu0//l//n784e/8Gsvnsz1EC06elEsA9acdMZ5fXB2ef+2m1Z2MWvPp+erX//wp77zyg+XbTw4OV5hHYSxdVN/fI7ZW2u3rA8OpnfYxcvOjpyLoYWftVY/6NAdHLb31+mzFZYrVyliIgY4ST4voAxfWlLGQusGFiAiYnl9qWSmV/zb02JJpI/npT1OygdXgbHXthbGxdQ5iy0RZV2rJFOfZKHCQdJXPAWiIkirJLmJLFbSJHNiy+iWlhCngqbilzKgTGHy58LTU1D75boizLunkUzfYkh73KMnJlI+suEIiMQ0dUhLrfLcgwLV3M0KguUKTN1POeqH27srMeuLmoc2FOiStIHP5uJVkBGEQG00hRp38X6GkOcHyes/z2DKbjy9UpQrdVy2dHMDOIr3hkeB2hYKZCy4GVOWPZrRPlwTvR6s93G6ald8tewsr2xfjH5mW2JJE9Yrcfq+WlrOMY7JPV+GGs9IxlTgMc1U9uczeAd5s0F+GccljPfQNgGCueRUBgCJgxvEulk9CSFcXjZ3D4/O16BJXdexC9AA1Zg+7pq/8WOQCCMb6uTEOTepZ5fLVeBBK3LaxS/+4K3/6+tfu49Z13W1Rh+XAdpUtyfV9ITr902CfPjO3VrgK1d5Aw8ODhj1QN2Brf/JJz9c2YOTWVydP2guu7tCTtzdSc0YZs3iwRsvVdX7pxREPH8Ln/zAU3/0ze9OnrjbKsNivZ6dvNaF//mvvvT7f81n7x5YOPPeIx5GUUzWXbeuqbPQfPzpw89/8Innp/HWRNuweP9h9erlenm+8Ldmztd+Olt13Xd+9OBPvvvK68HH+siC1JSpRRVj5d5er3l4cikTf3y8jtG8FwjyJ48ZkwuciMtwy95hJkFcWn1T5ncjbXqsgYzaAPrRYevdXtmTZMufvYB8SdnQWGKRfQYQ38p/sxX104jy1dEdvw4mARYDA/L3tq6YAZgFnO2cyq87dzxP6fuU9PGy1YQLG74xozw38mfZ/gUbKeN8xlel9U2WUbUfcoYziZj2gEiYnt2PyrsWlq0ld9fwON7d+Xs+voXv3IP7e/X9fRr3Dblp+lxiHsZGMbJ37ma86zkfHffNensk2JxmDSl7zt8X84ZgfWPyvree3zkff6O3QTqyFtKxjUk2QATiPKzYXEy8kV3tJ8agLsJWs+qwxdRYORw48SIC6aiEhKo+WCxatdg0jTnpRKrp7HK1wvGzl7Xep92TY5m5+WzibNlRz0PtIa0tZrLuZk9aHZUwV69A9cJ2Ic3Z03P51IeewunLde1qbT90Mv23v/wpHj7lDw7BcLvu7szJcBqqyuLiubsHv/ULH/nSt//hAncerKWbP70WsWO9f//em15fbcPlpd06nHaL1sxCHWD0HU+o99end5944s68lomGdnF3Xk3jOrSrOY+dSaMtD6tG9B719ODupT+OcqBwtcV2dTmt3do1nTqZ1NXhYXO5cOmTRZa4LQGktZ6qmSYSMEv0M68HTUCe2Xr52mpPvVF2kindmJmMk24DfBMjTfo4h+aiObdebc9Qu9nU+vEg0sb36s8f779I2k73x6EsA8dHKeyAivtao+Tdcobv7Q0WAiaKbQAVaa/Q0YX9Xa8bCDCNNhzvSbmRZwImwa79ZyxRG27w9/TbeDBgskyIJbGLPc0X7N1Rcm+RHw/43jT/vdW6DwT32PwenyX9nfPZOZW6cs6Pnf27C+/ihfkbGTQETjgRQkFhMBqEldmEZm0DoJ7OzpZL1er2YeW6M7/ytfhIuLhWOhGBNKJLwMBuKrXFjui62Ep1jMmsWej50hZWddWx+VuNuBUVJh0R6yMXuop2GcIargmtN2u4BELTnJ3Erl7ef/GjP3Nga6dcm/lqYqifObrbmAPbrltMPJeLZnYwR+Uc4ySGn//Q4S9/7AN/8fqyrmadAM26Paox5ckTty7PzlnPFqbV3FvsUIlgirUwdvcXF2vKmiIxxrD2CBqbA+9dlNDGi+WiPp45X8fYVVVFuE5BIgBwVXQ6n046xSrG5fISaT9OYLNPEIAZNX0qTwwQtbSDJbyizA859pkpUszIK2bU7jbSx341mwuXhoIUEjPI8X0b2PSPlNEK8jHTLw1mewaQufMG0F9ZHzuaSWQeu9lKe4Hoaqkeb7jODpTX36WSZTexYWN3GVC+19OZv0Q6DHFSPuNnoztK+ekGrtaPsYYel+/HT297lp+wAp7CjWWZPdsVXI+53yRQYBAVCNWTkVSaGgCppsevv3mKiVuemfP2oafvfva5W9948/xYDyOcUmPa/FQaxxVg58vGz2+dN918PsEiBInLLk7r+bSaV74RueiItSVdwkMdfBVo6iql1LXW4CFtWVkla9/ZQbf4yPHks8/e8cuFnx4+hEl9eLoMdZi1nRxPZq6ar2dYLC/DaXt7Xr1wa7Y6v3zy+OQ3X/zk37/0V5fKtaMeH1Ttg6lr6rd/cHvZTqtbzfIy2pJVFHNiThY8Er2rzd15JXFNh2k1a7p71oX5wQlbOvPz2dx7PV51d7rFdPXQ2UXrp6K1rde3Dg+65bq5iAfzw1k1OaO5g5PLxRLiUrcbv3hmp3OQQmHM3uNgwrq0oDSdmsVqRfrYQ7+ufURQM3/MaymJfp/IRHATf4f156f1NGXF/DbTjRDJH/MrXjEjlrrVYFDmvIPsU+a0Y5NdYt+6a7BJMIddHSOr8Hl+kPIZ/Tri72WF75Ay0mAGTxjm9a5D6UbYPSpVymFjlxv0dTjm76Fn3r3swPFbLiucNvdakOy6LyKbDihJn9us6Z2Wz5vP/vdd8N4ioNvLlB/TfR9hy911rxthr8kjZiR7Zk43yB54dxODm8kyAMloNNMOiGkLAqWsWa11/vVX7y+I27cOz87a52/X//W/+OWvfu+1t99eREyIOlINRkwcJ6Y2mR3/cNH8zXe/7/1B7TqP0IX2wDlC2rZdLxc2nbnpkU4nYEtB6AKsAdo2LEPsmvaiFnStuNjMYjzqFr/wiZ99unJ1tOgOfnB68Vdf+MrDFpODHy0um2lVw1pVxrC+fXT00adPfu8Xf/bQTVzA5z785At3Tk5Plz5G19lBc++3f+6T+vDesZupHkUzmbYt10EiOs7jbEY7YPPMvFKurJ4GmZ41IahvKYHe+Vlz2dHsyPQzT97G8fHSV11V19OJrafHs4Pl+crcNEyOXj67/IfX3+y66N0kKDHazrevaEPaPwrGtKZfkudM3tMz4S/y7jHZJbpM5LdcDPetSyrUGehhemzc32DEG5eXjLFV5nSwS77f3sxgPLfYyrOvDQzcf5Pab5ZknPk+Hq3X3kFq/FGOHt93iu8oajWuwd/HFtpM3guR7zcAGpsvkgk5vW4bkfekYfXj934Q/Kkx4t1hTzn3fUP1xgz3hmFnvY0b83WCEmY3FJDsZq6o70aeeoSf+757GcU6NKBBHeCiTAIqNdHLs7/8WvOrH59UUk8Nn3/+5GfvHGnXKLWlD9AOwWBinVHW0b18tlicvfbK26/PZ+LtcKom0UBThAphgk7QhC6EsKQZ/ETiUl3nJNS1r2Q28za1yoc4jfG5w4OPP/O0b1s3nZ7Fw7975bU/fXV15ueT6BZLpxbUAMPR9CC+cf/brz34+DPP/srH7rLDE8f4lZ//3Pf++G/UOVkv/+Unfua/+xefvLVGZQhAQzTAMlx0YY1Ve8sddYtV264V1kh1KZOX7l9+/7wJs6OzGEM9adUfzg5n0p7MZ0986rCaz0OlDcJ0Wku0qZtYd+f4iefPnH7jbUzd17527/SUabuYvAdgEloB5J5uQklKhkZCkbcVA0XKYkAFWZgverMkgOIQg81N4MpusklvGXqRZf6efh32iM9fHeEAr+knS041WdIf8ux5+gDxafOcPEYMnaqsrR0wOlln3eaNtoa9fHIxN2ajYz/hEFMAVG7v9GsK2oi/l7JZrrVsQwUymm/zd4yXy6KfAWzsUtl/+wkFgYtffK4ZK+93cz83DrtClmcnCESSkB1fbhq9zz3hcWnu3ANGj4lZX9nX7qcQrjNL2HuOjL+5co1w471lruGNsyfcTJYBDP8fe+/WLEtynYd9a2VVd++9z2XOXAAQIi6EQIIQKALgxRB1oyiJkiibUkgO05IVsuiQZVJSSA6HFX5x2LLDLw770e/+CX6yHuTwAx90W3zzhAAAIABJREFUIcKyZBIiIQAEiDswM+fMue69u7sq1+eHlZmVdel9mXPOADOYxEFP7+yszKysrJUrv/zWWhIhhkQAUqgCDdHsV83jvfwfv/GvTlY/9+kf0dM9Tp+cv3z7qN/vAxkoe5/c1otFY7DYfuwDL33qEx/77r/4l2Z22kVb39qd77bS9s1G2xYqXbfvewr6tlVoNOsj4lmPM1k3WNPi/T2CHmk8fc97Xlkdn+zOI5vNYzn+3Lce7m6+75G1tBVaQVitVPaPz7babG6vvvTwm7/12qOP/6GXbIdj4Gd+5s7/+dn1+b2HL2zCn/vZT7/3CDcVT+53qxvt6cNIseOwklb6XVzHnl1/dOPmo747D+u7Mfz2N7/++49P5c77dg8fdUdHD4wmq9Pd9gbjqt2QbIBo/VobBW8dNdY03D6RcOtjH8TXH33gd7717eZkva/U0kG4F5kLFUkheIwgGIrbkyRhExw/7OvzRIyAQopFMlFh8TU+Tky0b5ERal90/No0KcugOl24tZ8J9/zbSI6X+pF7e3V9SriMQZfMS/X3Wluf6O847ITy6sC31+brTVHJ88A4uTMKtRxmONNSJBHykD1NmgBM6vzzxU0OpesK9+fNKjnY7CXtPm1DFwj9a+Vft/4rpCB/7tcEuOI/CFJ0H4kQQBpIgLRA6A3n2935+ZNXX3vt9NRkfbI+Xm97nMfwBOEUq0cSnkh7Krple471/W14JO3u5KVvP+m+cffhe9//4R965UNbW93rwhdff/zVJ/FBH2y1YggiEYKmaa3vSXvlpVc2Ryeb2y/v5Pi+Hf/ud88srD7xYz9y49ZJ1+iT0Pzml77x5TfOHnDdtWsqEQB0kfvQKoT9SnWjX/jib//oJz61uYMngi4gNj/09a9+84/+7Gc++uHj0OCNLd4I4fWAs40+7MMTNqdYncuNbdee4ehur3fRfu61B7/x+d///1598GR18tAQ2ualzea973nplPtutT4Px6fh+LS98ag9Pj269TAcbVc37u7QrW6e6uZ+lHgsuLW+3zXffONRD3UDILgsExFRozEPOyEiKqoiQLZZlfwJcXfqnk9nYTPr4AIH0AWSnas6yzCBuhnD8WlXnjQlx3FK0qPw0PP/C2Sddhb1vJ0xMvMyQAZVSSaspfRYgiKZ1jFjERdjMgA8Op3UztxhEIrvhRJyXehBHG11WW7axSwLDSaDXUyrYirPQk/MQ+UmXY7jDyI5LaaJaUM/Aa+aJRJJKpdKa4kYjMx4hXdcSBor+isFhJGWnj5mUuDAalP80y2/4PmmLv933XSwntG/vGRRdPrTpMDk38HyS4VHF87rX/x36HIeuLVDV1xZ2JZpeeDfVa79X//V4iRYTukiAzsAQAMEyBpoEBrdbze7B7dx/qLu7qzsSK0VdtFAMdEIdgrAAqFsmnB0zvXDzfFr2+3908fvuXHykeMbODvVVfvds913+/VudaNvmj7uYeerwK7rGK0x3mrCSyvcDLK2bh+bN+LxvQf3PvLe1ZGc2fbJ8c0XX32Mbz82O3552zR96E2iohNAKQaNRMPd5uy1T/3I+/r7rweE1ebF1+49Od3yxTt3Xjxu0Z323eOIrg+wqE1/pNSofaAd7QW97WHbwG4dvtvt3+BqtzkxCdh1P0R+4KSNuzda9A1bEaWuGKRrBDB2O+m6F1ZHpDze7tubt8+a8MVX37Ab793qCkAsQESKoGnIx00KEZGksEsybNJ8qikiQijM5a9WmRhMkCEi/t3dA4Qk+q1UgkrgZmHtFRLVwVeSlLV0Hn4dnH9J3l6IiMNCGURKKENVslo8PF+GehqOO7ak+LiVL0kyGXqNGIdUSw5witjVOOZ0ejLkQnmtiRlCGY4nHOaqVpccRCkp1sw2xqX+amnQWNa5tM7I0JMsor0Pnu8LlCERjSIlK/NIDZU6ryzcL0hzNfaZHWweSPUDvUpbhzTx593Pg+k5u0N4mnRd4a4uLgR7RRSCohEhBQtStBK1Owv7sxD3rUYNq06PibZxH/CBogy0YIpOTrfdrl2FmzfQCnf7o7Nt23Uiuy4029Xtbn1komAXZL8OjDGKKKAaRbpO+y5YJxLao5cenz48utFtt3f33fmNmy/s90eN3jKuAEA6SmfiQfUC2ChXxm5zzG57f/fkwa31ehVXAW1ojzvinPsOXWjYNgiMsmewQNF90xpkE9uGAdJD7fH2ETeB603XrPfaoOON87iKew0dGMGGFEPoRaLAwHUj2vVHigay3e3QhnC03ml7GpteWlbIeGGaI2vfiiKsGRqnqZgWWcks6AH35+4iNYlss7oGEXGBXpYN5BcmjFkXQ3kX9DoT8cwzIqcwFvrli1Y1FyGOzNDP2waZtOWprcRRXXPtAKAgWkW4D5lZzsZ8ZsAs6HMxKSPv+VadWeZTh6G8ZaFZTh2qNaOo+JrXgKpvANJqkV0PjPuWq01rTARBnQp3kOInMYNwr2+/GqinFYJvjbhUXI/D+v0m3HnJcvm9TNfE3P0FJxSNEAERNIWZwkIgpBPK5qTZHBvYMXbU2K+BALOEdtI8gtOt483Rjdb6ftv3EIiE/WqzuXGT/bkCEcF6QwCCBrLb7YMwUiIaQRNWx2FF9p2ZnZ7vuFrtN6t9K1H7J7ruiXVYyw6BFoymflInpi3Yhr4BNYZmi52+504n0j/eS2f9Hn0j/eoEa4X06GOz36+VSu5U9iEA7SOslBqkhUQcadOCsK7roISuu9WadhSlM0SwcQAr5nfMlGB/2neNIhwfRXjE48YYJjhBvb8e4doEQItiYsFpMyKWbKAZoBHQfDQ3VJPB8imGXqqE/z56x9KfdaG5K+BxFcs1jL+UOyrfD9Q5LT+vcPFdFsezZCg/4cNLxq8mvV2o6gCWvZgvIyRnSHNr1UJRJ5LFPxM6Npwr+Hlv9o8MACqJF6+1Pz8myg1kKtqeXtK9ZbKSs9nu6ftNiL8d07WpkEhqQijKhMKEFoLsjTDQrJPQURGJnjgJMISOSuuEEIMCZo8e3rt941Ybu747F1MzM7OuPe7jzjQQASqQoALrY9yet21DWgeDghqiUGFktFYk6Om+Z1S0R30fELlThUpjDFCgjZAeK6AFm7CPQcP2DNivbHN09vgRZBMabZqGalgTQnQROzT9ZtOohfNeDcGxSjOnXSMghm7fBQJtgCi6uOt0hzAADyQE6qYApKo2bbMHtrBVuzEg7ntJgYM4Omapzy4F8De8MCD9EWSYVUiFRAA0HWA9Q7b1r/0ROvKscK/l5pLOP5HZ68I4iFEMvhsFmIhUZlmJLCtj9kVTyqSqqoBytWlVcqqTfuSkznow6goTCJN7NZ6dEJFCton5EgDqoU8FKNpiuk3f2Yz8vLs2LwmQH/zFzyiSnF2VEf90YrroRdLyoyvYffSFDlSlxLpk2rmNk3j81dHdX1HqHSpWxnJSQK4pTK/rYneZLfN2EuHfvz29pnAnIT2oHhWIEIGqO4vZbhEahAZUmAKKZoV1gO1BEzOlBWFUQAQhYL3a9x373aZtdLM6353voyn7vo/SqjUCE3S99SBDuzoSWNu00E0nahGI0WDSQNrGjNwBbIEVKNCA0ML2vVgWGQoo0ACCVijR9h3ajYQjcheObwZytzsDe8QOQQCFtAEr62Ho2cRy3gURSACBpkW3h1grus87+xCCBXUZ5hHXGrPGJBBPzs+oR30TbB+32x20AVUlkHHq5lYwiO9pGoxCJTsHtux3wwTiimGO3REzDFLKl0/UwjqtJtmUpkAWGPJr6uRYJa9F+VDngm5eifVRDTLklN/LVaz6VuZgnTPaEIxftfqqRVX9kP5+iP1yccjWK3JmNMdXAZwaWe6LQASa5K+mrBauvFfmqbHaK+CZSsJnUNW1a5ipNW+ynu9V+v7tZ3M9/87JrahClFSiARDRS+K8C6AwwCKsl14lqKGDMEQqTagQTdLzxs39rkdPM4E1nazRtlttwlFDgAnHDzAwCJr1+fljYbAGhMAElvzMot+iF+z0KGy0b3pY16p1W+geso9GEGJtUqeA/bqDbdFHRG1P4z7G+OhJ3O/09g3zoKUwZRO03TPs9taG48geAqjBLIvdBmEDrGK/j9ahiWDfEE20XYyFkUDD3sCIjmzatlexRqFrpNAlTSOh6yMTSSYPsk/rfARXpHxSPQUAQ9I9NWQ9HSNhTcuHmWbD4SQX/pNWCGRxQww4eC2aEzatBIZoIcgbjLpk4b9X8t37TyFsxmssMZgGMZ0oJ1N1MjcxLBv1lzxFhz0Hqn0AJbFGh56P3sp0Rs2JjWs9YAfya/19/KtVf6VvparSDfcKh7Eb4XFj03qq/JFSP8bcD6QDQnMhN0P5B6t6hultI8rf+vTm/e9fl+cOgMVWPM9WpUBUGSP2EZDQNCpAH7u4w6YFoOouY/0tVwhwvouhbVfrrt9z22O9QhuAGNFh30EE6xVWa5hhH/f7vmk30Xp2ESGgUWCFGGER6wbGJoQ2rNBZHy20arFPW9eMbgqNiFADdkDXHm+46/rz03WzMW1ks9p3W2khgHW9kYBoaGXTMAISgB4UMCpJRiLAeoQQVmujQncqEjrru11YNX3BGlSdqKaEqcb9DmywaiECI6Lt+50fhvrIps76/1lUeP8tH06mkZdBiEEh5hGaDKIsHnVB0pL0keEFcs0Xbtx6VV80h/I5E+JFdZ+UyU7Epq/xIs89RfzI9ouHMPqLpNiFVqOXYu5XSbWwTmB6pVDPf0WW0MW5AAHz+EpDMMWhigSyZ/3do60yBzUkAHEsjnVwbU95fa96ey0vNG86Md/5VT7zfUy6DgwT/t30ppPI//ybb+IyjqFAmZmxFbXIFABCwknFFBmSBhISakz2j+kKJ+EM9RMCwxCxPuULYnkL1FQIddKbmKnlHhQffoLk6btP0o3lTkrr+arkoEXh2pzHyFGC5S3N3aMrUO59MFGtE0DgjAXmsA9++CmV1kcVGHRhEhc8YiJYUfFbEhnGafE0VS2EyJCYJ1axHpMlVLpQAfNtlBVWjFfLFAOoXJi4LqlAZe5UR5UvMZ5k8DnDkl+uLfn1rYVE+xlJ6qLGhjwLau1+wpapL5TMCzQkxy0mEJFIA+CHrWP2S48Us4qFyFhSCo5UUxvzz6USP3qiSR3nJHMxpTBbylXIcz/103kvdD8ThAbPTxFafI3LXuNTW+4ch6SgSycyUjNzfFDGNCUIDxmbjsbwmajqZYd18Sdw0AD2gqqvV/y6i8T3gcXss0pvQnMH0ghf9FgGt0wE8lY9/Vk9zyJVJ49MaIv1j9sdnpvLX8s/CUvVtQgy4XCAk2XM+EaGR5s6YEX4GpA92ZZf6z13MmNnrj3P38HtFCdqSiwv+nWSaqWaJ7xd1OGXbKkDlxAGCDUmhnvizpNghMCJdAyTXmUJNXkrCm5e69cY69Q5c6bp24KKvaj7Yya4F/X05VbGSa57tHfNNHU4M94oDGq4UAYG08CWKT5VxGgYjjokUyEzyJX8aBbmvl+ZxotFhRiCdFfJsoICIJ3wXixLn8FuhtWLVR4SB6VglP9uep7pTQr3H5w0WnVmJ3jz9GwX/ong8+QEG8kQMhx4IZk2+EKwJ4OIGNR/EAEZ0iak7B0AShRRd2/nnnh1EKb0DQcH/X2OretM+Bbgv8LQxVchIP2nPub1LynWEmdHsqmzI0AGYy+S9fjIjBeY8lPr7vmyWpPzMbKPiOTIU7FaGpybeN0nKxV4kkhRVQ2SItyq33pWyemLL9JNT28ka/Mu16ut82VKwqVSe1qg/HlI8306cs676S1Izbujf3GaH1JdY8Rq9PDAVcJDgcmmHZjnZ0HGxHD3ozk6DlW5es8VuBMZR+cle4/hcIA5CNxaiA/XYhAh1UHrrORM4KZLDrJlqsIcasg5ox3DbDSmORzXj6uBt7nDw/c3ly6m05QyNfJTrYvMsdzGFgODh/d82M0qfEopduCMgdd9ww9J+eun8aw4VM/zVeKvLd/eQeKwub6Xsrd3uu6rWyTvRMofnDRzAXF4erGKdHGVrpI0jVP2i7NQFCCL/ad7miyOYXNFftpKS240EnelPuvzVvx7zCJjEDeVDl66SQ+DlnkpzkoJqY7Bu2Q+GPT/+IJnlSBLOaWGOoR04qdX7U70dyw+F98lVDaoaRSSBzYFEKVi/iTtflLBiJJYj3zNYZcqc+EUN8dvKmXc12atg4d0oUi+31C6LeX+EjuKpIJ+MG+VRKo8U2I6GhenAzL90PtyqObaUE6uU/45pR9s4f4Dlp5qp3KxWJ+1culCIoOXqoW2JlByaXfWgXQUWIJaAAwpirQrvcNBwKBxj/cilZCtdMZMPfT9wSAEK3152BWMLjmYP4LXs15Z6+nVnqDc3FDDIsuFM2pmaugid+cLqa786vGVru3/XcZXiZQdQwAiwfzIHCMqniNH1S5p97WOP1oyAVx95k92QtfW+xfKX1DJ9d/Hd5D0fc7pB064XzvVc+kKmPsi++WCdOjwv8jd4dQRM3FTXWwUMbigiEU0AGoyyDzSkXcg7RqCJH0/HdoV5pA4xXJAn0PS+k0k8bKdZlMBLOkqyYQQESGUhGaIaCbiRUQMBiY/xhnDL/p7OhCv9w0Fr09jkL3AF4LgiDxTHTIPA0bH0JNrNkf56W6TfYFUITlowZwuVsMuJ3V6QX9H7f89DbkBFPcYQ8qwKviI+bGDZWA92aeWphzCYmVoRrq3f0zSfGUahmtadlqgzvIRPHTBgZpkXOpdWfw9S9d1P/D2T9emRk2NRScK9YWXVg5Drrm9PZQW2MoZrWbm5ynEJO/9/VVPKC1zwUGXx0HBNbqFxS8QscTaXgipcfG1i2wczDzLkwN7ptbcJ9uOxT5fK4nIAKnlEbmUXjJHY+qzzYv8v4/2N8DwXNwfc8LrXHQnklOO2eTSn/lRaV6ZyuMs+nuq+U28489cLHyPMPdr38g7SBw271RbgcOY+AHs75DwVcwfOHE4+tV0Vzs0sFx8fLY2amJcwyU7hlQ4gTOCrBtCXDwK4KT4mKzJ6oipkAENT4BJ6Zw7Co4AyOQVMnuXzAvJiLzoV0XHu43Ilp/ef6vqd/EkiTNoIsLK+w0AcQMKp/BI3lIMXU48eodlTKB0hxNmXoBahlSrpStmQBq5qoRxU5h57gnoyMBIGd5BT545C5tYKuXMNHrpcIXMzmN8n+Q+bbxsNJIpzi3yRohOZXSUCaCSMe8wiHRuLhjikBQ8SjmaLYmUfEXpVSC+a57JXQAzVoWqMtckuh/C6J/dFuGaytYzEqDPY4vzzmXLHLqv62rQRUG6Wj1Pk2qVc47ap/346CWpAYJldzQu5rMQGACKuf5e51cZKBakdQ/JoSNFyGRa4SW6+ayLy+0CQKW2TtLiVsAkhRGvG73u6zfI6OvHb7qozBglV5F5+FCZ7QCSY5nstMczAyTmE+xiJm5uzup9HlzWzB7BFQfjUrFwXbnxvRKCz1m+HezP01FIn0lqEN+874K3Yzo05osiwGodbFL+QP2HeI0XLR516xNsdAJB1P2Z9y0drCaVLyHL9WyiCETFEeaqFiaT3HLA6zIxa7iD/l54LCJizqiHiEgUD/rBAZHnwKKx2vo06ekQDLo/ABMF3TPROFTpuN3peIow+yrwU9+yqSIp4gtD5YAl8WdYlNpxW5UOnounnPLr7Kr6CSSE5LD+LpmCiiTfHfcv/t+FnCM8uS/ploEcZtZEBiAro/CL86ys7FdKTyOADsm6uidVOuhR57rNfo+U1MPtfm92AHV690D1onQBZeLQQx25ALtymuvpi21VoTSxpJmNyxPOag8z885Fnoz3wLKsnP1aM1WGS3KwBZcseRBmjmXqA9WJ7j8ayfHt1GUWVfUJcl1XOOfPLKYp63z2Ul7RJcuhYhlgmZFbvPWZ/j5l12T93TzCalXA2TX089pkCQV1cMcnymhrdeX03KTk4pnt9TcA13u73i7IxHOBZZ55jd8n6RkeYF69fruQt36golTdBX0bYTV57aAA1AGZqUQ+axNQaCSCJAc9AEPGtStfDgKIgQFACp3qfar06MyWQcasR/x3emRHVuAMmNFhnUnkrGwqkFgraUUZebkdFNKM1yeKzjAa8D0EvYYMPU08G0cAUuvvZTESOKDvN1FjL3O6Sy1z/ZKpJ/eK5li2BQUcB1DUbT8Oqf2/54MSOCNeqZwqFsnjbxmeS5ccb8LbqjMPpUXh+6wOGKeVv1lZdugdebsI8bcyvWOF+3XTM5kcQvCaVMjSfK6iwmfG+Hv63Spj+YKhC4rSKxW6kktMEPb0nUgyuxxSRbKpOOySHcdXfZjq765LSuXzPfe/OgGWQRCXO5po1ocwesHoV8f3MXteubYak5nyaubpWfmfOVRPMiudMfRluOcRPdQPS5ebmBH8066FZQKk5oKIAclRGhYuuVJ6rpj7U7xr329C/LpK5LNSOq+S3rHC/TDGfVAVf36duahdjlsfEQnGsgBTDTExoSv9XSp0tWZHOEEmiAkT30TEaUBZmmRkuu7l6JDT60yYvolIBJUJPU8YPUVENPtnX4RiFu69gla8MyEpzDaXaJJ598UqtchNAs7wmK4Wlrp+xXSoYNLfq5x5lKVDXmjKciw5UpXvaby+vOfwk4WkyyPzZOp7L+Zj1ZJZjAhSGb/5oT9Io3HV+8fhufpM0nOq/Hv0Xl9XKL+Vi9MPHs/9+zNxmeuSf0xySgh31ytUeqyG6Wa3Escy8KlzJU6xED+680ICi4kWLeKOwQeJIDlSBIq+PCeqT8GWrJIu3sJocs+Ee52d9yWH5ucSzjNr63KIdgRyT32gz4nqc1D+2aY6yGqxVGByPZ1y0hh6CFYPt5XuwycGJJ1iP8+OLqURT6naTfqPwOLTLORWKmE5Akm9VwVQ+4IFFVdOIgKx7HjpCp9wl7SqhA+mQSh5MPMZumRHtuQBoOuai81zOVBVmmWTh3fSZyO6mD/RhkoyO8AakuX8OacsyV+70swb5OABGIfenxky49QTVwKrk0RIqkfKh6fapbdBQDd7lOisFULUvekLiOBegVOjYgVqF7HkzREcv1tEdGkCx2fyeLkBhfemIO/VvVulY9cUfue1p3wAg+9Dv2psoeqVFup8gihEE1Dl1U6HBCJS9gSWcGV6KgWDKgFSGogj5Ey+16OgUH6G5Ud9JySppgppz+OEbIlaQebuD9JyPe5vX8tql6PPRhSZQgUh6mUjGVJ4rHz4THMH7woWnzMsY1ht6SbpkEYZZq7ZLigsQKCBGhWgUPxZ5daNoEGYe2BAkB7igQ1ARYRYckyqklm8BhjEVCgIZmHxFT644nq8NuQX+cJPgZGd0NQ0mARriNCp9Ao0hWZL0BgtmAlgaBY5F4cAv4O+dJ6DytAg7y7fYZ9OMqsX/fT5rBbIma5dY8RXuPoAUnF5KpamNYi5XA8zCa/SC9TR2KQviQhUhB4PKFJEWEthZv+RmSKZWvMCMeN6FyjLFdxca/rTq5Ikn+VXPZmwaw7uJMaNDsM26VX+6jKw/Dp8nyvphyxOL04DkJLhlEOpDg3udMyJS8gU0wNDhXWfhe4TLds+ObhTx4cSIF5vwl1dsle3YcWNxTCI5Spjku9qMJg0mu89q1EGqIiQAkRQE3YoBkKgljYrVn+KhEmOf9LiYv7iJ2HwADqCFEHo8L2KzweJvM5O4q1Mb3vM/frC8ZrlL5DWCYe+kjyfHqZdsecH4JqC4Q4pToKHlKKVlKx2CYUiCRfWToKEuAGl0ryMq7giYuYYsS+ZBCBJgApcg67MlzDsbAbYJPuo8TKuWWe4eDImB5CWvHxWmnvaWHB+7byGA0OsRQdfgPjTYjZZAEb4u7/Z9f6ufjruDj9W4rhenC5JMkLey+W1o+bhrGVyab378f2JPK0MunTG+jh6NDRA3dYqzRcSzEf9fq7gQxaipT2G5ZnlMc78swVNEYQU9H6r6qYUk0/z75x8Oo515X+ArKGIhqhpD2h+smWZiAqAAkpkMIDG5a3QW3hweii9cy1Un1XiZa/hWP5e/gJcRuFYqB8L+MzVrgW1Ys6la5Psc/1HiegkSIetXIX3CE2lFqRTU2IkN+kxWivau6eaCTPp8FKZLOOrvh26n4HbXhExB8V0zEgZnUBU7U4qHXLSqnCgceAyTzOXpyKOD5lQzIk3yUOksTzB8SKRi1WFi6lqEPFwfUn8X3BvB36aZ180A8V6QfZsMboTYfZBhGSsoYqYkD9/PHVANAUJD1IA9ZAHmdafV46x3p1QVV/A6s9rJVEgJORPDLAUIAEOdtWEWq2ivi3Niu8DufqO1dwPSc8LeL4LlS9oyMudGHTPw2VKz1Ar8lcEcnIT04CEJS1WI9Ur5tIw6XOUAjIIlCVyU474AX8HTQDnxafWARH3iFJ8GsJAMRERc442hGRMFG8gW88DU66Lo9/kwKZXKIkIqzF6DJJaqu17vTYM+4DEt5mNROHIz7dQ5U/noY+AF4diPSDh8A7biG8+ZEKoZamp507Nq1nw+pvW3AW+fERWSEdgkbdFFRjVVdw4qCELTJtUxMf4TaVraBWphd5vymeaJMnu46Y+uYIy+iHQvG7XvtN01ShIN+jbP/ixSvWpS7AM7XpClgooREdwPHsYQFNzkFMNYiJ5CemvJ1LeSs39LWvpLU48dEB6IIkuTPqL/K0DBxT2yx7e1cCcuYJ/ybQ4VGG1sSjOBTzbiTFu4eMaH4FIKNIykPkASTuumeYkfbkgawk3NUatfxyr0rI4YrnkgMLXF6Yv413CpAxGZkOzAswlDl5+SXICwkL+Aa1+IrikWDCl2qZMS</text:p>
          </table:table-cell>
          <table:table-cell office:value-type="float" office:value="-1">
            <text:p>-1</text:p>
          </table:table-cell>
          <table:table-cell office:value-type="string">
            <text:p>EUR</text:p>
          </table:table-cell>
        </table:table-row>
      </table:table>
      <table:table table:name="bank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web</text:p>
          </table:table-cell>
          <table:table-cell office:value-type="string">
            <text:p>address</text:p>
          </table:table-cell>
          <table:table-cell office:value-type="string">
            <text:p>notes</text:p>
          </table:table-cell>
          <table:table-cell office:value-type="string">
            <text:p>icon</text:p>
          </table:table-cell>
          <table:table-cell office:value-type="string">
            <text:p>online</text:p>
          </table:table-cell>
          <table:table-cell office:value-type="string">
            <text:p>fid</text:p>
          </table:table-cell>
          <table:table-cell office:value-type="string">
            <text:p>org</text:p>
          </table:table-cell>
          <table:table-cell office:value-type="string">
            <text:p>ofx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>
          <table:table-cell office:value-type="string">
            <text:p>a372cda0d53a2f9b0f4c46d0cd3136748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0,<text:line-break/><text:tab/><text:tab/>q: {<text:line-break/><text:tab/><text:tab/><text:tab/>$set: {<text:line-break/><text:tab/><text:tab/><text:tab/><text:tab/>name: 'Citibank',<text:line-break/><text:tab/><text:tab/><text:tab/><text:tab/>web: 'http://www.citibank.com/',<text:line-break/><text:tab/><text:tab/><text:tab/><text:tab/>address: '500 W. Madison\nChicago, IL 60661\nUSA',<text:line-break/><text:tab/><text:tab/><text:tab/><text:tab/>notes: '',<text:line-break/><text:tab/><text:tab/><text:tab/><text:tab/>favicon: {<text:line-break/><text:tab/><text:tab/><text:tab/><text:tab/><text:tab/>width: 32,<text:line-break/><text:tab/><text:tab/><text:tab/><text:tab/><text:tab/>height: 32,<text:line-break/><text:tab/><text:tab/><text:tab/><text:tab/><text:tab/>uri: 'data:image/png;base64,iVBORw0KGgoAAAANSUhEUgAAACAAAAAgCAYAAABzenr0AAACl0lEQVR4AcXBMWscRxiA4XeW2VKVrlIRUlxqIb4rlqv0F9ylumIRe5gp07hQoeIKNy6XMIPYwkVq/wRBwAyBD0WQ8kABQwLBlVVeMbndLMdmkUmUYO3zGGstU8qYWMbEMiaWMbGMiVn+p12Mic0GPnwAVQ5EQASk4tO333B8fGx4hLHW8l/sYkxsNvDuHQciHKhyIALekxeFYcRYa3mqXV0n1ms6IlBV5M4ZRnZ1nQgBVOl4T+6cYcBYa3mK3avLxOaKTlWRN41hoCxjOr+Ys1rODL3dq8vE5orO5RX5642hl/FUf/wGVQXekzeNYeD0NKYQlIfbLUP5643Be6gq+OVnhixPlDeNodU0fM7R2Zyx3DnDI4y1lrEYdykERZWOCDRNYeiVZUzsVZVQFLl5+/5jurneEgJ7ioggAiLgXGHYK8uY2GuawjBgGSnLmBaLwJAqezH98NOc1XJmQmBPEaHz5uUWVeUvgqqiCiJCK8ZdWiwCLWv5G8tAWcYUgtISEaqKTgigqtxc0xEBVTg6m9P67vs5D7ewDoAqVSWIwNHZnNWSAWHM0otxlxYLpeW94FxhnOPA+5icKwyPWC1nhj05jUmB84s5q+XM8C9k9FQVUBDBucIw4lxh+AIyeqp0KuFZZYyo8qwyeucXc1qqynPK6K2WMwNCqyxjYqQsY+ILsAx4D+s1hKBATFVFJwQIQRGJ6e6uMPyDNy+31HVMIcDdXWH4ms/KGHCuMN4LIgIoISghKKCICN4LLeVx3gstVWW9Vg5+paeMGWstY/f39+nH34+4ud7SOr+Ys1rODL237z+mh9stL158xcnJiWGkrmNiz7nC0KvrmI7O5qyWM8OAsdYypYyJZUwsY2IZE8uYWMbEMib2J2Tx9ZNXxshWAAAAAElFTkSuQmCC'<text:line-break/><text:tab/><text:tab/><text:tab/><text:tab/>},<text:line-break/><text:tab/><text:tab/><text:tab/><text:tab/>online: true,<text:line-break/><text:tab/><text:tab/><text:tab/><text:tab/>fid: '2101',<text:line-break/><text:tab/><text:tab/><text:tab/><text:tab/>org: 'ISC',<text:line-break/><text:tab/><text:tab/><text:tab/><text:tab/>ofx: 'https://www.oasis.cfree.com/fip/genesis/prod/02101.ofx',<text:line-break/><text:tab/><text:tab/><text:tab/><text:tab/>username: '',<text:line-break/><text:tab/><text:tab/><text:tab/><text:tab/>password: ''<text:line-break/><text:tab/><text:tab/><text:tab/>}<text:line-break/><text:tab/><text:tab/>}<text:line-break/><text:tab/>},<text:line-break/><text:tab/>{<text:line-break/><text:tab/><text:tab/>t: 1558722082076,<text:line-break/><text:tab/><text:tab/>q: {<text:line-break/><text:tab/><text:tab/><text:tab/>icon: {<text:line-break/><text:tab/><text:tab/><text:tab/><text:tab/>$set: 'data:image/png;width=32;height=32;base64,iVBORw0KGgoAAAANSUhEUgAAACAAAAAgCAYAAABzenr0AAACl0lEQVR4AcXBMWscRxiA4XeW2VKVrlIRUlxqIb4rlqv0F9ylumIRe5gp07hQoeIKNy6XMIPYwkVq/wRBwAyBD0WQ8kABQwLBlVVeMbndLMdmkUmUYO3zGGstU8qYWMbEMiaWMbGMiVn+p12Mic0GPnwAVQ5EQASk4tO333B8fGx4hLHW8l/sYkxsNvDuHQciHKhyIALekxeFYcRYa3mqXV0n1ms6IlBV5M4ZRnZ1nQgBVOl4T+6cYcBYa3mK3avLxOaKTlWRN41hoCxjOr+Ys1rODL3dq8vE5orO5RX5642hl/FUf/wGVQXekzeNYeD0NKYQlIfbLUP5643Be6gq+OVnhixPlDeNodU0fM7R2Zyx3DnDI4y1lrEYdykERZWOCDRNYeiVZUzsVZVQFLl5+/5jurneEgJ7ioggAiLgXGHYK8uY2GuawjBgGSnLmBaLwJAqezH98NOc1XJmQmBPEaHz5uUWVeUvgqqiCiJCK8ZdWiwCLWv5G8tAWcYUgtISEaqKTgigqtxc0xEBVTg6m9P67vs5D7ewDoAqVSWIwNHZnNWSAWHM0otxlxYLpeW94FxhnOPA+5icKwyPWC1nhj05jUmB84s5q+XM8C9k9FQVUBDBucIw4lxh+AIyeqp0KuFZZYyo8qwyeucXc1qqynPK6K2WMwNCqyxjYqQsY+ILsAx4D+s1hKBATFVFJwQIQRGJ6e6uMPyDNy+31HVMIcDdXWH4ms/KGHCuMN4LIgIoISghKKCICN4LLeVx3gstVWW9Vg5+paeMGWstY/f39+nH34+4ud7SOr+Ys1rODL237z+mh9stL158xcnJiWGkrmNiz7nC0KvrmI7O5qyWM8OAsdYypYyJZUwsY2IZE8uYWMbEMib2J2Tx9ZNXxshWAAAAAElFTkSuQmCC'<text:line-break/><text:tab/><text:tab/><text:tab/>}<text:line-break/><text:tab/><text:tab/>}<text:line-break/><text:tab/>}<text:line-break/>]</text:p>
          </table:table-cell>
          <table:table-cell office:value-type="string">
            <text:p>Citibank</text:p>
          </table:table-cell>
          <table:table-cell office:value-type="string">
            <text:p>http://www.citibank.com/</text:p>
          </table:table-cell>
          <table:table-cell office:value-type="string">
            <text:p>500 W. Madison_x000d__x000d_<text:line-break/>Chicago, IL 60661_x000d__x000d_<text:line-break/>USA</text:p>
          </table:table-cell>
          <table:table-cell office:value-type="string">
            <text:p/>
          </table:table-cell>
          <table:table-cell office:value-type="string">
            <text:p>data:image/png;width=32;height=32;base64,iVBORw0KGgoAAAANSUhEUgAAACAAAAAgCAYAAABzenr0AAACl0lEQVR4AcXBMWscRxiA4XeW2VKVrlIRUlxqIb4rlqv0F9ylumIRe5gp07hQoeIKNy6XMIPYwkVq/wRBwAyBD0WQ8kABQwLBlVVeMbndLMdmkUmUYO3zGGstU8qYWMbEMiaWMbGMiVn+p12Mic0GPnwAVQ5EQASk4tO333B8fGx4hLHW8l/sYkxsNvDuHQciHKhyIALekxeFYcRYa3mqXV0n1ms6IlBV5M4ZRnZ1nQgBVOl4T+6cYcBYa3mK3avLxOaKTlWRN41hoCxjOr+Ys1rODL3dq8vE5orO5RX5642hl/FUf/wGVQXekzeNYeD0NKYQlIfbLUP5643Be6gq+OVnhixPlDeNodU0fM7R2Zyx3DnDI4y1lrEYdykERZWOCDRNYeiVZUzsVZVQFLl5+/5jurneEgJ7ioggAiLgXGHYK8uY2GuawjBgGSnLmBaLwJAqezH98NOc1XJmQmBPEaHz5uUWVeUvgqqiCiJCK8ZdWiwCLWv5G8tAWcYUgtISEaqKTgigqtxc0xEBVTg6m9P67vs5D7ewDoAqVSWIwNHZnNWSAWHM0otxlxYLpeW94FxhnOPA+5icKwyPWC1nhj05jUmB84s5q+XM8C9k9FQVUBDBucIw4lxh+AIyeqp0KuFZZYyo8qwyeucXc1qqynPK6K2WMwNCqyxjYqQsY+ILsAx4D+s1hKBATFVFJwQIQRGJ6e6uMPyDNy+31HVMIcDdXWH4ms/KGHCuMN4LIgIoISghKKCICN4LLeVx3gstVWW9Vg5+paeMGWstY/f39+nH34+4ud7SOr+Ys1rODL237z+mh9stL158xcnJiWGkrmNiz7nC0KvrmI7O5qyWM8OAsdYypYyJZUwsY2IZE8uYWMbEMib2J2Tx9ZNXxshWAAAAAElFTkSuQmCC</text:p>
          </table:table-cell>
          <table:table-cell office:value-type="boolean" office:boolean-value="true">
            <text:p>TRUE</text:p>
          </table:table-cell>
          <table:table-cell office:value-type="string">
            <text:p>2101</text:p>
          </table:table-cell>
          <table:table-cell office:value-type="string">
            <text:p>ISC</text:p>
          </table:table-cell>
          <table:table-cell office:value-type="string">
            <text:p>https://www.oasis.cfree.com/fip/genesis/prod/02101.ofx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66d5887b696ceeb594d493f509ef1e25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0,<text:line-break/><text:tab/><text:tab/>q: {<text:line-break/><text:tab/><text:tab/><text:tab/>$set: {<text:line-break/><text:tab/><text:tab/><text:tab/><text:tab/>name: 'Chase',<text:line-break/><text:tab/><text:tab/><text:tab/><text:tab/>web: 'www.chase.com',<text:line-break/><text:tab/><text:tab/><text:tab/><text:tab/>address: 'Bank One Plaza\nSuite IL1-0852\nChicago, IL 60670\nUSA',<text:line-break/><text:tab/><text:tab/><text:tab/><text:tab/>notes: '',<text:line-break/><text:tab/><text:tab/><text:tab/><text:tab/>favicon: {<text:line-break/><text:tab/><text:tab/><text:tab/><text:tab/><text:tab/>width: 152,<text:line-break/><text:tab/><text:tab/><text:tab/><text:tab/><text:tab/>height: 152,<text:line-break/><text:tab/><text:tab/><text:tab/><text:tab/><text:tab/>uri: 'data:image/png;base64,iVBORw0KGgoAAAANSUhEUgAAAJgAAACYCAIAAACXoLd2AAAAGXRFWHRTb2Z0d2FyZQBBZG9iZSBJbWFnZVJlYWR5ccllPAAAA2hpVFh0WE1MOmNvbS5hZG9iZS54bXAAAAAAADw/eHBhY2tldCBiZWdpbj0i77u/IiBpZD0iVzVNME1wQ2VoaUh6cmVTek5UY3prYzlkIj8+IDx4OnhtcG1ldGEgeG1sbnM6eD0iYWRvYmU6bnM6bWV0YS8iIHg6eG1wdGs9IkFkb2JlIFhNUCBDb3JlIDUuMy1jMDExIDY2LjE0NTY2MSwgMjAxMi8wMi8wNi0xNDo1NjoyNyAgICAgICAgIj4gPHJkZjpSREYgeG1sbnM6cmRmPSJodHRwOi8vd3d3LnczLm9yZy8xOTk5LzAyLzIyLXJkZi1zeW50YXgtbnMjIj4gPHJkZjpEZXNjcmlwdGlvbiByZGY6YWJvdXQ9IiIgeG1sbnM6eG1wTU09Imh0dHA6Ly9ucy5hZG9iZS5jb20veGFwLzEuMC9tbS8iIHhtbG5zOnN0UmVmPSJodHRwOi8vbnMuYWRvYmUuY29tL3hhcC8xLjAvc1R5cGUvUmVzb3VyY2VSZWYjIiB4bWxuczp4bXA9Imh0dHA6Ly9ucy5hZG9iZS5jb20veGFwLzEuMC8iIHhtcE1NOk9yaWdpbmFsRG9jdW1lbnRJRD0ieG1wLmRpZDowNjgwMTE3NDA3MjA2ODExODA4M0Y4OTk5MDkzMENERSIgeG1wTU06RG9jdW1lbnRJRD0ieG1wLmRpZDpEQURCNEE2MzBDN0YxMUU1QTFDN0NCQUVCOUU5QkI1NiIgeG1wTU06SW5zdGFuY2VJRD0ieG1wLmlpZDpEQURCNEE2MjBDN0YxMUU1QTFDN0NCQUVCOUU5QkI1NiIgeG1wOkNyZWF0b3JUb29sPSJBZG9iZSBQaG90b3Nob3AgQ1M2IChNYWNpbnRvc2gpIj4gPHhtcE1NOkRlcml2ZWRGcm9tIHN0UmVmOmluc3RhbmNlSUQ9InhtcC5paWQ6MDU4MDExNzQwNzIwNjgxMTgwODM5NjE1QkNBMDYxMTAiIHN0UmVmOmRvY3VtZW50SUQ9InhtcC5kaWQ6MDY4MDExNzQwNzIwNjgxMTgwODNGODk5OTA5MzBDREUiLz4gPC9yZGY6RGVzY3JpcHRpb24+IDwvcmRmOlJERj4gPC94OnhtcG1ldGE+IDw/eHBhY2tldCBlbmQ9InIiPz7zo7xsAAAL9klEQVR42uydeVRTVxrA73svGyRhEZBFoEAAQbboWGvHGduO1dPdugDqYNGquNCizrQ92paZU3s6Pe20YwUErXWtbanjUnuOHc+0TjtqN6kFwqIgUUGBgIAECCR527xXHPT0dAYCL8lL8v0O/kGO5L68X767ve/ei7EsiwDXBwORIBIAkQCIBEAkiARAJAAiARAJIgEQCYDI4eiz0DtPXftHVWe/mUaYM66ApLPuC1/3YIRob5FE/Babu8xLd1Sdru6iaQY561vHorLG3j4L9dwjUTiGQUTajJViVu+p3XeyEXlLkXNvIIMwHOU/qXlpbrRMgovtRonugi60mNp7rEO//nCl5/j5G0hGIMz5t4pl2C1HG/KP6LmvF4j8f/y9rG3jwbouEzn0SmPnwM22fiSSCMAxLi7f/ET/3Ef1FpG5FJHI0xdvriup5swp5cTQixSNENc0iqdVkmAIwwpPXM3df8FMMiDy55yt6168vbKjy6yWE3e22titf2KCwLif3aeur9pdY7LSIPI25y4bl5boWm6YkRR3jVEtV8fi2MHTLdk7qnsGKBDJo7vet3S77mqLibOIMOQyYLzOI9+0LinW3ei1errIutb+xdsq6xv70B3toiu5lGAnvmtbUqJr7bZ4rsh6Q/+CgoraKz3IywUt3nKJcV/BL8raM4t0zTfNnijyasfAoqLKGr3RhS0OxaVcckbXOe+dCu5DeZZIriLKKNSVNxhdskb9ZZd4WV33vK0VdQaTp4i80WPNKKgsq7vJ927cCSleoTemv1NR02xyf5FtRmtmse5sdSeSYsj9kOJV+p70reXlTb3uLLKzj1y2q/rLH9r5uVPkjiI5vIgLV3rS/1b+bUO3e4rsNVNP76o5ea4NKSTuKpGHRchbom/uS99W+dXFLncT2W+lOYufnjOI4jmGA1BImtsHMgt1J3Ud7iPSZKFX7609/K0BEbhHWBxEhrd3mrOKq46UtbmDSC4Wnz1w4eBXzXxRnmPxv32fzm7zqnerS78zuLZIK8W8UHpp7xfX+RkQzNM0DsYlcdNoXfNu9Z4zLa4qkqLZzYcatn92dfC5D/JMuL6PgjCayLw9tQX/bHJJka8c0289cYV/4uOxFodcygiTmXrhw/q/nrjqSiIZlt1yTP/a8cv8w0UPtziEBLdYqRcPXdryyWWaYV1D5FufNb56TM9yl4uDxTsgcIpk/ny4If9wg5VmxS6y4POm/NJ67orB4i+5xLj66vWjei40SUFdCizyvX83bzpw0WplkAQHa//TJY69ffzy+oMXKeHqWCFv9/tnW/+wt3aAsygHi8O5JLCSk40r3qux0oy4RH78vSFnT02vhUYyHMG6oOFvPB+XB768nr2jul+IVDxhRB7/8caKXTVmziLUqDa5JPDSMy1PlQiQiifAfT9R2bG8RGcykdC7sRmMn8Y7crZlabGuo5d0pshTtV0ri6tuGq0Qi6NHQXz6tWFJ8ZhS8cZ098/UdWcVVRq6zG6SeuNElJLPf2jPKNJd6zQ7WuQ5vTGzsNLAFawAi8LE5Vldx8LCisvtA44T+ePVnvTCilbOogwsCoeMOFfbtXBb+YUWm9O3RrNiufp63+IiXVObmV+aZGcomkVmis8O8Zj+T3lV5+Nvnt+/Lm1GvK8dRXJfloXbKuubeh3TLgb7ylKTA2UqqUd1Za0mquRf1zTBXiG+MruIrDf0ZxTq6q4YHRYiMxP8j26eKvW0gQ2G+sy0wpa8Xxt8XLkxsGS7rrqh25FpcEo5oQnygtZTsM5Ocze/tcb5+m6+RoVxv/gYUUQajJYlRVVf13bx86iA64rc8H7daV0HjDSGMFnoU7VdPX12nJVUyHBNkPfkKLWQIhu4ISqLoEYdor3HumJXdYfenqvJZER4mHL+3cEvzo0J9pEJI1LGb2UB+m5D4FigWtbhJ7djLcWi6+39Bcf017osB9cmew9XELR54h2BICnBDRCOlRlKvx0+vxlEijz2MdRPfc/V4SDS5WHRSNInQaSHTQgAIBIAkQCIBJEAiARAJAAiARAJIgEQCYBIAESCSABEAiASAJEgEgCRAIgEQCQAIkEkACIBEAmASBAJgEgARAIgEkQCIBJwKZEs7FHuHiIVUtjVwy1ESgmogd1CJMHv7wQh6foiUyNViEBwmofLi1x1f3hogAKRNNwvp8AKJTI22HvPquToMBUykcjKINJuP1bGQjHQSf7ZmIEewbFLI91496HUwM83T/2iqqO8qZei7XXMLknScaFKNRxbcPuOMNFRPs/MuUswkRya8V6aWREUzdpvo0j+nbHBvhXAWwwNVOxbmzo12kdIkbf+AE5odQDcPbbQAeMUB9akzJzoJ1hnB3C0RTMd5CvfvzrlweSAkQaYTUU0GPpbjRZvOeFpQxGSYVPDVd6OOTnKwvirZdtXJj2qDbShprSpiAGS2VR6qdFgwj3MJTNAfZY/LTVCZfeSKEallLydnZA+Ldi2Js+m/50UrsqfF7N8Z3VzY69nHWxmIs0kY/dSaFaukPxlUfzymRNs7rvYNn2A8eOQwxu02Tuq9E19HnS8mRS3e1eaZiVS/NX02GfnRI7ir0fT2ZkR53foWW18lA/XJsMUrFAWMRz703zN849Eje4NRtlrnRKlPpyXNjnOj5/rAZdjtogYdtPc6Py5MaN+j9EPP1IiVB/npU2fNA6N+Xxgj4ZhEcuufzx6y/zYsbzNmMaRcSHeH+Rp750UwI1ewchoYPlYXDU78o3MuDHOtIx1QiAmyOvQBu1vU39yCZPdtlnkBhts1n0Tipclysd8QrUAMzvh/vLS3LRZU4KQBepYW7DSC2eEvbsiSSJEh1iYKbowf/lHuakP3RPCt5cQlyNhgH5sesjenCQvqTAKBJtrDVLLPlybMvc3ofxJuuByGIvUnGnjD6xOUQk3qSLkpLm/Uro/JyXjvnA+l8DdXY6+NjTTD2iDDq5J8VcKeSquwE8/fL0l+9YkZ90fPjg2cleLXH0oHV0n00xPTxp3IDclyEcm7CXh9viQe3KSsx+YMNi3ds9wxEYZi2nxfh+sSw33Vwh+SXZ5Hsl9W3evTF4zO5IXSUODeesRY2KMD9cljBlvlyOj7fVgmcBR4VOJGx+L5kV6uEvOYj81MVL1YW5qYpjSToXYMUNAQmBvLIrftEDDF8J4sEszFRuh3rcuVRuptl8h9k314OrYVxfEvvSkhn8I5JlxaWUiQlQ7c5Kma3ztWo7dc3YkP7l8ZWGsVIZ7nEuSCQpQFC2f9LvEcfYuyhHJV1wf7+W5Ma9nxis4lyTjKY+9SMbHR1aUnfDE5EAHlOa4LLo/PnzXW1kJSi8JP73u9i751BtpcXZixj0hjinQoemQuQ9GFCyfpFZKkZV2b4teCsk72Qm/nxHqsDIdndf69Myw7SuTfNVy7tO6p0U+9YZ4Y/HEFbYnULmSSI6lvw7dnZPk7yNDJON+sYgR2Jb02GfmRDi4ZOdkmi+4O3jf6pQAf7lbtZd8AhX+8ryYzY9HO/4zOW3JwBNTgj7KTQ0P8kL9lDu4ZPnUmxeeGGvqjeuJ5JidHPBBXtpdId5owMXjkhsek/T6R6Nfz4x11iU4eRHPzIn+pRsna8KVLpy+xVm0UGsfjnpzUbwTNz9x/mqs6Rrf0vXauAi1S/Z9GD71ZtnsyK1ZCTKJM2sVUSyrmxrlc3i9dmKkil/X7mIWqYyZE4qyBUiDcweRHKkRqk82Tk7W/LQMwVWw0I/dG7pjeaJSBOuZRLTQNSFUeTRP+6tEf34ZgggbwjvAMNQzQM2YNn7vqiR/pVQMFyiuFctxId5H8rQz0oLE1ffhLMqJO7NPTRZm3tTg/TnJgWqZSK4RY8W3GUqr0bKooPJ0TReSiuN7ZqWTNX4nn58ywV8++MIASTMMUopphagY9xAI9ZUf2aCdxcUlxTg5rZIfIDKIYXNnhYf5yYde9pISSpGt8xVjRA7S0Ucu21l94ptWRDP22tdnWIsSLMBHvvKhiC3zY2USUW+cIV6RHF195GufXjb2kQh3jki1l+RhbeCcEW+tASIBEAmASBAJgEgARAIgEkQCIBIAkQCI9FT+I8AAaHe8VN+wwh0AAAAASUVORK5CYII='<text:line-break/><text:tab/><text:tab/><text:tab/><text:tab/>},<text:line-break/><text:tab/><text:tab/><text:tab/><text:tab/>online: true,<text:line-break/><text:tab/><text:tab/><text:tab/><text:tab/>fid: '10898',<text:line-break/><text:tab/><text:tab/><text:tab/><text:tab/>org: 'B1',<text:line-break/><text:tab/><text:tab/><text:tab/><text:tab/>ofx: 'https://ofx.chase.com',<text:line-break/><text:tab/><text:tab/><text:tab/><text:tab/>username: '',<text:line-break/><text:tab/><text:tab/><text:tab/><text:tab/>password: ''<text:line-break/><text:tab/><text:tab/><text:tab/>}<text:line-break/><text:tab/><text:tab/>}<text:line-break/><text:tab/>},<text:line-break/><text:tab/>{<text:line-break/><text:tab/><text:tab/>t: 1558722087662,<text:line-break/><text:tab/><text:tab/>q: {<text:line-break/><text:tab/><text:tab/><text:tab/>icon: {<text:line-break/><text:tab/><text:tab/><text:tab/><text:tab/>$set: 'data:image/png;width=152;height=152;base64,iVBORw0KGgoAAAANSUhEUgAAAJgAAACYCAIAAACXoLd2AAAAGXRFWHRTb2Z0d2FyZQBBZG9iZSBJbWFnZVJlYWR5ccllPAAAA2hpVFh0WE1MOmNvbS5hZG9iZS54bXAAAAAAADw/eHBhY2tldCBiZWdpbj0i77u/IiBpZD0iVzVNME1wQ2VoaUh6cmVTek5UY3prYzlkIj8+IDx4OnhtcG1ldGEgeG1sbnM6eD0iYWRvYmU6bnM6bWV0YS8iIHg6eG1wdGs9IkFkb2JlIFhNUCBDb3JlIDUuMy1jMDExIDY2LjE0NTY2MSwgMjAxMi8wMi8wNi0xNDo1NjoyNyAgICAgICAgIj4gPHJkZjpSREYgeG1sbnM6cmRmPSJodHRwOi8vd3d3LnczLm9yZy8xOTk5LzAyLzIyLXJkZi1zeW50YXgtbnMjIj4gPHJkZjpEZXNjcmlwdGlvbiByZGY6YWJvdXQ9IiIgeG1sbnM6eG1wTU09Imh0dHA6Ly9ucy5hZG9iZS5jb20veGFwLzEuMC9tbS8iIHhtbG5zOnN0UmVmPSJodHRwOi8vbnMuYWRvYmUuY29tL3hhcC8xLjAvc1R5cGUvUmVzb3VyY2VSZWYjIiB4bWxuczp4bXA9Imh0dHA6Ly9ucy5hZG9iZS5jb20veGFwLzEuMC8iIHhtcE1NOk9yaWdpbmFsRG9jdW1lbnRJRD0ieG1wLmRpZDowNjgwMTE3NDA3MjA2ODExODA4M0Y4OTk5MDkzMENERSIgeG1wTU06RG9jdW1lbnRJRD0ieG1wLmRpZDpEQURCNEE2MzBDN0YxMUU1QTFDN0NCQUVCOUU5QkI1NiIgeG1wTU06SW5zdGFuY2VJRD0ieG1wLmlpZDpEQURCNEE2MjBDN0YxMUU1QTFDN0NCQUVCOUU5QkI1NiIgeG1wOkNyZWF0b3JUb29sPSJBZG9iZSBQaG90b3Nob3AgQ1M2IChNYWNpbnRvc2gpIj4gPHhtcE1NOkRlcml2ZWRGcm9tIHN0UmVmOmluc3RhbmNlSUQ9InhtcC5paWQ6MDU4MDExNzQwNzIwNjgxMTgwODM5NjE1QkNBMDYxMTAiIHN0UmVmOmRvY3VtZW50SUQ9InhtcC5kaWQ6MDY4MDExNzQwNzIwNjgxMTgwODNGODk5OTA5MzBDREUiLz4gPC9yZGY6RGVzY3JpcHRpb24+IDwvcmRmOlJERj4gPC94OnhtcG1ldGE+IDw/eHBhY2tldCBlbmQ9InIiPz7zo7xsAAAL9klEQVR42uydeVRTVxrA73svGyRhEZBFoEAAQbboWGvHGduO1dPdugDqYNGquNCizrQ92paZU3s6Pe20YwUErXWtbanjUnuOHc+0TjtqN6kFwqIgUUGBgIAECCR527xXHPT0dAYCL8lL8v0O/kGO5L68X767ve/ei7EsiwDXBwORIBIAkQCIBEAkiARAJAAiARAJIgEQCYDI4eiz0DtPXftHVWe/mUaYM66ApLPuC1/3YIRob5FE/Babu8xLd1Sdru6iaQY561vHorLG3j4L9dwjUTiGQUTajJViVu+p3XeyEXlLkXNvIIMwHOU/qXlpbrRMgovtRonugi60mNp7rEO//nCl5/j5G0hGIMz5t4pl2C1HG/KP6LmvF4j8f/y9rG3jwbouEzn0SmPnwM22fiSSCMAxLi7f/ET/3Ef1FpG5FJHI0xdvriup5swp5cTQixSNENc0iqdVkmAIwwpPXM3df8FMMiDy55yt6168vbKjy6yWE3e22titf2KCwLif3aeur9pdY7LSIPI25y4bl5boWm6YkRR3jVEtV8fi2MHTLdk7qnsGKBDJo7vet3S77mqLibOIMOQyYLzOI9+0LinW3ei1errIutb+xdsq6xv70B3toiu5lGAnvmtbUqJr7bZ4rsh6Q/+CgoraKz3IywUt3nKJcV/BL8raM4t0zTfNnijyasfAoqLKGr3RhS0OxaVcckbXOe+dCu5DeZZIriLKKNSVNxhdskb9ZZd4WV33vK0VdQaTp4i80WPNKKgsq7vJ927cCSleoTemv1NR02xyf5FtRmtmse5sdSeSYsj9kOJV+p70reXlTb3uLLKzj1y2q/rLH9r5uVPkjiI5vIgLV3rS/1b+bUO3e4rsNVNP76o5ea4NKSTuKpGHRchbom/uS99W+dXFLncT2W+lOYufnjOI4jmGA1BImtsHMgt1J3Ud7iPSZKFX7609/K0BEbhHWBxEhrd3mrOKq46UtbmDSC4Wnz1w4eBXzXxRnmPxv32fzm7zqnerS78zuLZIK8W8UHpp7xfX+RkQzNM0DsYlcdNoXfNu9Z4zLa4qkqLZzYcatn92dfC5D/JMuL6PgjCayLw9tQX/bHJJka8c0289cYV/4uOxFodcygiTmXrhw/q/nrjqSiIZlt1yTP/a8cv8w0UPtziEBLdYqRcPXdryyWWaYV1D5FufNb56TM9yl4uDxTsgcIpk/ny4If9wg5VmxS6y4POm/NJ67orB4i+5xLj66vWjei40SUFdCizyvX83bzpw0WplkAQHa//TJY69ffzy+oMXKeHqWCFv9/tnW/+wt3aAsygHi8O5JLCSk40r3qux0oy4RH78vSFnT02vhUYyHMG6oOFvPB+XB768nr2jul+IVDxhRB7/8caKXTVmziLUqDa5JPDSMy1PlQiQiifAfT9R2bG8RGcykdC7sRmMn8Y7crZlabGuo5d0pshTtV0ri6tuGq0Qi6NHQXz6tWFJ8ZhS8cZ098/UdWcVVRq6zG6SeuNElJLPf2jPKNJd6zQ7WuQ5vTGzsNLAFawAi8LE5Vldx8LCisvtA44T+ePVnvTCilbOogwsCoeMOFfbtXBb+YUWm9O3RrNiufp63+IiXVObmV+aZGcomkVmis8O8Zj+T3lV5+Nvnt+/Lm1GvK8dRXJfloXbKuubeh3TLgb7ylKTA2UqqUd1Za0mquRf1zTBXiG+MruIrDf0ZxTq6q4YHRYiMxP8j26eKvW0gQ2G+sy0wpa8Xxt8XLkxsGS7rrqh25FpcEo5oQnygtZTsM5Ocze/tcb5+m6+RoVxv/gYUUQajJYlRVVf13bx86iA64rc8H7daV0HjDSGMFnoU7VdPX12nJVUyHBNkPfkKLWQIhu4ISqLoEYdor3HumJXdYfenqvJZER4mHL+3cEvzo0J9pEJI1LGb2UB+m5D4FigWtbhJ7djLcWi6+39Bcf017osB9cmew9XELR54h2BICnBDRCOlRlKvx0+vxlEijz2MdRPfc/V4SDS5WHRSNInQaSHTQgAIBIAkQCIBJEAiARAJAAiARAJIgEQCYBIAESCSABEAiASAJEgEgCRAIgEQCQAIkEkACIBEAmASBAJgEgARAIgEkQCIBJwKZEs7FHuHiIVUtjVwy1ESgmogd1CJMHv7wQh6foiUyNViEBwmofLi1x1f3hogAKRNNwvp8AKJTI22HvPquToMBUykcjKINJuP1bGQjHQSf7ZmIEewbFLI91496HUwM83T/2iqqO8qZei7XXMLknScaFKNRxbcPuOMNFRPs/MuUswkRya8V6aWREUzdpvo0j+nbHBvhXAWwwNVOxbmzo12kdIkbf+AE5odQDcPbbQAeMUB9akzJzoJ1hnB3C0RTMd5CvfvzrlweSAkQaYTUU0GPpbjRZvOeFpQxGSYVPDVd6OOTnKwvirZdtXJj2qDbShprSpiAGS2VR6qdFgwj3MJTNAfZY/LTVCZfeSKEallLydnZA+Ldi2Js+m/50UrsqfF7N8Z3VzY69nHWxmIs0kY/dSaFaukPxlUfzymRNs7rvYNn2A8eOQwxu02Tuq9E19HnS8mRS3e1eaZiVS/NX02GfnRI7ir0fT2ZkR53foWW18lA/XJsMUrFAWMRz703zN849Eje4NRtlrnRKlPpyXNjnOj5/rAZdjtogYdtPc6Py5MaN+j9EPP1IiVB/npU2fNA6N+Xxgj4ZhEcuufzx6y/zYsbzNmMaRcSHeH+Rp750UwI1ewchoYPlYXDU78o3MuDHOtIx1QiAmyOvQBu1vU39yCZPdtlnkBhts1n0Tipclysd8QrUAMzvh/vLS3LRZU4KQBepYW7DSC2eEvbsiSSJEh1iYKbowf/lHuakP3RPCt5cQlyNhgH5sesjenCQvqTAKBJtrDVLLPlybMvc3ofxJuuByGIvUnGnjD6xOUQk3qSLkpLm/Uro/JyXjvnA+l8DdXY6+NjTTD2iDDq5J8VcKeSquwE8/fL0l+9YkZ90fPjg2cleLXH0oHV0n00xPTxp3IDclyEcm7CXh9viQe3KSsx+YMNi3ds9wxEYZi2nxfh+sSw33Vwh+SXZ5Hsl9W3evTF4zO5IXSUODeesRY2KMD9cljBlvlyOj7fVgmcBR4VOJGx+L5kV6uEvOYj81MVL1YW5qYpjSToXYMUNAQmBvLIrftEDDF8J4sEszFRuh3rcuVRuptl8h9k314OrYVxfEvvSkhn8I5JlxaWUiQlQ7c5Kma3ztWo7dc3YkP7l8ZWGsVIZ7nEuSCQpQFC2f9LvEcfYuyhHJV1wf7+W5Ma9nxis4lyTjKY+9SMbHR1aUnfDE5EAHlOa4LLo/PnzXW1kJSi8JP73u9i751BtpcXZixj0hjinQoemQuQ9GFCyfpFZKkZV2b4teCsk72Qm/nxHqsDIdndf69Myw7SuTfNVy7tO6p0U+9YZ4Y/HEFbYnULmSSI6lvw7dnZPk7yNDJON+sYgR2Jb02GfmRDi4ZOdkmi+4O3jf6pQAf7lbtZd8AhX+8ryYzY9HO/4zOW3JwBNTgj7KTQ0P8kL9lDu4ZPnUmxeeGGvqjeuJ5JidHPBBXtpdId5owMXjkhsek/T6R6Nfz4x11iU4eRHPzIn+pRsna8KVLpy+xVm0UGsfjnpzUbwTNz9x/mqs6Rrf0vXauAi1S/Z9GD71ZtnsyK1ZCTKJM2sVUSyrmxrlc3i9dmKkil/X7mIWqYyZE4qyBUiDcweRHKkRqk82Tk7W/LQMwVWw0I/dG7pjeaJSBOuZRLTQNSFUeTRP+6tEf34ZgggbwjvAMNQzQM2YNn7vqiR/pVQMFyiuFctxId5H8rQz0oLE1ffhLMqJO7NPTRZm3tTg/TnJgWqZSK4RY8W3GUqr0bKooPJ0TReSiuN7ZqWTNX4nn58ywV8++MIASTMMUopphagY9xAI9ZUf2aCdxcUlxTg5rZIfIDKIYXNnhYf5yYde9pISSpGt8xVjRA7S0Ucu21l94ptWRDP22tdnWIsSLMBHvvKhiC3zY2USUW+cIV6RHF195GufXjb2kQh3jki1l+RhbeCcEW+tASIBEAmASBAJgEgARAIgEkQCIBIAkQCI9FT+I8AAaHe8VN+wwh0AAAAASUVORK5CYII='<text:line-break/><text:tab/><text:tab/><text:tab/>}<text:line-break/><text:tab/><text:tab/>}<text:line-break/><text:tab/>}<text:line-break/>]</text:p>
          </table:table-cell>
          <table:table-cell office:value-type="string">
            <text:p>Chase</text:p>
          </table:table-cell>
          <table:table-cell office:value-type="string">
            <text:p>www.chase.com</text:p>
          </table:table-cell>
          <table:table-cell office:value-type="string">
            <text:p>Bank One Plaza_x000d__x000d_<text:line-break/>Suite IL1-0852_x000d__x000d_<text:line-break/>Chicago, IL 60670_x000d__x000d_<text:line-break/>USA</text:p>
          </table:table-cell>
          <table:table-cell office:value-type="string">
            <text:p/>
          </table:table-cell>
          <table:table-cell office:value-type="string">
            <text:p>data:image/png;width=152;height=152;base64,iVBORw0KGgoAAAANSUhEUgAAAJgAAACYCAIAAACXoLd2AAAAGXRFWHRTb2Z0d2FyZQBBZG9iZSBJbWFnZVJlYWR5ccllPAAAA2hpVFh0WE1MOmNvbS5hZG9iZS54bXAAAAAAADw/eHBhY2tldCBiZWdpbj0i77u/IiBpZD0iVzVNME1wQ2VoaUh6cmVTek5UY3prYzlkIj8+IDx4OnhtcG1ldGEgeG1sbnM6eD0iYWRvYmU6bnM6bWV0YS8iIHg6eG1wdGs9IkFkb2JlIFhNUCBDb3JlIDUuMy1jMDExIDY2LjE0NTY2MSwgMjAxMi8wMi8wNi0xNDo1NjoyNyAgICAgICAgIj4gPHJkZjpSREYgeG1sbnM6cmRmPSJodHRwOi8vd3d3LnczLm9yZy8xOTk5LzAyLzIyLXJkZi1zeW50YXgtbnMjIj4gPHJkZjpEZXNjcmlwdGlvbiByZGY6YWJvdXQ9IiIgeG1sbnM6eG1wTU09Imh0dHA6Ly9ucy5hZG9iZS5jb20veGFwLzEuMC9tbS8iIHhtbG5zOnN0UmVmPSJodHRwOi8vbnMuYWRvYmUuY29tL3hhcC8xLjAvc1R5cGUvUmVzb3VyY2VSZWYjIiB4bWxuczp4bXA9Imh0dHA6Ly9ucy5hZG9iZS5jb20veGFwLzEuMC8iIHhtcE1NOk9yaWdpbmFsRG9jdW1lbnRJRD0ieG1wLmRpZDowNjgwMTE3NDA3MjA2ODExODA4M0Y4OTk5MDkzMENERSIgeG1wTU06RG9jdW1lbnRJRD0ieG1wLmRpZDpEQURCNEE2MzBDN0YxMUU1QTFDN0NCQUVCOUU5QkI1NiIgeG1wTU06SW5zdGFuY2VJRD0ieG1wLmlpZDpEQURCNEE2MjBDN0YxMUU1QTFDN0NCQUVCOUU5QkI1NiIgeG1wOkNyZWF0b3JUb29sPSJBZG9iZSBQaG90b3Nob3AgQ1M2IChNYWNpbnRvc2gpIj4gPHhtcE1NOkRlcml2ZWRGcm9tIHN0UmVmOmluc3RhbmNlSUQ9InhtcC5paWQ6MDU4MDExNzQwNzIwNjgxMTgwODM5NjE1QkNBMDYxMTAiIHN0UmVmOmRvY3VtZW50SUQ9InhtcC5kaWQ6MDY4MDExNzQwNzIwNjgxMTgwODNGODk5OTA5MzBDREUiLz4gPC9yZGY6RGVzY3JpcHRpb24+IDwvcmRmOlJERj4gPC94OnhtcG1ldGE+IDw/eHBhY2tldCBlbmQ9InIiPz7zo7xsAAAL9klEQVR42uydeVRTVxrA73svGyRhEZBFoEAAQbboWGvHGduO1dPdugDqYNGquNCizrQ92paZU3s6Pe20YwUErXWtbanjUnuOHc+0TjtqN6kFwqIgUUGBgIAECCR527xXHPT0dAYCL8lL8v0O/kGO5L68X767ve/ei7EsiwDXBwORIBIAkQCIBEAkiARAJAAiARAJIgEQCYDI4eiz0DtPXftHVWe/mUaYM66ApLPuC1/3YIRob5FE/Babu8xLd1Sdru6iaQY561vHorLG3j4L9dwjUTiGQUTajJViVu+p3XeyEXlLkXNvIIMwHOU/qXlpbrRMgovtRonugi60mNp7rEO//nCl5/j5G0hGIMz5t4pl2C1HG/KP6LmvF4j8f/y9rG3jwbouEzn0SmPnwM22fiSSCMAxLi7f/ET/3Ef1FpG5FJHI0xdvriup5swp5cTQixSNENc0iqdVkmAIwwpPXM3df8FMMiDy55yt6168vbKjy6yWE3e22titf2KCwLif3aeur9pdY7LSIPI25y4bl5boWm6YkRR3jVEtV8fi2MHTLdk7qnsGKBDJo7vet3S77mqLibOIMOQyYLzOI9+0LinW3ei1errIutb+xdsq6xv70B3toiu5lGAnvmtbUqJr7bZ4rsh6Q/+CgoraKz3IywUt3nKJcV/BL8raM4t0zTfNnijyasfAoqLKGr3RhS0OxaVcckbXOe+dCu5DeZZIriLKKNSVNxhdskb9ZZd4WV33vK0VdQaTp4i80WPNKKgsq7vJ927cCSleoTemv1NR02xyf5FtRmtmse5sdSeSYsj9kOJV+p70reXlTb3uLLKzj1y2q/rLH9r5uVPkjiI5vIgLV3rS/1b+bUO3e4rsNVNP76o5ea4NKSTuKpGHRchbom/uS99W+dXFLncT2W+lOYufnjOI4jmGA1BImtsHMgt1J3Ud7iPSZKFX7609/K0BEbhHWBxEhrd3mrOKq46UtbmDSC4Wnz1w4eBXzXxRnmPxv32fzm7zqnerS78zuLZIK8W8UHpp7xfX+RkQzNM0DsYlcdNoXfNu9Z4zLa4qkqLZzYcatn92dfC5D/JMuL6PgjCayLw9tQX/bHJJka8c0289cYV/4uOxFodcygiTmXrhw/q/nrjqSiIZlt1yTP/a8cv8w0UPtziEBLdYqRcPXdryyWWaYV1D5FufNb56TM9yl4uDxTsgcIpk/ny4If9wg5VmxS6y4POm/NJ67orB4i+5xLj66vWjei40SUFdCizyvX83bzpw0WplkAQHa//TJY69ffzy+oMXKeHqWCFv9/tnW/+wt3aAsygHi8O5JLCSk40r3qux0oy4RH78vSFnT02vhUYyHMG6oOFvPB+XB768nr2jul+IVDxhRB7/8caKXTVmziLUqDa5JPDSMy1PlQiQiifAfT9R2bG8RGcykdC7sRmMn8Y7crZlabGuo5d0pshTtV0ri6tuGq0Qi6NHQXz6tWFJ8ZhS8cZ098/UdWcVVRq6zG6SeuNElJLPf2jPKNJd6zQ7WuQ5vTGzsNLAFawAi8LE5Vldx8LCisvtA44T+ePVnvTCilbOogwsCoeMOFfbtXBb+YUWm9O3RrNiufp63+IiXVObmV+aZGcomkVmis8O8Zj+T3lV5+Nvnt+/Lm1GvK8dRXJfloXbKuubeh3TLgb7ylKTA2UqqUd1Za0mquRf1zTBXiG+MruIrDf0ZxTq6q4YHRYiMxP8j26eKvW0gQ2G+sy0wpa8Xxt8XLkxsGS7rrqh25FpcEo5oQnygtZTsM5Ocze/tcb5+m6+RoVxv/gYUUQajJYlRVVf13bx86iA64rc8H7daV0HjDSGMFnoU7VdPX12nJVUyHBNkPfkKLWQIhu4ISqLoEYdor3HumJXdYfenqvJZER4mHL+3cEvzo0J9pEJI1LGb2UB+m5D4FigWtbhJ7djLcWi6+39Bcf017osB9cmew9XELR54h2BICnBDRCOlRlKvx0+vxlEijz2MdRPfc/V4SDS5WHRSNInQaSHTQgAIBIAkQCIBJEAiARAJAAiARAJIgEQCYBIAESCSABEAiASAJEgEgCRAIgEQCQAIkEkACIBEAmASBAJgEgARAIgEkQCIBJwKZEs7FHuHiIVUtjVwy1ESgmogd1CJMHv7wQh6foiUyNViEBwmofLi1x1f3hogAKRNNwvp8AKJTI22HvPquToMBUykcjKINJuP1bGQjHQSf7ZmIEewbFLI91496HUwM83T/2iqqO8qZei7XXMLknScaFKNRxbcPuOMNFRPs/MuUswkRya8V6aWREUzdpvo0j+nbHBvhXAWwwNVOxbmzo12kdIkbf+AE5odQDcPbbQAeMUB9akzJzoJ1hnB3C0RTMd5CvfvzrlweSAkQaYTUU0GPpbjRZvOeFpQxGSYVPDVd6OOTnKwvirZdtXJj2qDbShprSpiAGS2VR6qdFgwj3MJTNAfZY/LTVCZfeSKEallLydnZA+Ldi2Js+m/50UrsqfF7N8Z3VzY69nHWxmIs0kY/dSaFaukPxlUfzymRNs7rvYNn2A8eOQwxu02Tuq9E19HnS8mRS3e1eaZiVS/NX02GfnRI7ir0fT2ZkR53foWW18lA/XJsMUrFAWMRz703zN849Eje4NRtlrnRKlPpyXNjnOj5/rAZdjtogYdtPc6Py5MaN+j9EPP1IiVB/npU2fNA6N+Xxgj4ZhEcuufzx6y/zYsbzNmMaRcSHeH+Rp750UwI1ewchoYPlYXDU78o3MuDHOtIx1QiAmyOvQBu1vU39yCZPdtlnkBhts1n0Tipclysd8QrUAMzvh/vLS3LRZU4KQBepYW7DSC2eEvbsiSSJEh1iYKbowf/lHuakP3RPCt5cQlyNhgH5sesjenCQvqTAKBJtrDVLLPlybMvc3ofxJuuByGIvUnGnjD6xOUQk3qSLkpLm/Uro/JyXjvnA+l8DdXY6+NjTTD2iDDq5J8VcKeSquwE8/fL0l+9YkZ90fPjg2cleLXH0oHV0n00xPTxp3IDclyEcm7CXh9viQe3KSsx+YMNi3ds9wxEYZi2nxfh+sSw33Vwh+SXZ5Hsl9W3evTF4zO5IXSUODeesRY2KMD9cljBlvlyOj7fVgmcBR4VOJGx+L5kV6uEvOYj81MVL1YW5qYpjSToXYMUNAQmBvLIrftEDDF8J4sEszFRuh3rcuVRuptl8h9k314OrYVxfEvvSkhn8I5JlxaWUiQlQ7c5Kma3ztWo7dc3YkP7l8ZWGsVIZ7nEuSCQpQFC2f9LvEcfYuyhHJV1wf7+W5Ma9nxis4lyTjKY+9SMbHR1aUnfDE5EAHlOa4LLo/PnzXW1kJSi8JP73u9i751BtpcXZixj0hjinQoemQuQ9GFCyfpFZKkZV2b4teCsk72Qm/nxHqsDIdndf69Myw7SuTfNVy7tO6p0U+9YZ4Y/HEFbYnULmSSI6lvw7dnZPk7yNDJON+sYgR2Jb02GfmRDi4ZOdkmi+4O3jf6pQAf7lbtZd8AhX+8ryYzY9HO/4zOW3JwBNTgj7KTQ0P8kL9lDu4ZPnUmxeeGGvqjeuJ5JidHPBBXtpdId5owMXjkhsek/T6R6Nfz4x11iU4eRHPzIn+pRsna8KVLpy+xVm0UGsfjnpzUbwTNz9x/mqs6Rrf0vXauAi1S/Z9GD71ZtnsyK1ZCTKJM2sVUSyrmxrlc3i9dmKkil/X7mIWqYyZE4qyBUiDcweRHKkRqk82Tk7W/LQMwVWw0I/dG7pjeaJSBOuZRLTQNSFUeTRP+6tEf34ZgggbwjvAMNQzQM2YNn7vqiR/pVQMFyiuFctxId5H8rQz0oLE1ffhLMqJO7NPTRZm3tTg/TnJgWqZSK4RY8W3GUqr0bKooPJ0TReSiuN7ZqWTNX4nn58ywV8++MIASTMMUopphagY9xAI9ZUf2aCdxcUlxTg5rZIfIDKIYXNnhYf5yYde9pISSpGt8xVjRA7S0Ucu21l94ptWRDP22tdnWIsSLMBHvvKhiC3zY2USUW+cIV6RHF195GufXjb2kQh3jki1l+RhbeCcEW+tASIBEAmASBAJgEgARAIgEkQCIBIAkQCI9FT+I8AAaHe8VN+wwh0AAAAASUVORK5CYII=</text:p>
          </table:table-cell>
          <table:table-cell office:value-type="boolean" office:boolean-value="true">
            <text:p>TRUE</text:p>
          </table:table-cell>
          <table:table-cell office:value-type="string">
            <text:p>10898</text:p>
          </table:table-cell>
          <table:table-cell office:value-type="string">
            <text:p>B1</text:p>
          </table:table-cell>
          <table:table-cell office:value-type="string">
            <text:p>https://ofx.chase.com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3918c067d67964dd150fcfec19e6b4da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0,<text:line-break/><text:tab/><text:tab/>q: {<text:line-break/><text:tab/><text:tab/><text:tab/>$set: {<text:line-break/><text:tab/><text:tab/><text:tab/><text:tab/>name: '1st Source Bank',<text:line-break/><text:tab/><text:tab/><text:tab/><text:tab/>web: 'www.1stsourceonline.com',<text:line-break/><text:tab/><text:tab/><text:tab/><text:tab/>address: '205 W. Jefferson\nSuite 404\nSouth Bend, IN 46601\nUSA',<text:line-break/><text:tab/><text:tab/><text:tab/><text:tab/>notes: '',<text:line-break/><text:tab/><text:tab/><text:tab/><text:tab/>icon: '',<text:line-break/><text:tab/><text:tab/><text:tab/><text:tab/>online: true,<text:line-break/><text:tab/><text:tab/><text:tab/><text:tab/>fid: '071212128',<text:line-break/><text:tab/><text:tab/><text:tab/><text:tab/>org: 'DI',<text:line-break/><text:tab/><text:tab/><text:tab/><text:tab/>ofx: 'https://ofxdi.diginsite.com/cmr/cmr.ofx',<text:line-break/><text:tab/><text:tab/><text:tab/><text:tab/>username: '',<text:line-break/><text:tab/><text:tab/><text:tab/><text:tab/>password: ''<text:line-break/><text:tab/><text:tab/><text:tab/>}<text:line-break/><text:tab/><text:tab/>}<text:line-break/><text:tab/>},<text:line-break/><text:tab/>{<text:line-break/><text:tab/><text:tab/>t: 1559680508052,<text:line-break/><text:tab/><text:tab/>q: {<text:line-break/><text:tab/><text:tab/><text:tab/>icon: {<text:line-break/><text:tab/><text:tab/><text:tab/><text:tab/>$set: 'data:image/svg+xml;width=16;height=16;base64,PD94bWwgdmVyc2lvbj0iMS4wIj8+CiAgICA8IURPQ1RZUEUgc3ZnIFBVQkxJQyAiLS8vVzNDLy9EVEQgU1ZHIDEuMS8vRU4iICJodHRwOi8vd3d3LnczLm9yZy9HcmFwaGljcy9TVkcvMS4xL0RURC9zdmcxMS5kdGQiPgogICAgPHN2ZyB4bWxucz0iaHR0cDovL3d3dy53My5vcmcvMjAwMC9zdmciIGhlaWdodD0iMTAwJSIgd2lkdGg9IjEwMCUiIHZpZXdCb3g9JzAgMCAxNiAxNic+CiAgICAgIDxkZWZzPgogICAgICAgIDxzdHlsZSB0eXBlPSJ0ZXh0L2NzcyI+CiAgICAgICAgICAuc2hhZG93IHsKICAgICAgICAgICAgdGV4dC1zaGFkb3c6IDBweCAwcHggMTBweCAjMDAwODsKICAgICAgICAgIH0KICAgICAgICA8L3N0eWxlPgogICAgICA8L2RlZnM+CiAgICAgIDxyZWN0IGZpbGw9IiM4ODgiIHg9IjAiIHk9IjAiIGhlaWdodD0iMTYiIHdpZHRoPSIxNiI+PC9yZWN0PgogICAgICA8dGV4dAogICAgICAgIGNsYXNzPSJzaGFkb3ciCiAgICAgICAgZmlsbD0iI2ZmZmZmZiIKICAgICAgICBmb250LWZhbWlseT0ic2Fucy1zZXJpZiIKICAgICAgICBmb250LXNpemU9IjUuMzMzMzMzMzMzMzMzMzMzIgogICAgICAgIHRleHQtYW5jaG9yPSJtaWRkbGUiCiAgICAgICAgZG9taW5hbnQtYmFzZWxpbmU9ImNlbnRyYWwiCiAgICAgICAgeD0iOCIKICAgICAgICB5PSI4IgogICAgICA+CiAgICAgICAgMVNCCiAgICAgIDwvdGV4dD4KICAgIDwvc3ZnPgogIA=='<text:line-break/><text:tab/><text:tab/><text:tab/>}<text:line-break/><text:tab/><text:tab/>}<text:line-break/><text:tab/>}<text:line-break/>]</text:p>
          </table:table-cell>
          <table:table-cell office:value-type="string">
            <text:p>1st Source Bank</text:p>
          </table:table-cell>
          <table:table-cell office:value-type="string">
            <text:p>www.1stsourceonline.com</text:p>
          </table:table-cell>
          <table:table-cell office:value-type="string">
            <text:p>205 W. Jefferson_x000d_<text:line-break/>Suite 404_x000d_<text:line-break/>South Bend, IN 46601_x000d_<text:line-break/>USA</text:p>
          </table:table-cell>
          <table:table-cell office:value-type="string">
            <text:p/>
          </table:table-cell>
          <table:table-cell office:value-type="string">
            <text:p>data:image/svg+xml;width=16;height=16;base64,PD94bWwgdmVyc2lvbj0iMS4wIj8+CiAgICA8IURPQ1RZUEUgc3ZnIFBVQkxJQyAiLS8vVzNDLy9EVEQgU1ZHIDEuMS8vRU4iICJodHRwOi8vd3d3LnczLm9yZy9HcmFwaGljcy9TVkcvMS4xL0RURC9zdmcxMS5kdGQiPgogICAgPHN2ZyB4bWxucz0iaHR0cDovL3d3dy53My5vcmcvMjAwMC9zdmciIGhlaWdodD0iMTAwJSIgd2lkdGg9IjEwMCUiIHZpZXdCb3g9JzAgMCAxNiAxNic+CiAgICAgIDxkZWZzPgogICAgICAgIDxzdHlsZSB0eXBlPSJ0ZXh0L2NzcyI+CiAgICAgICAgICAuc2hhZG93IHsKICAgICAgICAgICAgdGV4dC1zaGFkb3c6IDBweCAwcHggMTBweCAjMDAwODsKICAgICAgICAgIH0KICAgICAgICA8L3N0eWxlPgogICAgICA8L2RlZnM+CiAgICAgIDxyZWN0IGZpbGw9IiM4ODgiIHg9IjAiIHk9IjAiIGhlaWdodD0iMTYiIHdpZHRoPSIxNiI+PC9yZWN0PgogICAgICA8dGV4dAogICAgICAgIGNsYXNzPSJzaGFkb3ciCiAgICAgICAgZmlsbD0iI2ZmZmZmZiIKICAgICAgICBmb250LWZhbWlseT0ic2Fucy1zZXJpZiIKICAgICAgICBmb250LXNpemU9IjUuMzMzMzMzMzMzMzMzMzMzIgogICAgICAgIHRleHQtYW5jaG9yPSJtaWRkbGUiCiAgICAgICAgZG9taW5hbnQtYmFzZWxpbmU9ImNlbnRyYWwiCiAgICAgICAgeD0iOCIKICAgICAgICB5PSI4IgogICAgICA+CiAgICAgICAgMVNCCiAgICAgIDwvdGV4dD4KICAgIDwvc3ZnPgogIA==</text:p>
          </table:table-cell>
          <table:table-cell office:value-type="boolean" office:boolean-value="true">
            <text:p>TRUE</text:p>
          </table:table-cell>
          <table:table-cell office:value-type="string">
            <text:p>071212128</text:p>
          </table:table-cell>
          <table:table-cell office:value-type="string">
            <text:p>DI</text:p>
          </table:table-cell>
          <table:table-cell office:value-type="string">
            <text:p>https://ofxdi.diginsite.com/cmr/cmr.ofx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bill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web</text:p>
          </table:table-cell>
          <table:table-cell office:value-type="string">
            <text:p>icon</text:p>
          </table:table-cell>
          <table:table-cell office:value-type="string">
            <text:p>notes</text:p>
          </table:table-cell>
          <table:table-cell office:value-type="string">
            <text:p>amount</text:p>
          </table:table-cell>
          <table:table-cell office:value-type="string">
            <text:p>account</text:p>
          </table:table-cell>
          <table:table-cell office:value-type="string">
            <text:p>category</text:p>
          </table:table-cell>
          <table:table-cell office:value-type="string">
            <text:p>showAdvanced</text:p>
          </table:table-cell>
          <table:table-cell office:value-type="string">
            <text:p>sortOrder</text:p>
          </table:table-cell>
          <table:table-cell office:value-type="string">
            <text:p>rrule</text:p>
          </table:table-cell>
        </table:table-row>
        <table:table-row>
          <table:table-cell office:value-type="string">
            <text:p>a1a148af955485cddaed13ca799858cf0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0,<text:line-break/><text:tab/><text:tab/>q: {<text:line-break/><text:tab/><text:tab/><text:tab/>$set: {<text:line-break/><text:tab/><text:tab/><text:tab/><text:tab/>name: 'Netflix',<text:line-break/><text:tab/><text:tab/><text:tab/><text:tab/>group: '',<text:line-break/><text:tab/><text:tab/><text:tab/><text:tab/>web: 'netflix.com',<text:line-break/><text:tab/><text:tab/><text:tab/><text:tab/>icon: 'data:image/png;width=64;height=64;base64,iVBORw0KGgoAAAANSUhEUgAAAEAAAABACAYAAACqaXHeAAAABGdBTUEAALGPC/xhBQAABpJJREFUeAHdWk1vHEUQnZ5Zf9uJHRvbrCMSgoiRECARwYWLJUDcQJEQKCL8AE45cfedO2ckosAFpMANJMiBE4ILcCCWQY4d79qxY+z4K17vTvNej8daNrP21Gz3ZE1Jo5np7Y+q11Wvq3tWeRlltntku0d5vembq73err7xofW59ePafNM1qI+r0/j723vrqrEszbufplJSnSUvFBjPHnTXbmXrvaS+HmdZZgDuh6Fcb60+lDdy2yIzACEcbk1LPVW/Vh4cP+/WJFnvmQEIMM6ylnkB4FK6UrsqU9Ft7cwAUK11T3syCMAEWv9/ACAIy3IumCz3jr/Ctu0gLXkAw2BJGAaR0bW2IcOWAXgAi/aEUwkueF9PTRWEzZxUbwkAauSDB0rCMAAPjC79/MdbTiwSdtoyAAVPeeUMYRBq1RZk2DIAAfKBbeQDm+KcwHtnZWRyQDhh1qu3DgBUKgCEBbEX6J7q7tq71i0SdtgyABzPhIGQB9guDJNzgqrcm9hdJrECQAAi3MfwK6EsNYbjTK32nJ1o1LzaWODw3QoAXM8YBvO6JlIVcPl7fuWDxkYnDoBAKS/aG3ieDAJuDh4NgypWlrzEigdQWfJACCJcFHIBcoIXlvtGX6o3eB8cUJVFU31z0bM1AMgDBXjCvBAAalsLw/+kxgaAnJzAGgA0nmGwAi94KJoD7BCVd0VPTx/qQg7IayU4HFSo8yPVaTyJ0AcQd0IhE2ivWPrk09fjTglA5aSFAJUnCLzmatJTApBhXRjsw3hCyFBwLdY8gIoyDLgk8qBkQ6y8ulwqFs1BKz2AeUUN/bkWuwBAWxMKuP8tDAPt6X5vo3qZBnPm44vvLsUqAMZ4TBo9YS7DaoDzsqs0lh7AEODdtVgFgMrGPLCDWVySgqD1m8gJxsgg5IHocssD1gGIl0PeZ4UAwNQAOcEVAsnZjy63PGAdgABWmL0BMsN5rAbi9UBFH09MMmQ84cR5QJQPmB2i0uLMEKnxy0PwHs5+DAIenYl1D6CmERkqrwOGzNSESRHaX/QD4zncD8RAuELACQAxDzAc7iI1riAvkMjFIFJrn+cMIFOXu0MnAARQOjojAIHB9r9qMgD64TlFn2GgTELEpMiVOAHAeABs54Epr9shHVkmk37BzL7JBwCoDML0YzkBgMNHK4E2PFDGUdkWjJDIBSBHLuHsu+QBdwDAjeOkiB4xI9wgdcL9z/m+8YKKQx5wBoDhgQMQfBgwI9wb0FueBRlyJXC5M3QGAGc9JkI+/wMQcPuVhqWVc1gOedTGlJhhIAuidKM4A4DDmxCA4QTCiFafx49p7lTuGXoBiNQsiWkaCes4BYCzZ1YEKGVOjn31JWwRZUbMCZgL1Iwn2PcBtwBwGYTxPCojJ4xt31tGHHwnmaQx5eO/eAdhYN9+fN12KDSe6XDMBRxKKy0KA7Z5GlwQ7wvEmyt2cIQ4BYDjclMUewHf1enOm8pTW3xOK5MIg9oBD9j+XpADAAyByAtocLFU2oFHf5XWeNY7hfbRDpGpsd04cA7AIQnW6R0o/7oEANY9Dy6Iw0Da9qj67gHA6AYEuHAsox9/9AO8oBS/p7lfQBjER2XCvdWR3TsHgKPHn81iTdT0dAhPvhG/p7l3A7FRB16QCwBmFWiwsuD7GVYDkmF0WtTQXebXfACA0lwJ6gU5wW9Kqd/ry457PovNETmQXGBL8gEA2jIZahQAIPICghgdlAjTycaB695zAYDjNXoAyzrCzhvARZTbnFNRUmTLC3ID4HBDRMsPZGT37iKc+cf4Pc19FEdlHQgF+RlTcu/5AQAeSBLfl4UB+5iwSIT5AZBkPcoKPWe+Rmq80+TnxOKnzHJohwdyAyDREhQ+sXp7EzuEm81+TypnatyHvMAGDzx2AGigyrBDLBoeSA6rJNCalbUFAOOvPv89lsR7zZRMKmdOYON/RG0BgLp1i99AvkgytFlZF34YtECGbQGAMVIXxDvEJw/2Bs1ASlPeNgAUd8q/IKL/TKN0XGeMqXGLh1ptA4AxSimRFzC7PNMiD7YXAJ2F67BHtNMZAw/wu0FWaSsAiuvlO1gUf5IYMwweCMCgWSU3ANJme0j1P4MxFYlBw2iUVTK3/LZraAOetwDwF+C1i76nlrBNL+O/sstK+/d1UF3rDP01v1s/eOPatU1zCiTQUl+61LExu9K/41cH1H44gE8jwzgNGcF4oxh3HIoXcaw0gQ+nL+Jvtaefe7h6StD9YdV/AYhVFb6sJRtSAAAAAElFTkSuQmCC',<text:line-break/><text:tab/><text:tab/><text:tab/><text:tab/>notes: '',<text:line-break/><text:tab/><text:tab/><text:tab/><text:tab/>amount: 9.99,<text:line-break/><text:tab/><text:tab/><text:tab/><text:tab/>account: '',<text:line-break/><text:tab/><text:tab/><text:tab/><text:tab/>category: '',<text:line-break/><text:tab/><text:tab/><text:tab/><text:tab/>rrule: {<text:line-break/><text:tab/><text:tab/><text:tab/><text:tab/><text:tab/>_cache: {<text:line-break/><text:tab/><text:tab/><text:tab/><text:tab/><text:tab/><text:tab/>all: false,<text:line-break/><text:tab/><text:tab/><text:tab/><text:tab/><text:tab/><text:tab/>before: [],<text:line-break/><text:tab/><text:tab/><text:tab/><text:tab/><text:tab/><text:tab/>after: [],<text:line-break/><text:tab/><text:tab/><text:tab/><text:tab/><text:tab/><text:tab/>between: []<text:line-break/><text:tab/><text:tab/><text:tab/><text:tab/><text:tab/>},<text:line-break/><text:tab/><text:tab/><text:tab/><text:tab/><text:tab/>origOptions: {<text:line-break/><text:tab/><text:tab/><text:tab/><text:tab/><text:tab/><text:tab/>freq: 1,<text:line-break/><text:tab/><text:tab/><text:tab/><text:tab/><text:tab/><text:tab/>dtstart: '2019-07-11T12:00:00.000Z',<text:line-break/><text:tab/><text:tab/><text:tab/><text:tab/><text:tab/><text:tab/>interval: 1<text:line-break/><text:tab/><text:tab/><text:tab/><text:tab/><text:tab/>},<text:line-break/><text:tab/><text:tab/><text:tab/><text:tab/><text:tab/>options: {<text:line-break/><text:tab/><text:tab/><text:tab/><text:tab/><text:tab/><text:tab/>freq: 1,<text:line-break/><text:tab/><text:tab/><text:tab/><text:tab/><text:tab/><text:tab/>dtstart: '2019-07-11T12:00:00.000Z',<text:line-break/><text:tab/><text:tab/><text:tab/><text:tab/><text:tab/><text:tab/>interval: 1,<text:line-break/><text:tab/><text:tab/><text:tab/><text:tab/><text:tab/><text:tab/>wkst: 0,<text:line-break/><text:tab/><text:tab/><text:tab/><text:tab/><text:tab/><text:tab/>count: null,<text:line-break/><text:tab/><text:tab/><text:tab/><text:tab/><text:tab/><text:tab/>until: null,<text:line-break/><text:tab/><text:tab/><text:tab/><text:tab/><text:tab/><text:tab/>tzid: null,<text:line-break/><text:tab/><text:tab/><text:tab/><text:tab/><text:tab/><text:tab/>bysetpos: null,<text:line-break/><text:tab/><text:tab/><text:tab/><text:tab/><text:tab/><text:tab/>bymonth: null,<text:line-break/><text:tab/><text:tab/><text:tab/><text:tab/><text:tab/><text:tab/>bymonthday: [<text:line-break/><text:tab/><text:tab/><text:tab/><text:tab/><text:tab/><text:tab/><text:tab/>11<text:line-break/><text:tab/><text:tab/><text:tab/><text:tab/><text:tab/><text:tab/>],<text:line-break/><text:tab/><text:tab/><text:tab/><text:tab/><text:tab/><text:tab/>bynmonthday: [],<text:line-break/><text:tab/><text:tab/><text:tab/><text:tab/><text:tab/><text:tab/>byyearday: null,<text:line-break/><text:tab/><text:tab/><text:tab/><text:tab/><text:tab/><text:tab/>byweekno: null,<text:line-break/><text:tab/><text:tab/><text:tab/><text:tab/><text:tab/><text:tab/>byweekday: null,<text:line-break/><text:tab/><text:tab/><text:tab/><text:tab/><text:tab/><text:tab/>bynweekday: null,<text:line-break/><text:tab/><text:tab/><text:tab/><text:tab/><text:tab/><text:tab/>byhour: [<text:line-break/><text:tab/><text:tab/><text:tab/><text:tab/><text:tab/><text:tab/><text:tab/>12<text:line-break/><text:tab/><text:tab/><text:tab/><text:tab/><text:tab/><text:tab/>],<text:line-break/><text:tab/><text:tab/><text:tab/><text:tab/><text:tab/><text:tab/>byminute: [<text:line-break/><text:tab/><text:tab/><text:tab/><text:tab/><text:tab/><text:tab/><text:tab/>0<text:line-break/><text:tab/><text:tab/><text:tab/><text:tab/><text:tab/><text:tab/>],<text:line-break/><text:tab/><text:tab/><text:tab/><text:tab/><text:tab/><text:tab/>bysecond: [<text:line-break/><text:tab/><text:tab/><text:tab/><text:tab/><text:tab/><text:tab/><text:tab/>0<text:line-break/><text:tab/><text:tab/><text:tab/><text:tab/><text:tab/><text:tab/>],<text:line-break/><text:tab/><text:tab/><text:tab/><text:tab/><text:tab/><text:tab/>byeaster: null<text:line-break/><text:tab/><text:tab/><text:tab/><text:tab/><text:tab/>}<text:line-break/><text:tab/><text:tab/><text:tab/><text:tab/>},<text:line-break/><text:tab/><text:tab/><text:tab/><text:tab/>showAdvanced: false,<text:line-break/><text:tab/><text:tab/><text:tab/><text:tab/>sortOrder: -1<text:line-break/><text:tab/><text:tab/><text:tab/>}<text:line-break/><text:tab/><text:tab/>}<text:line-break/><text:tab/>}<text:line-break/>]</text:p>
          </table:table-cell>
          <table:table-cell office:value-type="string">
            <text:p>Netflix</text:p>
          </table:table-cell>
          <table:table-cell office:value-type="string">
            <text:p/>
          </table:table-cell>
          <table:table-cell office:value-type="string">
            <text:p>netflix.com</text:p>
          </table:table-cell>
          <table:table-cell office:value-type="string">
            <text:p>data:image/png;width=64;height=64;base64,iVBORw0KGgoAAAANSUhEUgAAAEAAAABACAYAAACqaXHeAAAABGdBTUEAALGPC/xhBQAABpJJREFUeAHdWk1vHEUQnZ5Zf9uJHRvbrCMSgoiRECARwYWLJUDcQJEQKCL8AE45cfedO2ckosAFpMANJMiBE4ILcCCWQY4d79qxY+z4K17vTvNej8daNrP21Gz3ZE1Jo5np7Y+q11Wvq3tWeRlltntku0d5vembq73err7xofW59ePafNM1qI+r0/j723vrqrEszbufplJSnSUvFBjPHnTXbmXrvaS+HmdZZgDuh6Fcb60+lDdy2yIzACEcbk1LPVW/Vh4cP+/WJFnvmQEIMM6ylnkB4FK6UrsqU9Ft7cwAUK11T3syCMAEWv9/ACAIy3IumCz3jr/Ctu0gLXkAw2BJGAaR0bW2IcOWAXgAi/aEUwkueF9PTRWEzZxUbwkAauSDB0rCMAAPjC79/MdbTiwSdtoyAAVPeeUMYRBq1RZk2DIAAfKBbeQDm+KcwHtnZWRyQDhh1qu3DgBUKgCEBbEX6J7q7tq71i0SdtgyABzPhIGQB9guDJNzgqrcm9hdJrECQAAi3MfwK6EsNYbjTK32nJ1o1LzaWODw3QoAXM8YBvO6JlIVcPl7fuWDxkYnDoBAKS/aG3ieDAJuDh4NgypWlrzEigdQWfJACCJcFHIBcoIXlvtGX6o3eB8cUJVFU31z0bM1AMgDBXjCvBAAalsLw/+kxgaAnJzAGgA0nmGwAi94KJoD7BCVd0VPTx/qQg7IayU4HFSo8yPVaTyJ0AcQd0IhE2ivWPrk09fjTglA5aSFAJUnCLzmatJTApBhXRjsw3hCyFBwLdY8gIoyDLgk8qBkQ6y8ulwqFs1BKz2AeUUN/bkWuwBAWxMKuP8tDAPt6X5vo3qZBnPm44vvLsUqAMZ4TBo9YS7DaoDzsqs0lh7AEODdtVgFgMrGPLCDWVySgqD1m8gJxsgg5IHocssD1gGIl0PeZ4UAwNQAOcEVAsnZjy63PGAdgABWmL0BMsN5rAbi9UBFH09MMmQ84cR5QJQPmB2i0uLMEKnxy0PwHs5+DAIenYl1D6CmERkqrwOGzNSESRHaX/QD4zncD8RAuELACQAxDzAc7iI1riAvkMjFIFJrn+cMIFOXu0MnAARQOjojAIHB9r9qMgD64TlFn2GgTELEpMiVOAHAeABs54Epr9shHVkmk37BzL7JBwCoDML0YzkBgMNHK4E2PFDGUdkWjJDIBSBHLuHsu+QBdwDAjeOkiB4xI9wgdcL9z/m+8YKKQx5wBoDhgQMQfBgwI9wb0FueBRlyJXC5M3QGAGc9JkI+/wMQcPuVhqWVc1gOedTGlJhhIAuidKM4A4DDmxCA4QTCiFafx49p7lTuGXoBiNQsiWkaCes4BYCzZ1YEKGVOjn31JWwRZUbMCZgL1Iwn2PcBtwBwGYTxPCojJ4xt31tGHHwnmaQx5eO/eAdhYN9+fN12KDSe6XDMBRxKKy0KA7Z5GlwQ7wvEmyt2cIQ4BYDjclMUewHf1enOm8pTW3xOK5MIg9oBD9j+XpADAAyByAtocLFU2oFHf5XWeNY7hfbRDpGpsd04cA7AIQnW6R0o/7oEANY9Dy6Iw0Da9qj67gHA6AYEuHAsox9/9AO8oBS/p7lfQBjER2XCvdWR3TsHgKPHn81iTdT0dAhPvhG/p7l3A7FRB16QCwBmFWiwsuD7GVYDkmF0WtTQXebXfACA0lwJ6gU5wW9Kqd/ry457PovNETmQXGBL8gEA2jIZahQAIPICghgdlAjTycaB695zAYDjNXoAyzrCzhvARZTbnFNRUmTLC3ID4HBDRMsPZGT37iKc+cf4Pc19FEdlHQgF+RlTcu/5AQAeSBLfl4UB+5iwSIT5AZBkPcoKPWe+Rmq80+TnxOKnzHJohwdyAyDREhQ+sXp7EzuEm81+TypnatyHvMAGDzx2AGigyrBDLBoeSA6rJNCalbUFAOOvPv89lsR7zZRMKmdOYON/RG0BgLp1i99AvkgytFlZF34YtECGbQGAMVIXxDvEJw/2Bs1ASlPeNgAUd8q/IKL/TKN0XGeMqXGLh1ptA4AxSimRFzC7PNMiD7YXAJ2F67BHtNMZAw/wu0FWaSsAiuvlO1gUf5IYMwweCMCgWSU3ANJme0j1P4MxFYlBw2iUVTK3/LZraAOetwDwF+C1i76nlrBNL+O/sstK+/d1UF3rDP01v1s/eOPatU1zCiTQUl+61LExu9K/41cH1H44gE8jwzgNGcF4oxh3HIoXcaw0gQ+nL+Jvtaefe7h6StD9YdV/AYhVFb6sJRtSAAAAAElFTkSuQmCC</text:p>
          </table:table-cell>
          <table:table-cell office:value-type="string">
            <text:p/>
          </table:table-cell>
          <table:table-cell office:value-type="float" office:value="9.99">
            <text:p>9.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boolean" office:boolean-value="false">
            <text:p>FALSE</text:p>
          </table:table-cell>
          <table:table-cell office:value-type="float" office:value="-1">
            <text:p>-1</text:p>
          </table:table-cell>
          <table:table-cell office:value-type="string">
            <text:p>DTSTART:20190711T120000Z<text:line-break/>RRULE:FREQ=MONTHLY;INTERVAL=1</text:p>
          </table:table-cell>
        </table:table-row>
        <table:table-row>
          <table:table-cell office:value-type="string">
            <text:p>a6e4b341adb0571d7e69fa2138cfde60f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0,<text:line-break/><text:tab/><text:tab/>q: {<text:line-break/><text:tab/><text:tab/><text:tab/>$set: {<text:line-break/><text:tab/><text:tab/><text:tab/><text:tab/>name: 'Amazon Prime',<text:line-break/><text:tab/><text:tab/><text:tab/><text:tab/>group: '',<text:line-break/><text:tab/><text:tab/><text:tab/><text:tab/>web: 'amazon.com',<text:line-break/><text:tab/><text:tab/><text:tab/><text:tab/>icon: 'data:image/png;width=48;height=48;base64,iVBORw0KGgoAAAANSUhEUgAAADAAAAAwCAYAAABXAvmHAAAHX0lEQVR4Ac3Bf2zW9Z0A8Ne7PmgGLT/GuT1Sp3N3oTcGHNmjjF5OOgp1m3Nba0iOmfSM5qIXM7Mb/m1Wdno5kgmY3Ln9gT/4a1lwbRW3u6y6AjfX6u3xFlPHWna4gdIvErCm5f6AJZ9r+9DQX9Q+Dzvn6xVmkVL6MrZiHdb50yqiiGcjoss0YZKU0hrsxXofTj/HPRHxWxdd5aKU0pfx77jJh9cNuLutra1nx44dvzcqjEoprcMv8BEVGhgY8NOuLocPHzamvb1dRBjT8PnP++iyZTZu3Kh+wwaFQsEVeg+fi4j+XErpKjyNj6jAvz3xhL179+rr65OUBCLChEMHD0ro6OiQsGb1am1tbb721a+q0BLsxa2RUtqK/co0MDDgb7dt09fXZ0xCuCQhzK25udlTTz6ppqZGhTbnsFWZBgYGNG7Z4lSWGZMQpgpzS+js7DQ0NKSjvV11dbUKbK1CkzIMDg7a3NTkVJaZEMqTUjIm4eDBg57Zt0+FvliFjyrDnj17ZIODrkRECISSf9m5U4Vqc8owODho1+7dpksIpJSsWbNGW1ub62trjenp7bVz505ZlrmcU1mmWCwqFArKdHVOGbq6uszloe3b7dy502SFQsFtTU02b9kiyzKTJYSSnt5ehUJBuaqU4cCPf2y6pCSfz3v44YfNZuXKle76+tclU4UrV6UMDQ0NpgsEbr/9dtXV1S7nEzfcIJQkM504flwlcsrwjQce8I0HHjAyMqK/v9+Ynt5eY25rajKXz6xaZUKYKuHN3/1OJXIqUF1drVAoGFMoFMzH4sWLJQQSAiklESFULuePbGBgwPDwsJ7eXmMOHT4scPToUaEklESEK5VzhQYHB7344oueP3BAZ2enSiSVy6nQ8PCwRx55xK7du02WEGZKSsJMoXI5FSgWi77W0uJUlpkukBBmCjMlJSkllcgpU3d3t9u+8AXTJYSSMFVzS4t3z5516NAhExIC4crklGFwcNDf3X23pCRMkhIRxrS0tPiH+++3fv161dXVxrz22mvWb9gglISShEBEqEROGfbs2SPLMmGqhIiQz+fte+YZjY2NZhNmClemyjwNDw97bPduCclUoeSfH31UY2Oj2fyip0cyVVKSVK7KPP2su1sgEKZKyOfzWltbzUdSEkoCSWWqzNOJEydcTqC+vt5cThw/LpSEmUJlqszT66+/LilJZkopmctPu7r8f6gyT0NDQwIpJWOSqYaGhlxO53PP6evrM5eOjg4nT55UrirztG7dOmMiQiBM1X3woGKxaLrh4WEPPviguSQlT+/bp1xV5mnx4sXmEmhuaVEsFk0oFos2NjTIssyEhGSqUNL27W8rFovKkTNPtzU1eT9ZltlQXy+fz8uyzISEQEK4JCFM9ff33ee/i0XzVWWeVq5cafXq1cYkMyWXZFlmslAS3t/p06eVo0oZHvvudyWEqRLCJQnJTE89+aTVa9aYLLmkoaHBkTfeUI4qZWhsbPSdHTtMlhAuSSkJJUlJPp+3f/9+ra2tfviDH5gQCCX33nuvjvZ2NTU1ynFV2yhluPXWW930yU965dVXjYyMCFNFhIRAoLmlRfuPfuSWm282Zvny5dauXWv//v0mbP/Wtzz++OOuueYa5Yo0SgVGRkZ0dHR4/oUX9PT0OJVlEq7L59XX1/urdetsvfNOdXV1ZtPd3e173/++r9xxh9bWVrN657+MCyysZdEK0+VM9l4/Q7/mxhbvp7q6Wmtrq9bWVpXYtGmTTZs2meH0L+n/Hm89ZVwoSfjSb1hSZ7IqkyX03kl3C/970gduqJ+XbuEP73L9Pazdw6e2k5ScHzZdzmRL6/ibLl7ZxoFabtrOZx5i0QofiKV1bEtmOPcmWQeLak1XZbraLWx+mQXLObaLA7W8+hDnTvpAXBjm14/T/mf8/F7jzh7m6uUsvM50ObNZUkfjy7xyH+8e5tgu6dgu8fFmbmqltokFNf6oTr7E2z/hf3YZF7j+Dob6OX+GP3/ILM7ncBrXmm5pHY0v8Ks2ju0SCac6eafTuI8387FNXPvXXHuzsg31M/QG77zMW/uk82eEUYEFy9nwQ1Zs5ugzBFZtN4vjOXThLrNZUMMtj7HiS7yyjfNnSMalrFOc6iQhsPDT1NSx7LMsWIJkquDsr7jwLu90SokIJOMikPCxZj73BAuvM+7t51mzh0UrzKIrh2dxl7nUbuErb3L0aY58hz+cES4KJeeOcO4IWSeBhHBJIiGMCiKQEEhY+GnWPsqNLaa45V9ZtMJlPBtGpZR+iYL5uDDM0ac48k9cOGNcICkJJYmEMCqQEEimWraRv/xHbmxRpp9FxOacknvwn1ji/SyoYdU3WfVNTr7E2z/hxD4unDEuGZcQRgWSkoTA0o184k5qv8iSOhU4jfuNChellBrxHKpVYug3nHuL995AcO73jBxj2We5egm5xSxbzdI6FtS4AmdxR0T0GBUmSSn9BfaiwYfTf+D+iDjuojCLlFITtqKAOlT703gPv0UPno2IQ6b5P4CIiQKQJHzFAAAAAElFTkSuQmCC',<text:line-break/><text:tab/><text:tab/><text:tab/><text:tab/>notes: '',<text:line-break/><text:tab/><text:tab/><text:tab/><text:tab/>amount: 120,<text:line-break/><text:tab/><text:tab/><text:tab/><text:tab/>account: '',<text:line-break/><text:tab/><text:tab/><text:tab/><text:tab/>category: '',<text:line-break/><text:tab/><text:tab/><text:tab/><text:tab/>rrule: {<text:line-break/><text:tab/><text:tab/><text:tab/><text:tab/><text:tab/>_cache: {<text:line-break/><text:tab/><text:tab/><text:tab/><text:tab/><text:tab/><text:tab/>all: false,<text:line-break/><text:tab/><text:tab/><text:tab/><text:tab/><text:tab/><text:tab/>before: [],<text:line-break/><text:tab/><text:tab/><text:tab/><text:tab/><text:tab/><text:tab/>after: [],<text:line-break/><text:tab/><text:tab/><text:tab/><text:tab/><text:tab/><text:tab/>between: []<text:line-break/><text:tab/><text:tab/><text:tab/><text:tab/><text:tab/>},<text:line-break/><text:tab/><text:tab/><text:tab/><text:tab/><text:tab/>origOptions: {<text:line-break/><text:tab/><text:tab/><text:tab/><text:tab/><text:tab/><text:tab/>freq: 0,<text:line-break/><text:tab/><text:tab/><text:tab/><text:tab/><text:tab/><text:tab/>dtstart: '2019-06-01T12:00:00.000Z',<text:line-break/><text:tab/><text:tab/><text:tab/><text:tab/><text:tab/><text:tab/>interval: 1<text:line-break/><text:tab/><text:tab/><text:tab/><text:tab/><text:tab/>},<text:line-break/><text:tab/><text:tab/><text:tab/><text:tab/><text:tab/>options: {<text:line-break/><text:tab/><text:tab/><text:tab/><text:tab/><text:tab/><text:tab/>freq: 0,<text:line-break/><text:tab/><text:tab/><text:tab/><text:tab/><text:tab/><text:tab/>dtstart: '2019-06-01T12:00:00.000Z',<text:line-break/><text:tab/><text:tab/><text:tab/><text:tab/><text:tab/><text:tab/>interval: 1,<text:line-break/><text:tab/><text:tab/><text:tab/><text:tab/><text:tab/><text:tab/>wkst: 0,<text:line-break/><text:tab/><text:tab/><text:tab/><text:tab/><text:tab/><text:tab/>count: null,<text:line-break/><text:tab/><text:tab/><text:tab/><text:tab/><text:tab/><text:tab/>until: null,<text:line-break/><text:tab/><text:tab/><text:tab/><text:tab/><text:tab/><text:tab/>tzid: null,<text:line-break/><text:tab/><text:tab/><text:tab/><text:tab/><text:tab/><text:tab/>bysetpos: null,<text:line-break/><text:tab/><text:tab/><text:tab/><text:tab/><text:tab/><text:tab/>bymonth: [<text:line-break/><text:tab/><text:tab/><text:tab/><text:tab/><text:tab/><text:tab/><text:tab/>6<text:line-break/><text:tab/><text:tab/><text:tab/><text:tab/><text:tab/><text:tab/>],<text:line-break/><text:tab/><text:tab/><text:tab/><text:tab/><text:tab/><text:tab/>bymonthday: [<text:line-break/><text:tab/><text:tab/><text:tab/><text:tab/><text:tab/><text:tab/><text:tab/>1<text:line-break/><text:tab/><text:tab/><text:tab/><text:tab/><text:tab/><text:tab/>],<text:line-break/><text:tab/><text:tab/><text:tab/><text:tab/><text:tab/><text:tab/>bynmonthday: [],<text:line-break/><text:tab/><text:tab/><text:tab/><text:tab/><text:tab/><text:tab/>byyearday: null,<text:line-break/><text:tab/><text:tab/><text:tab/><text:tab/><text:tab/><text:tab/>byweekno: null,<text:line-break/><text:tab/><text:tab/><text:tab/><text:tab/><text:tab/><text:tab/>byweekday: null,<text:line-break/><text:tab/><text:tab/><text:tab/><text:tab/><text:tab/><text:tab/>bynweekday: null,<text:line-break/><text:tab/><text:tab/><text:tab/><text:tab/><text:tab/><text:tab/>byhour: [<text:line-break/><text:tab/><text:tab/><text:tab/><text:tab/><text:tab/><text:tab/><text:tab/>12<text:line-break/><text:tab/><text:tab/><text:tab/><text:tab/><text:tab/><text:tab/>],<text:line-break/><text:tab/><text:tab/><text:tab/><text:tab/><text:tab/><text:tab/>byminute: [<text:line-break/><text:tab/><text:tab/><text:tab/><text:tab/><text:tab/><text:tab/><text:tab/>0<text:line-break/><text:tab/><text:tab/><text:tab/><text:tab/><text:tab/><text:tab/>],<text:line-break/><text:tab/><text:tab/><text:tab/><text:tab/><text:tab/><text:tab/>bysecond: [<text:line-break/><text:tab/><text:tab/><text:tab/><text:tab/><text:tab/><text:tab/><text:tab/>0<text:line-break/><text:tab/><text:tab/><text:tab/><text:tab/><text:tab/><text:tab/>],<text:line-break/><text:tab/><text:tab/><text:tab/><text:tab/><text:tab/><text:tab/>byeaster: null<text:line-break/><text:tab/><text:tab/><text:tab/><text:tab/><text:tab/>}<text:line-break/><text:tab/><text:tab/><text:tab/><text:tab/>},<text:line-break/><text:tab/><text:tab/><text:tab/><text:tab/>showAdvanced: false,<text:line-break/><text:tab/><text:tab/><text:tab/><text:tab/>sortOrder: -1<text:line-break/><text:tab/><text:tab/><text:tab/>}<text:line-break/><text:tab/><text:tab/>}<text:line-break/><text:tab/>}<text:line-break/>]</text:p>
          </table:table-cell>
          <table:table-cell office:value-type="string">
            <text:p>Amazon Prime</text:p>
          </table:table-cell>
          <table:table-cell office:value-type="string">
            <text:p/>
          </table:table-cell>
          <table:table-cell office:value-type="string">
            <text:p>amazon.com</text:p>
          </table:table-cell>
          <table:table-cell office:value-type="string">
            <text:p>data:image/png;width=48;height=48;base64,iVBORw0KGgoAAAANSUhEUgAAADAAAAAwCAYAAABXAvmHAAAHX0lEQVR4Ac3Bf2zW9Z0A8Ne7PmgGLT/GuT1Sp3N3oTcGHNmjjF5OOgp1m3Nba0iOmfSM5qIXM7Mb/m1Wdno5kgmY3Ln9gT/4a1lwbRW3u6y6AjfX6u3xFlPHWna4gdIvErCm5f6AJZ9r+9DQX9Q+Dzvn6xVmkVL6MrZiHdb50yqiiGcjoss0YZKU0hrsxXofTj/HPRHxWxdd5aKU0pfx77jJh9cNuLutra1nx44dvzcqjEoprcMv8BEVGhgY8NOuLocPHzamvb1dRBjT8PnP++iyZTZu3Kh+wwaFQsEVeg+fi4j+XErpKjyNj6jAvz3xhL179+rr65OUBCLChEMHD0ro6OiQsGb1am1tbb721a+q0BLsxa2RUtqK/co0MDDgb7dt09fXZ0xCuCQhzK25udlTTz6ppqZGhTbnsFWZBgYGNG7Z4lSWGZMQpgpzS+js7DQ0NKSjvV11dbUKbK1CkzIMDg7a3NTkVJaZEMqTUjIm4eDBg57Zt0+FvliFjyrDnj17ZIODrkRECISSf9m5U4Vqc8owODho1+7dpksIpJSsWbNGW1ub62trjenp7bVz505ZlrmcU1mmWCwqFArKdHVOGbq6uszloe3b7dy502SFQsFtTU02b9kiyzKTJYSSnt5ehUJBuaqU4cCPf2y6pCSfz3v44YfNZuXKle76+tclU4UrV6UMDQ0NpgsEbr/9dtXV1S7nEzfcIJQkM504flwlcsrwjQce8I0HHjAyMqK/v9+Ynt5eY25rajKXz6xaZUKYKuHN3/1OJXIqUF1drVAoGFMoFMzH4sWLJQQSAiklESFULuePbGBgwPDwsJ7eXmMOHT4scPToUaEklESEK5VzhQYHB7344oueP3BAZ2enSiSVy6nQ8PCwRx55xK7du02WEGZKSsJMoXI5FSgWi77W0uJUlpkukBBmCjMlJSkllcgpU3d3t9u+8AXTJYSSMFVzS4t3z5516NAhExIC4crklGFwcNDf3X23pCRMkhIRxrS0tPiH+++3fv161dXVxrz22mvWb9gglISShEBEqEROGfbs2SPLMmGqhIiQz+fte+YZjY2NZhNmClemyjwNDw97bPduCclUoeSfH31UY2Oj2fyip0cyVVKSVK7KPP2su1sgEKZKyOfzWltbzUdSEkoCSWWqzNOJEydcTqC+vt5cThw/LpSEmUJlqszT66+/LilJZkopmctPu7r8f6gyT0NDQwIpJWOSqYaGhlxO53PP6evrM5eOjg4nT55UrirztG7dOmMiQiBM1X3woGKxaLrh4WEPPviguSQlT+/bp1xV5mnx4sXmEmhuaVEsFk0oFos2NjTIssyEhGSqUNL27W8rFovKkTNPtzU1eT9ZltlQXy+fz8uyzISEQEK4JCFM9ff33ee/i0XzVWWeVq5cafXq1cYkMyWXZFlmslAS3t/p06eVo0oZHvvudyWEqRLCJQnJTE89+aTVa9aYLLmkoaHBkTfeUI4qZWhsbPSdHTtMlhAuSSkJJUlJPp+3f/9+ra2tfviDH5gQCCX33nuvjvZ2NTU1ynFV2yhluPXWW930yU965dVXjYyMCFNFhIRAoLmlRfuPfuSWm282Zvny5dauXWv//v0mbP/Wtzz++OOuueYa5Yo0SgVGRkZ0dHR4/oUX9PT0OJVlEq7L59XX1/urdetsvfNOdXV1ZtPd3e173/++r9xxh9bWVrN657+MCyysZdEK0+VM9l4/Q7/mxhbvp7q6Wmtrq9bWVpXYtGmTTZs2meH0L+n/Hm89ZVwoSfjSb1hSZ7IqkyX03kl3C/970gduqJ+XbuEP73L9Pazdw6e2k5ScHzZdzmRL6/ibLl7ZxoFabtrOZx5i0QofiKV1bEtmOPcmWQeLak1XZbraLWx+mQXLObaLA7W8+hDnTvpAXBjm14/T/mf8/F7jzh7m6uUsvM50ObNZUkfjy7xyH+8e5tgu6dgu8fFmbmqltokFNf6oTr7E2z/hf3YZF7j+Dob6OX+GP3/ILM7ncBrXmm5pHY0v8Ks2ju0SCac6eafTuI8387FNXPvXXHuzsg31M/QG77zMW/uk82eEUYEFy9nwQ1Zs5ugzBFZtN4vjOXThLrNZUMMtj7HiS7yyjfNnSMalrFOc6iQhsPDT1NSx7LMsWIJkquDsr7jwLu90SokIJOMikPCxZj73BAuvM+7t51mzh0UrzKIrh2dxl7nUbuErb3L0aY58hz+cES4KJeeOcO4IWSeBhHBJIiGMCiKQEEhY+GnWPsqNLaa45V9ZtMJlPBtGpZR+iYL5uDDM0ac48k9cOGNcICkJJYmEMCqQEEimWraRv/xHbmxRpp9FxOacknvwn1ji/SyoYdU3WfVNTr7E2z/hxD4unDEuGZcQRgWSkoTA0o184k5qv8iSOhU4jfuNChellBrxHKpVYug3nHuL995AcO73jBxj2We5egm5xSxbzdI6FtS4AmdxR0T0GBUmSSn9BfaiwYfTf+D+iDjuojCLlFITtqKAOlT703gPv0UPno2IQ6b5P4CIiQKQJHzFAAAAAElFTkSuQmCC</text:p>
          </table:table-cell>
          <table:table-cell office:value-type="string">
            <text:p/>
          </table:table-cell>
          <table:table-cell office:value-type="float" office:value="120">
            <text:p>1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boolean" office:boolean-value="false">
            <text:p>FALSE</text:p>
          </table:table-cell>
          <table:table-cell office:value-type="float" office:value="-1">
            <text:p>-1</text:p>
          </table:table-cell>
          <table:table-cell office:value-type="string">
            <text:p>DTSTART:20190601T120000Z<text:line-break/>RRULE:FREQ=YEARLY;INTERVAL=1</text:p>
          </table:table-cell>
        </table:table-row>
        <table:table-row>
          <table:table-cell office:value-type="string">
            <text:p>a020dd8555b14acc1c1101b2f7d2b8c62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0,<text:line-break/><text:tab/><text:tab/>q: {<text:line-break/><text:tab/><text:tab/><text:tab/>$set: {<text:line-break/><text:tab/><text:tab/><text:tab/><text:tab/>name: 'Paycheck',<text:line-break/><text:tab/><text:tab/><text:tab/><text:tab/>group: '',<text:line-break/><text:tab/><text:tab/><text:tab/><text:tab/>web: 'google.com',<text:line-break/><text:tab/><text:tab/><text:tab/><text:tab/>icon: 'data:image/png;width=32;height=32;base64,iVBORw0KGgoAAAANSUhEUgAAACAAAAAgCAYAAABzenr0AAAFIklEQVR4Ab3BfWzUhRnA8e/z/H7ctb0elypooWLryWDgXBVMEF0IwkREtzj/mSZzcRnJlrEMX/ZHmXHcbcpKiInEZMncP8w4dcl0m4tVYd2bIWPTBBs2EoYUlPBSi6Ut7d2V6z3PuniX/HI56EG6fT5CncxsNnCvu68BOoE0kORTo8BRoE9EeoE3VHWUOgjTMLPF7t4FPKCqDdTBzPLAyyLSraqHuQjhAty9ycx+DGxW1YDLYGaTwLMi8kNVzVODUIOZLXL336jqUmaAmR0QkftV9QOqCFXMbJm7v62qc6hSOnWCiT/tprj/PSY/7MdGhsEdnZ0iaE8T61xGfO16grYFVDOzQVVdJyLvEyFEmNkid9+rqnOIKJ0+yfjzzzHxzh/BnYsSIX77ahLf3kzQOp8oMxsUkdtU9QPKAsrMLOHuvaraTkRhTw+jTzzK5JF/U6/SR8covPk6wfw2wo7rqRCRhLvfkclkdmWz2UmmKGXu/iNVXUpE7pVfcG57Bi/kuVSez3H+3b9RTVVvdPcsZQFTzGwx8IKIKGWFPT2MPbeDWsL0QhruupeGOzcQv20VYXsaz+ews0NUNNzzFZKPPQEiVHP3FZlM5uVsNjsUMsXdu1Q1oKx06gRjz3ZTLZjXRvMjXcSWr6BaYuMmzr+3j3PPPE38C6tp3vQ4F6KqoZl1ARvF3VNmdlpVGygb3/k9cr/fR9SsJZ8jtW0nkkxyMZ4bR5oSTMfMciLSqu5+j6o2UOb5fuJLnid+yyAVesWVzH7qGSSZZDrSlKAeqtoEbFB3X0OED/wKAqPpzhMk7juGxJzENzehqRZmmruvCYFOInzoz1TElgwTtjUTW7ue/5HOEEgT4eMHiQo+cyuEIReydts49Xryvjirl4ZEpBVIElUcJEoaFzJTTg47VVLK/9H5SaeaAqNEzZpLlOcOM1MScaHKSAgcBa6kTJpvwIcGqDg9fJCrbJJZGlJL7w8S1HJ00Nj48zxRV6eEKv0K9BEhLXdQ8dbENTxwMk3Psb9wqf5xpES1RfMCqvSpiPQSIVd/lSIhO8Y+T/bcMgoE/PTAS3xSGKZeYwXn138vEnXtHKU1JUSJSK8Cb5hZnjJp7OBniS28VuigYqgwwiN/3cbI+XNMp1iCp347wdC4E3V3Z0iUmeVEpCfIZrMTW7duTYvIzZS1tyzld/29FG2SijOFs+z+aC8LkvNoT86nlsPDH7LlD2/zr0NpQKm4IiF0fSnOrECocPddqvpqyBQR6Tazr6tqyJR5iblsueVbPLlvJ1Gnc2d47J2f0DG7jZWtN7OguRUR4eP8J+z/+CB9Zw7hOEHbfpoGvotMtvBfm9fHaYwJFWZWFJHtTBHKSqXSDlX9PhEvHnqdne+/wOWQUpLGge/wjeWdPLwqRpSZdQdBsIUpSpmqbjWzfxLxtcVf5umVj9IUNnKpNMzx0BdP8fCqGFFm1qeqWcoCyrLZbDGTyexx9wdFJEHZ9alrubtjFUOFYY6OHseZ3vKrbqD79sdZ134rUWY2oKrrRGSQMqGKu99kZrtVdS5VTo0Psuf4Xt4dOMCRkeOcnRjBHVLxJO3J+dw097OsvWYli1uuo5qZDYjIXaraR4RQg5ktdPfXVPVGZoCZ9anq/SLST5WAGrLZ7FAmk9nl7jF3XyEiymUws6K771DVh0RkkBqEaZjZQnfvAh5U1SbqYGY54Jcisl1Vj3ARQp3MLAlscPc1QCeQBlJ8agToB/pEpFdEekRkjDr8B8RQFTbk50VaAAAAAElFTkSuQmCC',<text:line-break/><text:tab/><text:tab/><text:tab/><text:tab/>notes: '',<text:line-break/><text:tab/><text:tab/><text:tab/><text:tab/>amount: 500,<text:line-break/><text:tab/><text:tab/><text:tab/><text:tab/>account: '',<text:line-break/><text:tab/><text:tab/><text:tab/><text:tab/>category: '',<text:line-break/><text:tab/><text:tab/><text:tab/><text:tab/>rrule: {<text:line-break/><text:tab/><text:tab/><text:tab/><text:tab/><text:tab/>_cache: {<text:line-break/><text:tab/><text:tab/><text:tab/><text:tab/><text:tab/><text:tab/>all: false,<text:line-break/><text:tab/><text:tab/><text:tab/><text:tab/><text:tab/><text:tab/>before: [],<text:line-break/><text:tab/><text:tab/><text:tab/><text:tab/><text:tab/><text:tab/>after: [],<text:line-break/><text:tab/><text:tab/><text:tab/><text:tab/><text:tab/><text:tab/>between: []<text:line-break/><text:tab/><text:tab/><text:tab/><text:tab/><text:tab/>},<text:line-break/><text:tab/><text:tab/><text:tab/><text:tab/><text:tab/>origOptions: {<text:line-break/><text:tab/><text:tab/><text:tab/><text:tab/><text:tab/><text:tab/>freq: 1,<text:line-break/><text:tab/><text:tab/><text:tab/><text:tab/><text:tab/><text:tab/>dtstart: '2019-07-01T12:00:00.000Z',<text:line-break/><text:tab/><text:tab/><text:tab/><text:tab/><text:tab/><text:tab/>interval: 1<text:line-break/><text:tab/><text:tab/><text:tab/><text:tab/><text:tab/>},<text:line-break/><text:tab/><text:tab/><text:tab/><text:tab/><text:tab/>options: {<text:line-break/><text:tab/><text:tab/><text:tab/><text:tab/><text:tab/><text:tab/>freq: 1,<text:line-break/><text:tab/><text:tab/><text:tab/><text:tab/><text:tab/><text:tab/>dtstart: '2019-07-01T12:00:00.000Z',<text:line-break/><text:tab/><text:tab/><text:tab/><text:tab/><text:tab/><text:tab/>interval: 1,<text:line-break/><text:tab/><text:tab/><text:tab/><text:tab/><text:tab/><text:tab/>wkst: 0,<text:line-break/><text:tab/><text:tab/><text:tab/><text:tab/><text:tab/><text:tab/>count: null,<text:line-break/><text:tab/><text:tab/><text:tab/><text:tab/><text:tab/><text:tab/>until: null,<text:line-break/><text:tab/><text:tab/><text:tab/><text:tab/><text:tab/><text:tab/>tzid: null,<text:line-break/><text:tab/><text:tab/><text:tab/><text:tab/><text:tab/><text:tab/>bysetpos: null,<text:line-break/><text:tab/><text:tab/><text:tab/><text:tab/><text:tab/><text:tab/>bymonth: null,<text:line-break/><text:tab/><text:tab/><text:tab/><text:tab/><text:tab/><text:tab/>bymonthday: [<text:line-break/><text:tab/><text:tab/><text:tab/><text:tab/><text:tab/><text:tab/><text:tab/>1<text:line-break/><text:tab/><text:tab/><text:tab/><text:tab/><text:tab/><text:tab/>],<text:line-break/><text:tab/><text:tab/><text:tab/><text:tab/><text:tab/><text:tab/>bynmonthday: [],<text:line-break/><text:tab/><text:tab/><text:tab/><text:tab/><text:tab/><text:tab/>byyearday: null,<text:line-break/><text:tab/><text:tab/><text:tab/><text:tab/><text:tab/><text:tab/>byweekno: null,<text:line-break/><text:tab/><text:tab/><text:tab/><text:tab/><text:tab/><text:tab/>byweekday: null,<text:line-break/><text:tab/><text:tab/><text:tab/><text:tab/><text:tab/><text:tab/>bynweekday: null,<text:line-break/><text:tab/><text:tab/><text:tab/><text:tab/><text:tab/><text:tab/>byhour: [<text:line-break/><text:tab/><text:tab/><text:tab/><text:tab/><text:tab/><text:tab/><text:tab/>12<text:line-break/><text:tab/><text:tab/><text:tab/><text:tab/><text:tab/><text:tab/>],<text:line-break/><text:tab/><text:tab/><text:tab/><text:tab/><text:tab/><text:tab/>byminute: [<text:line-break/><text:tab/><text:tab/><text:tab/><text:tab/><text:tab/><text:tab/><text:tab/>0<text:line-break/><text:tab/><text:tab/><text:tab/><text:tab/><text:tab/><text:tab/>],<text:line-break/><text:tab/><text:tab/><text:tab/><text:tab/><text:tab/><text:tab/>bysecond: [<text:line-break/><text:tab/><text:tab/><text:tab/><text:tab/><text:tab/><text:tab/><text:tab/>0<text:line-break/><text:tab/><text:tab/><text:tab/><text:tab/><text:tab/><text:tab/>],<text:line-break/><text:tab/><text:tab/><text:tab/><text:tab/><text:tab/><text:tab/>byeaster: null<text:line-break/><text:tab/><text:tab/><text:tab/><text:tab/><text:tab/>}<text:line-break/><text:tab/><text:tab/><text:tab/><text:tab/>},<text:line-break/><text:tab/><text:tab/><text:tab/><text:tab/>showAdvanced: false,<text:line-break/><text:tab/><text:tab/><text:tab/><text:tab/>sortOrder: -1<text:line-break/><text:tab/><text:tab/><text:tab/>}<text:line-break/><text:tab/><text:tab/>}<text:line-break/><text:tab/>}<text:line-break/>]</text:p>
          </table:table-cell>
          <table:table-cell office:value-type="string">
            <text:p>Paycheck</text:p>
          </table:table-cell>
          <table:table-cell office:value-type="string">
            <text:p/>
          </table:table-cell>
          <table:table-cell office:value-type="string">
            <text:p>google.com</text:p>
          </table:table-cell>
          <table:table-cell office:value-type="string">
            <text:p>data:image/png;width=32;height=32;base64,iVBORw0KGgoAAAANSUhEUgAAACAAAAAgCAYAAABzenr0AAAFIklEQVR4Ab3BfWzUhRnA8e/z/H7ctb0elypooWLryWDgXBVMEF0IwkREtzj/mSZzcRnJlrEMX/ZHmXHcbcpKiInEZMncP8w4dcl0m4tVYd2bIWPTBBs2EoYUlPBSi6Ut7d2V6z3PuniX/HI56EG6fT5CncxsNnCvu68BOoE0kORTo8BRoE9EeoE3VHWUOgjTMLPF7t4FPKCqDdTBzPLAyyLSraqHuQjhAty9ycx+DGxW1YDLYGaTwLMi8kNVzVODUIOZLXL336jqUmaAmR0QkftV9QOqCFXMbJm7v62qc6hSOnWCiT/tprj/PSY/7MdGhsEdnZ0iaE8T61xGfO16grYFVDOzQVVdJyLvEyFEmNkid9+rqnOIKJ0+yfjzzzHxzh/BnYsSIX77ahLf3kzQOp8oMxsUkdtU9QPKAsrMLOHuvaraTkRhTw+jTzzK5JF/U6/SR8covPk6wfw2wo7rqRCRhLvfkclkdmWz2UmmKGXu/iNVXUpE7pVfcG57Bi/kuVSez3H+3b9RTVVvdPcsZQFTzGwx8IKIKGWFPT2MPbeDWsL0QhruupeGOzcQv20VYXsaz+ews0NUNNzzFZKPPQEiVHP3FZlM5uVsNjsUMsXdu1Q1oKx06gRjz3ZTLZjXRvMjXcSWr6BaYuMmzr+3j3PPPE38C6tp3vQ4F6KqoZl1ARvF3VNmdlpVGygb3/k9cr/fR9SsJZ8jtW0nkkxyMZ4bR5oSTMfMciLSqu5+j6o2UOb5fuJLnid+yyAVesWVzH7qGSSZZDrSlKAeqtoEbFB3X0OED/wKAqPpzhMk7juGxJzENzehqRZmmruvCYFOInzoz1TElgwTtjUTW7ue/5HOEEgT4eMHiQo+cyuEIReydts49Xryvjirl4ZEpBVIElUcJEoaFzJTTg47VVLK/9H5SaeaAqNEzZpLlOcOM1MScaHKSAgcBa6kTJpvwIcGqDg9fJCrbJJZGlJL7w8S1HJ00Nj48zxRV6eEKv0K9BEhLXdQ8dbENTxwMk3Psb9wqf5xpES1RfMCqvSpiPQSIVd/lSIhO8Y+T/bcMgoE/PTAS3xSGKZeYwXn138vEnXtHKU1JUSJSK8Cb5hZnjJp7OBniS28VuigYqgwwiN/3cbI+XNMp1iCp347wdC4E3V3Z0iUmeVEpCfIZrMTW7duTYvIzZS1tyzld/29FG2SijOFs+z+aC8LkvNoT86nlsPDH7LlD2/zr0NpQKm4IiF0fSnOrECocPddqvpqyBQR6Tazr6tqyJR5iblsueVbPLlvJ1Gnc2d47J2f0DG7jZWtN7OguRUR4eP8J+z/+CB9Zw7hOEHbfpoGvotMtvBfm9fHaYwJFWZWFJHtTBHKSqXSDlX9PhEvHnqdne+/wOWQUpLGge/wjeWdPLwqRpSZdQdBsIUpSpmqbjWzfxLxtcVf5umVj9IUNnKpNMzx0BdP8fCqGFFm1qeqWcoCyrLZbDGTyexx9wdFJEHZ9alrubtjFUOFYY6OHseZ3vKrbqD79sdZ134rUWY2oKrrRGSQMqGKu99kZrtVdS5VTo0Psuf4Xt4dOMCRkeOcnRjBHVLxJO3J+dw097OsvWYli1uuo5qZDYjIXaraR4RQg5ktdPfXVPVGZoCZ9anq/SLST5WAGrLZ7FAmk9nl7jF3XyEiymUws6K771DVh0RkkBqEaZjZQnfvAh5U1SbqYGY54Jcisl1Vj3ARQp3MLAlscPc1QCeQBlJ8agToB/pEpFdEekRkjDr8B8RQFTbk50VaAAAAAElFTkSuQmCC</text:p>
          </table:table-cell>
          <table:table-cell office:value-type="string">
            <text:p/>
          </table:table-cell>
          <table:table-cell office:value-type="float" office:value="500">
            <text:p>5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boolean" office:boolean-value="false">
            <text:p>FALSE</text:p>
          </table:table-cell>
          <table:table-cell office:value-type="float" office:value="-1">
            <text:p>-1</text:p>
          </table:table-cell>
          <table:table-cell office:value-type="string">
            <text:p>DTSTART:20190701T120000Z<text:line-break/>RRULE:FREQ=MONTHLY;INTERVAL=1</text:p>
          </table:table-cell>
        </table:table-row>
      </table:table>
      <table:table table:name="budget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sortOrder</text:p>
          </table:table-cell>
        </table:table-row>
      </table:table>
      <table:table table:name="categorie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amount</text:p>
          </table:table-cell>
        </table:table-row>
      </table:table>
      <table:table table:name="settings">
        <table:table-row>
          <table:table-cell office:value-type="string">
            <text:p>key</text:p>
          </table:table-cell>
          <table:table-cell office:value-type="string">
            <text:p>value</text:p>
          </table:table-cell>
        </table:table-row>
        <table:table-row>
          <table:table-cell office:value-type="string">
            <text:p>sidebarWidth</text:p>
          </table:table-cell>
          <table:table-cell office:value-type="string">
            <text:p>176</text:p>
          </table:table-cell>
        </table:table-row>
      </table:table>
      <table:table table:name="transaction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accountId</text:p>
          </table:table-cell>
          <table:table-cell office:value-type="string">
            <text:p>time</text:p>
          </table:table-cell>
          <table:table-cell office:value-type="string">
            <text:p>account</text:p>
          </table:table-cell>
          <table:table-cell office:value-type="string">
            <text:p>server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memo</text:p>
          </table:table-cell>
          <table:table-cell office:value-type="string">
            <text:p>amount</text:p>
          </table:table-cell>
          <table:table-cell office:value-type="string">
            <text:p>balanc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4.3</meta:generator>
  </office:meta>
</office:document-meta>
</file>